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iryo" svg:font-family="Meiry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185cm" fo:margin-right="0.219cm" fo:margin-top="0.277cm" fo:margin-bottom="0cm" loext:contextual-spacing="false" fo:line-height="104%" fo:text-align="justify" style:justify-single-word="false" fo:text-indent="0cm" style:auto-text-indent="false"/>
    </style:style>
    <style:style style:name="P2" style:family="paragraph" style:parent-style-name="Text_20_body">
      <style:paragraph-properties fo:margin-left="0.199cm" fo:margin-right="0.266cm" fo:line-height="104%" fo:text-align="justify" style:justify-single-word="false" fo:text-indent="0.619cm" style:auto-text-indent="false"/>
    </style:style>
    <style:style style:name="P3" style:family="paragraph" style:parent-style-name="Text_20_body">
      <style:paragraph-properties fo:margin-left="0.199cm" fo:margin-right="0.187cm" fo:line-height="0.508cm" fo:text-align="justify" style:justify-single-word="false" fo:text-indent="0.619cm" style:auto-text-indent="false"/>
    </style:style>
    <style:style style:name="P4" style:family="paragraph" style:parent-style-name="Standard">
      <style:paragraph-properties fo:text-align="justify" style:justify-single-word="false">
        <style:tab-stops>
          <style:tab-stop style:position="1.942cm"/>
        </style:tab-stops>
      </style:paragraph-properties>
      <style:text-properties fo:background-color="#ffff00"/>
    </style:style>
    <style:style style:name="P5" style:family="paragraph" style:parent-style-name="Text_20_body">
      <style:paragraph-properties fo:margin-left="0.176cm" fo:margin-right="0.266cm" fo:margin-top="0.279cm" fo:margin-bottom="0cm" loext:contextual-spacing="false" fo:line-height="104%" fo:text-align="justify" style:justify-single-word="false" fo:text-indent="0.023cm" style:auto-text-indent="false"/>
    </style:style>
    <style:style style:name="P6" style:family="paragraph" style:parent-style-name="Text_20_body">
      <style:paragraph-properties fo:margin-left="0.185cm" fo:margin-right="0.259cm" fo:line-height="104%" fo:text-align="justify" style:justify-single-word="false" fo:text-indent="0.633cm" style:auto-text-indent="false"/>
      <style:text-properties officeooo:paragraph-rsid="002f61f2"/>
    </style:style>
    <style:style style:name="P7" style:family="paragraph" style:parent-style-name="Text_20_body">
      <style:paragraph-properties fo:margin-left="0.235cm" fo:margin-right="0.175cm" fo:margin-top="0.279cm" fo:margin-bottom="0cm" loext:contextual-spacing="false" fo:line-height="104%" fo:text-align="justify" style:justify-single-word="false" fo:text-indent="-0.016cm" style:auto-text-indent="false"/>
    </style:style>
    <style:style style:name="P8" style:family="paragraph" style:parent-style-name="Text_20_body">
      <style:paragraph-properties fo:margin-left="0.235cm" fo:margin-right="0.231cm" fo:line-height="104%" fo:text-align="justify" style:justify-single-word="false" fo:text-indent="0.619cm" style:auto-text-indent="false"/>
    </style:style>
    <style:style style:name="P9" style:family="paragraph" style:parent-style-name="Text_20_body">
      <style:paragraph-properties fo:margin-left="0.178cm" fo:margin-right="0.173cm" fo:margin-top="0.4cm" fo:margin-bottom="0cm" loext:contextual-spacing="false" fo:line-height="104%" fo:text-align="justify" style:justify-single-word="false" fo:text-indent="0.056cm" style:auto-text-indent="false"/>
      <style:text-properties officeooo:paragraph-rsid="00318f5d"/>
    </style:style>
    <style:style style:name="P10" style:family="paragraph" style:parent-style-name="Text_20_body">
      <style:paragraph-properties fo:margin-left="0.178cm" fo:margin-right="0.173cm" fo:margin-top="0.4cm" fo:margin-bottom="0cm" loext:contextual-spacing="false" fo:line-height="104%" fo:text-align="justify" style:justify-single-word="false" fo:text-indent="0.056cm" style:auto-text-indent="false"/>
      <style:text-properties officeooo:paragraph-rsid="002fd697"/>
    </style:style>
    <style:style style:name="P11" style:family="paragraph" style:parent-style-name="Text_20_body">
      <style:paragraph-properties fo:margin-left="0.235cm" fo:margin-right="0.217cm" fo:margin-top="0.002cm" fo:margin-bottom="0cm" loext:contextual-spacing="false" fo:line-height="104%" fo:text-align="justify" style:justify-single-word="false" fo:text-indent="0.619cm" style:auto-text-indent="false"/>
      <style:text-properties officeooo:paragraph-rsid="0032dc26"/>
    </style:style>
    <style:style style:name="P12" style:family="paragraph" style:parent-style-name="Text_20_body">
      <style:paragraph-properties fo:margin-left="0cm" fo:margin-right="0.067cm" fo:margin-top="0.097cm" fo:margin-bottom="0cm" loext:contextual-spacing="false" fo:text-align="center" style:justify-single-word="false" fo:text-indent="0cm" style:auto-text-indent="false"/>
      <style:text-properties fo:background-color="#ffff66"/>
    </style:style>
    <style:style style:name="P13" style:family="paragraph" style:parent-style-name="Text_20_body">
      <style:paragraph-properties fo:margin-left="0.18cm" fo:margin-right="0.21cm" fo:margin-top="0.303cm" fo:margin-bottom="0cm" loext:contextual-spacing="false" fo:line-height="104%" fo:text-align="justify" style:justify-single-word="false" fo:text-indent="0.639cm" style:auto-text-indent="false"/>
      <style:text-properties officeooo:paragraph-rsid="0035e87a"/>
    </style:style>
    <style:style style:name="P14" style:family="paragraph" style:parent-style-name="Text_20_body">
      <style:paragraph-properties fo:margin-left="0.199cm" fo:margin-right="0.266cm" fo:line-height="104%" fo:text-align="justify" style:justify-single-word="false" fo:text-indent="0.619cm" style:auto-text-indent="false"/>
      <style:text-properties officeooo:paragraph-rsid="00399796"/>
    </style:style>
    <style:style style:name="P15" style:family="paragraph" style:parent-style-name="Text_20_body">
      <style:paragraph-properties fo:margin-left="0.185cm" fo:margin-right="0.196cm" fo:margin-top="0.002cm" fo:margin-bottom="0cm" loext:contextual-spacing="false" fo:line-height="104%" fo:text-align="justify" style:justify-single-word="false" fo:text-indent="0.633cm" style:auto-text-indent="false"/>
    </style:style>
    <style:style style:name="P16" style:family="paragraph" style:parent-style-name="Standard">
      <style:paragraph-properties fo:line-height="5%"/>
      <style:text-properties fo:font-size="10pt" style:font-size-asian="10pt" style:font-size-complex="10pt"/>
    </style:style>
    <style:style style:name="P17" style:family="paragraph" style:parent-style-name="Standard">
      <style:paragraph-properties fo:line-height="5%"/>
      <style:text-properties fo:font-size="1pt" style:font-size-asian="1pt" style:font-size-complex="1pt"/>
    </style:style>
    <style:style style:name="P18" style:family="paragraph" style:parent-style-name="Standard">
      <style:text-properties style:font-name="Times New Roman" fo:font-size="12pt" style:font-name-asian="Times New Roman1" style:font-size-asian="12pt" style:font-name-complex="Times New Roman1" style:font-size-complex="12pt"/>
    </style:style>
    <style:style style:name="P19" style:family="paragraph" style:parent-style-name="Text_20_body">
      <style:paragraph-properties fo:margin-left="0.071cm" fo:margin-right="0cm" fo:line-height="0.443cm" fo:text-indent="0cm" style:auto-text-indent="false"/>
      <style:text-properties style:use-window-font-color="true"/>
    </style:style>
    <style:style style:name="P20" style:family="paragraph" style:parent-style-name="Text_20_body">
      <style:paragraph-properties fo:margin-left="0.185cm" fo:margin-right="0.219cm" fo:margin-top="0.277cm" fo:margin-bottom="0cm" loext:contextual-spacing="false" fo:line-height="104%" fo:text-align="justify" style:justify-single-word="false" fo:text-indent="0cm" style:auto-text-indent="false"/>
    </style:style>
    <style:style style:name="P21" style:family="paragraph" style:parent-style-name="Text_20_body">
      <style:paragraph-properties fo:margin-left="0.199cm" fo:margin-right="0.266cm" fo:line-height="104%" fo:text-align="justify" style:justify-single-word="false" fo:text-indent="0.619cm" style:auto-text-indent="false"/>
    </style:style>
    <style:style style:name="P22" style:family="paragraph" style:parent-style-name="Text_20_body">
      <style:paragraph-properties fo:margin-left="0.199cm" fo:margin-right="0.266cm" fo:line-height="104%" fo:text-align="justify" style:justify-single-word="false" fo:text-indent="0.619cm" style:auto-text-indent="false"/>
      <style:text-properties officeooo:paragraph-rsid="00399796"/>
    </style:style>
    <style:style style:name="P23" style:family="paragraph" style:parent-style-name="Text_20_body">
      <style:paragraph-properties fo:margin-left="0.199cm" fo:margin-right="0.266cm" fo:line-height="104%" fo:text-align="justify" style:justify-single-word="false" fo:text-indent="0.619cm" style:auto-text-indent="false"/>
      <style:text-properties officeooo:paragraph-rsid="00399796" fo:background-color="#ffff00"/>
    </style:style>
    <style:style style:name="P24" style:family="paragraph" style:parent-style-name="Text_20_body">
      <style:paragraph-properties fo:margin-left="0.199cm" fo:margin-right="0.187cm" fo:line-height="0.508cm" fo:text-align="justify" style:justify-single-word="false" fo:text-indent="0.619cm" style:auto-text-indent="false"/>
    </style:style>
    <style:style style:name="P25" style:family="paragraph" style:parent-style-name="Text_20_body">
      <style:paragraph-properties fo:margin-left="0.199cm" fo:margin-right="0.187cm" fo:line-height="104%" fo:text-align="justify" style:justify-single-word="false" fo:text-indent="0.619cm" style:auto-text-indent="false"/>
      <style:text-properties officeooo:paragraph-rsid="0038201f"/>
    </style:style>
    <style:style style:name="P26" style:family="paragraph" style:parent-style-name="Text_20_body">
      <style:paragraph-properties fo:margin-left="0.176cm" fo:margin-right="0.266cm" fo:margin-top="0.279cm" fo:margin-bottom="0cm" loext:contextual-spacing="false" fo:line-height="104%" fo:text-align="justify" style:justify-single-word="false" fo:text-indent="0.023cm" style:auto-text-indent="false"/>
    </style:style>
    <style:style style:name="P27" style:family="paragraph" style:parent-style-name="Text_20_body">
      <style:paragraph-properties fo:margin-left="0.185cm" fo:margin-right="0.259cm" fo:line-height="104%" fo:text-align="justify" style:justify-single-word="false" fo:text-indent="0.633cm" style:auto-text-indent="false"/>
      <style:text-properties officeooo:paragraph-rsid="002f61f2"/>
    </style:style>
    <style:style style:name="P28" style:family="paragraph" style:parent-style-name="Text_20_body">
      <style:paragraph-properties fo:margin-left="0.235cm" fo:margin-right="0.175cm" fo:margin-top="0.279cm" fo:margin-bottom="0cm" loext:contextual-spacing="false" fo:line-height="104%" fo:text-align="justify" style:justify-single-word="false" fo:text-indent="-0.016cm" style:auto-text-indent="false"/>
    </style:style>
    <style:style style:name="P29" style:family="paragraph" style:parent-style-name="Text_20_body">
      <style:paragraph-properties fo:margin-left="0.178cm" fo:margin-right="0.173cm" fo:margin-top="0.4cm" fo:margin-bottom="0cm" loext:contextual-spacing="false" fo:line-height="104%" fo:text-align="justify" style:justify-single-word="false" fo:text-indent="0.056cm" style:auto-text-indent="false"/>
      <style:text-properties officeooo:paragraph-rsid="00318f5d"/>
    </style:style>
    <style:style style:name="P30" style:family="paragraph" style:parent-style-name="Text_20_body">
      <style:paragraph-properties fo:margin-left="0.178cm" fo:margin-right="0.173cm" fo:margin-top="0.4cm" fo:margin-bottom="0cm" loext:contextual-spacing="false" fo:line-height="104%" fo:text-align="justify" style:justify-single-word="false" fo:text-indent="0.056cm" style:auto-text-indent="false"/>
      <style:text-properties officeooo:paragraph-rsid="002fd697"/>
    </style:style>
    <style:style style:name="P31" style:family="paragraph" style:parent-style-name="Text_20_body">
      <style:paragraph-properties fo:margin-left="0.235cm" fo:margin-right="0.217cm" fo:margin-top="0.002cm" fo:margin-bottom="0cm" loext:contextual-spacing="false" fo:line-height="104%" fo:text-align="justify" style:justify-single-word="false" fo:text-indent="0.619cm" style:auto-text-indent="false"/>
      <style:text-properties officeooo:paragraph-rsid="0032dc26"/>
    </style:style>
    <style:style style:name="P32" style:family="paragraph" style:parent-style-name="Text_20_body">
      <style:paragraph-properties fo:margin-left="0.235cm" fo:margin-right="0.217cm" fo:margin-top="0.002cm" fo:margin-bottom="0cm" loext:contextual-spacing="false" fo:line-height="104%" fo:text-align="justify" style:justify-single-word="false" fo:text-indent="0.619cm" style:auto-text-indent="false"/>
      <style:text-properties officeooo:paragraph-rsid="0034688a" fo:background-color="#ffff00"/>
    </style:style>
    <style:style style:name="P33" style:family="paragraph" style:parent-style-name="Text_20_body">
      <style:paragraph-properties fo:margin-left="0cm" fo:margin-right="0.067cm" fo:margin-top="0.097cm" fo:margin-bottom="0cm" loext:contextual-spacing="false" fo:text-align="center" style:justify-single-word="false" fo:text-indent="0cm" style:auto-text-indent="false"/>
      <style:text-properties fo:background-color="#ffff66"/>
    </style:style>
    <style:style style:name="P34" style:family="paragraph" style:parent-style-name="Text_20_body">
      <style:paragraph-properties fo:margin-left="0.18cm" fo:margin-right="0.21cm" fo:margin-top="0.303cm" fo:margin-bottom="0cm" loext:contextual-spacing="false" fo:line-height="104%" fo:text-align="justify" style:justify-single-word="false" fo:text-indent="0.639cm" style:auto-text-indent="false"/>
      <style:text-properties officeooo:paragraph-rsid="0035e87a"/>
    </style:style>
    <style:style style:name="P35" style:family="paragraph" style:parent-style-name="Text_20_body">
      <style:paragraph-properties fo:margin-left="0.185cm" fo:margin-right="0.196cm" fo:margin-top="0.002cm" fo:margin-bottom="0cm" loext:contextual-spacing="false" fo:line-height="104%" fo:text-align="justify" style:justify-single-word="false" fo:text-indent="0.633cm" style:auto-text-indent="false"/>
    </style:style>
    <style:style style:name="P36" style:family="paragraph" style:parent-style-name="Text_20_body">
      <style:paragraph-properties fo:margin-left="0.22cm" fo:margin-right="0.217cm" fo:line-height="104%" fo:text-align="justify" style:justify-single-word="false" fo:text-indent="0.633cm" style:auto-text-indent="false"/>
      <style:text-properties style:text-scale="105%"/>
    </style:style>
    <style:style style:name="P37" style:family="paragraph" style:parent-style-name="Standard">
      <style:paragraph-properties fo:margin-top="0.019cm" fo:margin-bottom="0cm" loext:contextual-spacing="false"/>
      <style:text-properties style:font-name="Times New Roman" fo:font-size="16pt" style:font-name-asian="Times New Roman1" style:font-size-asian="16pt" style:font-name-complex="Times New Roman1" style:font-size-complex="16pt"/>
    </style:style>
    <style:style style:name="P38" style:family="paragraph" style:parent-style-name="Standard">
      <style:paragraph-properties fo:margin-top="0.016cm" fo:margin-bottom="0cm" loext:contextual-spacing="false"/>
      <style:text-properties style:font-name="Georgia" fo:font-size="35.5pt" fo:font-weight="bold" style:font-name-asian="Georgia1" style:font-size-asian="35.5pt" style:font-weight-asian="bold" style:font-name-complex="Georgia1" style:font-size-complex="35.5pt" style:font-weight-complex="bold"/>
    </style:style>
    <style:style style:name="P39" style:family="paragraph" style:parent-style-name="Standard">
      <style:paragraph-properties fo:margin-top="0.016cm" fo:margin-bottom="0cm" loext:contextual-spacing="false"/>
      <style:text-properties style:font-name="Times New Roman" fo:font-size="4pt" style:font-name-asian="Times New Roman1" style:font-size-asian="4pt" style:font-name-complex="Times New Roman1" style:font-size-complex="4pt"/>
    </style:style>
    <style:style style:name="P40" style:family="paragraph" style:parent-style-name="Standard">
      <style:paragraph-properties fo:margin-top="0.016cm" fo:margin-bottom="0cm" loext:contextual-spacing="false"/>
      <style:text-properties style:font-name="Times New Roman" style:font-name-asian="Times New Roman1" style:font-name-complex="Times New Roman1"/>
    </style:style>
    <style:style style:name="P41" style:family="paragraph" style:parent-style-name="Standard">
      <style:paragraph-properties fo:margin-top="0.007cm" fo:margin-bottom="0cm" loext:contextual-spacing="false"/>
      <style:text-properties style:font-name="Times New Roman" fo:font-size="14pt" style:font-name-asian="Times New Roman1" style:font-size-asian="14pt" style:font-name-complex="Times New Roman1" style:font-size-complex="14pt"/>
    </style:style>
    <style:style style:name="P42" style:family="paragraph" style:parent-style-name="Standard">
      <style:paragraph-properties fo:margin-left="2.399cm" fo:margin-right="0cm" style:line-height-at-least="0.353cm" fo:text-indent="0cm" style:auto-text-indent="false"/>
    </style:style>
    <style:style style:name="P43" style:family="paragraph" style:parent-style-name="Text_20_body">
      <style:paragraph-properties fo:margin-left="3.387cm" fo:margin-right="0cm" fo:margin-top="0.33cm" fo:margin-bottom="0cm" loext:contextual-spacing="false" fo:text-indent="0cm" style:auto-text-indent="false"/>
    </style:style>
    <style:style style:name="P44" style:family="paragraph" style:parent-style-name="Text_20_body">
      <style:paragraph-properties fo:margin-left="0.178cm" fo:margin-right="0.182cm" fo:line-height="104%" fo:text-align="justify" style:justify-single-word="false" fo:text-indent="0.676cm" style:auto-text-indent="false"/>
      <style:text-properties style:text-scale="105%"/>
    </style:style>
    <style:style style:name="P45" style:family="paragraph" style:parent-style-name="Text_20_body">
      <style:paragraph-properties fo:margin-left="0.178cm" fo:margin-right="0.182cm" fo:line-height="104%" fo:text-align="justify" style:justify-single-word="false" fo:text-indent="0.676cm" style:auto-text-indent="false"/>
      <style:text-properties fo:letter-spacing="0.106cm" officeooo:paragraph-rsid="0023ca41" style:text-scale="105%"/>
    </style:style>
    <style:style style:name="P46" style:family="paragraph" style:parent-style-name="Text_20_body">
      <style:text-properties officeooo:paragraph-rsid="0034688a"/>
    </style:style>
    <style:style style:name="P47" style:family="paragraph" style:parent-style-name="Text_20_body">
      <style:paragraph-properties fo:margin-left="0.199cm" fo:margin-right="0.252cm" fo:line-height="104%" fo:text-align="justify" style:justify-single-word="false" fo:text-indent="0.619cm" style:auto-text-indent="false"/>
    </style:style>
    <style:style style:name="P48" style:family="paragraph" style:parent-style-name="Text_20_body">
      <style:paragraph-properties fo:margin-left="0.199cm" fo:margin-right="0.252cm" fo:line-height="104%" fo:text-align="justify" style:justify-single-word="false" fo:text-indent="0.619cm" style:auto-text-indent="false"/>
      <style:text-properties officeooo:paragraph-rsid="0035e87a"/>
    </style:style>
    <style:style style:name="P49" style:family="paragraph" style:parent-style-name="Standard">
      <style:paragraph-properties fo:text-align="justify" style:justify-single-word="false">
        <style:tab-stops>
          <style:tab-stop style:position="1.942cm"/>
        </style:tab-stops>
      </style:paragraph-properties>
      <style:text-properties fo:background-color="#ffff00"/>
    </style:style>
    <style:style style:name="P50" style:family="paragraph" style:parent-style-name="Standard" style:list-style-name="WWNum6">
      <style:paragraph-properties fo:text-align="justify" style:justify-single-word="false">
        <style:tab-stops>
          <style:tab-stop style:position="1.942cm"/>
        </style:tab-stops>
      </style:paragraph-properties>
      <style:text-properties fo:background-color="#ffff00"/>
    </style:style>
    <style:style style:name="P51" style:family="paragraph" style:parent-style-name="Standard" style:list-style-name="WWNum7">
      <style:paragraph-properties fo:margin-left="1.531cm" fo:margin-right="0cm" fo:margin-top="0.039cm" fo:margin-bottom="0cm" loext:contextual-spacing="false" fo:text-align="justify" style:justify-single-word="false" fo:text-indent="-1.321cm" style:auto-text-indent="false">
        <style:tab-stops>
          <style:tab-stop style:position="1.533cm"/>
        </style:tab-stops>
      </style:paragraph-properties>
    </style:style>
    <style:style style:name="P52" style:family="paragraph" style:parent-style-name="Standard" style:list-style-name="WWNum6">
      <style:paragraph-properties fo:margin-top="0.064cm" fo:margin-bottom="0cm" loext:contextual-spacing="false" fo:text-align="justify" style:justify-single-word="false">
        <style:tab-stops>
          <style:tab-stop style:position="1.942cm"/>
        </style:tab-stops>
      </style:paragraph-properties>
    </style:style>
    <style:style style:name="P53" style:family="paragraph" style:parent-style-name="Standard" style:list-style-name="WWNum5">
      <style:paragraph-properties fo:margin-top="0.259cm" fo:margin-bottom="0cm" loext:contextual-spacing="false" fo:text-align="justify" style:justify-single-word="false">
        <style:tab-stops>
          <style:tab-stop style:position="1.794cm"/>
        </style:tab-stops>
      </style:paragraph-properties>
    </style:style>
    <style:style style:name="P54" style:family="paragraph" style:parent-style-name="Text_20_body">
      <style:paragraph-properties fo:margin-left="0.071cm" fo:margin-right="0cm" fo:line-height="0.443cm" fo:text-indent="0cm" style:auto-text-indent="false"/>
    </style:style>
    <style:style style:name="P55" style:family="paragraph" style:parent-style-name="Text_20_body">
      <style:text-properties fo:letter-spacing="0.069cm" officeooo:paragraph-rsid="0034688a" style:text-scale="105%"/>
    </style:style>
    <style:style style:name="P56" style:family="paragraph" style:parent-style-name="Text_20_body">
      <style:paragraph-properties fo:margin-left="0.185cm" fo:margin-right="0.219cm" fo:margin-top="0.277cm" fo:margin-bottom="0cm" loext:contextual-spacing="false" fo:line-height="104%" fo:text-align="justify" style:justify-single-word="false" fo:text-indent="0cm" style:auto-text-indent="false"/>
    </style:style>
    <style:style style:name="P57" style:family="paragraph" style:parent-style-name="Text_20_body">
      <style:paragraph-properties fo:margin-left="0.199cm" fo:margin-right="0.266cm" fo:line-height="104%" fo:text-align="justify" style:justify-single-word="false" fo:text-indent="0.619cm" style:auto-text-indent="false"/>
      <style:text-properties fo:letter-spacing="0.014cm" officeooo:paragraph-rsid="00399796" fo:background-color="#ffff00" style:text-scale="110%"/>
    </style:style>
    <style:style style:name="P58" style:family="paragraph" style:parent-style-name="Text_20_body">
      <style:paragraph-properties fo:margin-left="0.199cm" fo:margin-right="0.266cm" fo:line-height="104%" fo:text-align="justify" style:justify-single-word="false" fo:text-indent="0.619cm" style:auto-text-indent="false"/>
      <style:text-properties fo:letter-spacing="0.014cm" officeooo:paragraph-rsid="00399796" style:text-scale="110%"/>
    </style:style>
    <style:style style:name="P59" style:family="paragraph" style:parent-style-name="Text_20_body">
      <style:paragraph-properties fo:margin-left="0.199cm" fo:margin-right="0.266cm" fo:line-height="104%" fo:text-align="justify" style:justify-single-word="false" fo:text-indent="0.619cm" style:auto-text-indent="false"/>
      <style:text-properties officeooo:paragraph-rsid="00399796" fo:background-color="#ffff00" style:text-scale="110%"/>
    </style:style>
    <style:style style:name="P60" style:family="paragraph" style:parent-style-name="Text_20_body">
      <style:paragraph-properties fo:margin-left="0.199cm" fo:margin-right="0.266cm" fo:line-height="104%" fo:text-align="justify" style:justify-single-word="false" fo:text-indent="0.619cm" style:auto-text-indent="false"/>
    </style:style>
    <style:style style:name="P61" style:family="paragraph" style:parent-style-name="Text_20_body">
      <style:paragraph-properties fo:margin-left="0.199cm" fo:margin-right="0.266cm" fo:line-height="104%" fo:text-align="justify" style:justify-single-word="false" fo:text-indent="0.619cm" style:auto-text-indent="false"/>
      <style:text-properties officeooo:paragraph-rsid="00399796"/>
    </style:style>
    <style:style style:name="P62" style:family="paragraph" style:parent-style-name="Text_20_body">
      <style:paragraph-properties fo:margin-left="0.199cm" fo:margin-right="0.187cm" fo:line-height="104%" fo:text-align="justify" style:justify-single-word="false" fo:text-indent="0.619cm" style:auto-text-indent="false"/>
      <style:text-properties style:text-scale="105%"/>
    </style:style>
    <style:style style:name="P63" style:family="paragraph" style:parent-style-name="Text_20_body">
      <style:paragraph-properties fo:margin-left="0.199cm" fo:margin-right="0.187cm" fo:line-height="104%" fo:text-align="justify" style:justify-single-word="false" fo:text-indent="0.619cm" style:auto-text-indent="false"/>
      <style:text-properties fo:letter-spacing="0.032cm" officeooo:rsid="003660f5" officeooo:paragraph-rsid="0038201f" style:text-scale="105%"/>
    </style:style>
    <style:style style:name="P64" style:family="paragraph" style:parent-style-name="Text_20_body">
      <style:paragraph-properties fo:margin-left="0.199cm" fo:margin-right="0.187cm" fo:line-height="0.508cm" fo:text-align="justify" style:justify-single-word="false" fo:text-indent="0.619cm" style:auto-text-indent="false"/>
    </style:style>
    <style:style style:name="P65" style:family="paragraph" style:parent-style-name="Text_20_body">
      <style:paragraph-properties fo:margin-left="0.176cm" fo:margin-right="0.266cm" fo:margin-top="0.279cm" fo:margin-bottom="0cm" loext:contextual-spacing="false" fo:line-height="104%" fo:text-align="justify" style:justify-single-word="false" fo:text-indent="0.023cm" style:auto-text-indent="false"/>
    </style:style>
    <style:style style:name="P66" style:family="paragraph" style:parent-style-name="Text_20_body">
      <style:paragraph-properties fo:margin-left="0.185cm" fo:margin-right="0.259cm" fo:line-height="104%" fo:text-align="justify" style:justify-single-word="false" fo:text-indent="0.633cm" style:auto-text-indent="false"/>
      <style:text-properties style:font-name="Georgia" fo:font-size="14pt" fo:letter-spacing="normal" fo:font-weight="bold" officeooo:paragraph-rsid="002f61f2" fo:background-color="#ffff00" style:font-size-asian="14pt" style:font-weight-asian="bold" style:text-scale="105%"/>
    </style:style>
    <style:style style:name="P67" style:family="paragraph" style:parent-style-name="Text_20_body">
      <style:paragraph-properties fo:margin-left="0.185cm" fo:margin-right="0.259cm" fo:line-height="104%" fo:text-align="justify" style:justify-single-word="false" fo:text-indent="0.633cm" style:auto-text-indent="false"/>
      <style:text-properties officeooo:paragraph-rsid="002f61f2"/>
    </style:style>
    <style:style style:name="P68" style:family="paragraph" style:parent-style-name="Text_20_body">
      <style:paragraph-properties fo:margin-left="0.235cm" fo:margin-right="0.175cm" fo:margin-top="0.279cm" fo:margin-bottom="0cm" loext:contextual-spacing="false" fo:line-height="104%" fo:text-align="justify" style:justify-single-word="false" fo:text-indent="-0.016cm" style:auto-text-indent="false"/>
    </style:style>
    <style:style style:name="P69" style:family="paragraph" style:parent-style-name="Text_20_body">
      <style:paragraph-properties fo:margin-left="0.235cm" fo:margin-right="0.231cm" fo:line-height="104%" fo:text-align="justify" style:justify-single-word="false" fo:text-indent="0.619cm" style:auto-text-indent="false"/>
    </style:style>
    <style:style style:name="P70" style:family="paragraph" style:parent-style-name="Text_20_body">
      <style:paragraph-properties fo:margin-left="0.178cm" fo:margin-right="0.173cm" fo:margin-top="0.4cm" fo:margin-bottom="0cm" loext:contextual-spacing="false" fo:line-height="104%" fo:text-align="justify" style:justify-single-word="false" fo:text-indent="0.056cm" style:auto-text-indent="false"/>
      <style:text-properties officeooo:paragraph-rsid="00318f5d"/>
    </style:style>
    <style:style style:name="P71" style:family="paragraph" style:parent-style-name="Text_20_body">
      <style:paragraph-properties fo:margin-left="0.178cm" fo:margin-right="0.173cm" fo:margin-top="0.4cm" fo:margin-bottom="0cm" loext:contextual-spacing="false" fo:line-height="104%" fo:text-align="justify" style:justify-single-word="false" fo:text-indent="0.056cm" style:auto-text-indent="false"/>
      <style:text-properties officeooo:paragraph-rsid="002fd697"/>
    </style:style>
    <style:style style:name="P72" style:family="paragraph" style:parent-style-name="Text_20_body">
      <style:paragraph-properties fo:margin-left="0.185cm" fo:margin-right="0.196cm" fo:margin-top="0.002cm" fo:margin-bottom="0cm" loext:contextual-spacing="false" fo:line-height="104%" fo:text-align="justify" style:justify-single-word="false" fo:text-indent="0.633cm" style:auto-text-indent="false"/>
    </style:style>
    <style:style style:name="P73" style:family="paragraph" style:parent-style-name="Text_20_body">
      <style:paragraph-properties fo:margin-left="0.235cm" fo:margin-right="0.217cm" fo:margin-top="0.002cm" fo:margin-bottom="0cm" loext:contextual-spacing="false" fo:line-height="104%" fo:text-align="justify" style:justify-single-word="false" fo:text-indent="0.619cm" style:auto-text-indent="false"/>
      <style:text-properties fo:letter-spacing="0.023cm" officeooo:paragraph-rsid="0032dc26" style:text-scale="105%"/>
    </style:style>
    <style:style style:name="P74" style:family="paragraph" style:parent-style-name="Text_20_body">
      <style:paragraph-properties fo:margin-left="0.235cm" fo:margin-right="0.217cm" fo:margin-top="0.002cm" fo:margin-bottom="0cm" loext:contextual-spacing="false" fo:line-height="104%" fo:text-align="justify" style:justify-single-word="false" fo:text-indent="0.619cm" style:auto-text-indent="false"/>
      <style:text-properties fo:letter-spacing="0.048cm" officeooo:rsid="0034688a" officeooo:paragraph-rsid="0034688a" style:text-scale="105%"/>
    </style:style>
    <style:style style:name="P75" style:family="paragraph" style:parent-style-name="Text_20_body">
      <style:paragraph-properties fo:margin-left="0.235cm" fo:margin-right="0.217cm" fo:margin-top="0.002cm" fo:margin-bottom="0cm" loext:contextual-spacing="false" fo:line-height="104%" fo:text-align="justify" style:justify-single-word="false" fo:text-indent="0.619cm" style:auto-text-indent="false"/>
      <style:text-properties fo:letter-spacing="0.034cm" officeooo:paragraph-rsid="0034688a" style:text-scale="105%"/>
    </style:style>
    <style:style style:name="P76" style:family="paragraph" style:parent-style-name="Text_20_body">
      <style:paragraph-properties fo:margin-left="0.235cm" fo:margin-right="0.217cm" fo:margin-top="0.002cm" fo:margin-bottom="0cm" loext:contextual-spacing="false" fo:line-height="104%" fo:text-align="justify" style:justify-single-word="false" fo:text-indent="0.619cm" style:auto-text-indent="false"/>
      <style:text-properties officeooo:paragraph-rsid="0032dc26"/>
    </style:style>
    <style:style style:name="P77" style:family="paragraph" style:parent-style-name="Text_20_body">
      <style:paragraph-properties fo:margin-left="0cm" fo:margin-right="0.067cm" fo:margin-top="0.097cm" fo:margin-bottom="0cm" loext:contextual-spacing="false" fo:text-align="center" style:justify-single-word="false" fo:text-indent="0cm" style:auto-text-indent="false"/>
      <style:text-properties fo:background-color="#ffff66"/>
    </style:style>
    <style:style style:name="P78" style:family="paragraph" style:parent-style-name="Text_20_body">
      <style:paragraph-properties fo:margin-left="0.18cm" fo:margin-right="0.21cm" fo:margin-top="0.303cm" fo:margin-bottom="0cm" loext:contextual-spacing="false" fo:line-height="104%" fo:text-align="justify" style:justify-single-word="false" fo:text-indent="0.639cm" style:auto-text-indent="false"/>
      <style:text-properties officeooo:paragraph-rsid="0035e87a"/>
    </style:style>
    <style:style style:name="P79" style:family="paragraph">
      <loext:graphic-properties draw:fill="none"/>
      <style:paragraph-properties fo:text-align="start"/>
      <style:text-properties fo:font-size="18pt"/>
    </style:style>
    <style:style style:name="P80" style:family="paragraph">
      <loext:graphic-properties draw:fill="none"/>
      <style:paragraph-properties fo:text-align="start"/>
    </style:style>
    <style:style style:name="T1" style:family="text">
      <style:text-properties fo:letter-spacing="0.002cm" fo:background-color="#ffff00" loext:char-shading-value="0" style:text-scale="105%"/>
    </style:style>
    <style:style style:name="T2" style:family="text">
      <style:text-properties fo:letter-spacing="0.026cm" fo:background-color="#ffff00" loext:char-shading-value="0" style:text-scale="105%"/>
    </style:style>
    <style:style style:name="T3" style:family="text">
      <style:text-properties fo:letter-spacing="normal" fo:background-color="#ffff00" loext:char-shading-value="0" style:text-scale="105%"/>
    </style:style>
    <style:style style:name="T4" style:family="text">
      <style:text-properties fo:background-color="#ffff00" loext:char-shading-value="0" style:text-scale="105%"/>
    </style:style>
    <style:style style:name="T5" style:family="text">
      <style:text-properties style:font-name="Georgia" fo:font-size="14pt" fo:letter-spacing="0.021cm" fo:font-weight="bold" style:font-size-asian="14pt" style:font-weight-asian="bold" style:text-scale="95%"/>
    </style:style>
    <style:style style:name="T6" style:family="text">
      <style:text-properties fo:letter-spacing="0.011cm" fo:background-color="#ff6600" loext:char-shading-value="0" style:text-scale="105%"/>
    </style:style>
    <style:style style:name="T7" style:family="text">
      <style:text-properties fo:letter-spacing="0.012cm" fo:background-color="#ff6600" loext:char-shading-value="0" style:text-scale="105%"/>
    </style:style>
    <style:style style:name="T8" style:family="text">
      <style:text-properties fo:letter-spacing="0.014cm" fo:background-color="#ff6600" loext:char-shading-value="0" style:text-scale="105%"/>
    </style:style>
    <style:style style:name="T9" style:family="text">
      <style:text-properties fo:letter-spacing="0.011cm" fo:background-color="#ffff00" loext:char-shading-value="0" style:text-scale="105%"/>
    </style:style>
    <style:style style:name="T10" style:family="text">
      <style:text-properties fo:letter-spacing="0.009cm" fo:background-color="#ffff00" loext:char-shading-value="0" style:text-scale="105%"/>
    </style:style>
    <style:style style:name="T11" style:family="text">
      <style:text-properties fo:letter-spacing="0.044cm" fo:background-color="#ffff00" loext:char-shading-value="0" style:text-scale="105%"/>
    </style:style>
    <style:style style:name="T12" style:family="text">
      <style:text-properties fo:letter-spacing="0.005cm" fo:background-color="#ffff00" loext:char-shading-value="0" style:text-scale="105%"/>
    </style:style>
    <style:style style:name="T13" style:family="text">
      <style:text-properties fo:letter-spacing="0.007cm" fo:background-color="#ffff00" loext:char-shading-value="0" style:text-scale="105%"/>
    </style:style>
    <style:style style:name="T14" style:family="text">
      <style:text-properties style:font-name="Arial" fo:letter-spacing="0.044cm" fo:font-style="italic" fo:background-color="#ffff00" loext:char-shading-value="0" style:font-style-asian="italic" style:text-scale="105%"/>
    </style:style>
    <style:style style:name="T15" style:family="text">
      <style:text-properties style:font-name="Arial" fo:letter-spacing="0.021cm" fo:font-style="italic" fo:background-color="#ffff00" loext:char-shading-value="0" style:font-style-asian="italic" style:text-scale="105%"/>
    </style:style>
    <style:style style:name="T16" style:family="text">
      <style:text-properties fo:letter-spacing="0.004cm" fo:background-color="#ffff00" loext:char-shading-value="0" style:text-scale="105%"/>
    </style:style>
    <style:style style:name="T17" style:family="text">
      <style:text-properties style:font-name="Arial" fo:letter-spacing="0.009cm" fo:background-color="#ffff00" loext:char-shading-value="0" style:text-scale="105%"/>
    </style:style>
    <style:style style:name="T18" style:family="text">
      <style:text-properties fo:letter-spacing="0.039cm" fo:background-color="#ffff00" loext:char-shading-value="0" style:text-scale="105%"/>
    </style:style>
    <style:style style:name="T19" style:family="text">
      <style:text-properties fo:letter-spacing="0.041cm" fo:background-color="#ffff00" loext:char-shading-value="0" style:text-scale="105%"/>
    </style:style>
    <style:style style:name="T20" style:family="text">
      <style:text-properties fo:letter-spacing="0.056cm" fo:background-color="#ffff00" loext:char-shading-value="0" style:text-scale="105%"/>
    </style:style>
    <style:style style:name="T21" style:family="text">
      <style:text-properties fo:letter-spacing="0.012cm" fo:background-color="#ffff00" loext:char-shading-value="0" style:text-scale="105%"/>
    </style:style>
    <style:style style:name="T22" style:family="text">
      <style:text-properties style:font-name="Georgia" fo:font-size="14pt" fo:letter-spacing="normal" fo:font-weight="bold" style:font-size-asian="14pt" style:font-weight-asian="bold"/>
    </style:style>
    <style:style style:name="T23" style:family="text">
      <style:text-properties fo:letter-spacing="0.093cm" fo:background-color="#ffff00" loext:char-shading-value="0" style:text-scale="105%"/>
    </style:style>
    <style:style style:name="T24" style:family="text">
      <style:text-properties fo:letter-spacing="0.019cm" fo:background-color="#ffff00" loext:char-shading-value="0" style:text-scale="105%"/>
    </style:style>
    <style:style style:name="T25" style:family="text">
      <style:text-properties fo:letter-spacing="0.095cm" fo:background-color="#ffff00" loext:char-shading-value="0" style:text-scale="105%"/>
    </style:style>
    <style:style style:name="T26" style:family="text">
      <style:text-properties fo:letter-spacing="0.028cm" fo:background-color="#ffff00" loext:char-shading-value="0" style:text-scale="105%"/>
    </style:style>
    <style:style style:name="T27" style:family="text">
      <style:text-properties fo:letter-spacing="0.03cm" fo:background-color="#ffff00" loext:char-shading-value="0" style:text-scale="105%"/>
    </style:style>
    <style:style style:name="T28" style:family="text">
      <style:text-properties fo:letter-spacing="normal" fo:background-color="#ffff00" loext:char-shading-value="0"/>
    </style:style>
    <style:style style:name="T29" style:family="text">
      <style:text-properties fo:letter-spacing="0.051cm" fo:background-color="#ffff00" loext:char-shading-value="0"/>
    </style:style>
    <style:style style:name="T30" style:family="text">
      <style:text-properties fo:letter-spacing="0.053cm" fo:background-color="#ffff00" loext:char-shading-value="0"/>
    </style:style>
    <style:style style:name="T31" style:family="text">
      <style:text-properties fo:letter-spacing="0.055cm" fo:background-color="#ffff00" loext:char-shading-value="0"/>
    </style:style>
    <style:style style:name="T32" style:family="text">
      <style:text-properties fo:background-color="#ffff00" loext:char-shading-value="0"/>
    </style:style>
    <style:style style:name="T33" style:family="text">
      <style:text-properties fo:letter-spacing="0.071cm" fo:background-color="#ffff00" loext:char-shading-value="0"/>
    </style:style>
    <style:style style:name="T34" style:family="text">
      <style:text-properties fo:letter-spacing="0.067cm" fo:background-color="#ffff00" loext:char-shading-value="0"/>
    </style:style>
    <style:style style:name="T35" style:family="text">
      <style:text-properties fo:letter-spacing="0.06cm" fo:background-color="#ff3333" loext:char-shading-value="0" style:text-scale="105%"/>
    </style:style>
    <style:style style:name="T36" style:family="text">
      <style:text-properties fo:letter-spacing="0.062cm" fo:background-color="#ff3333" loext:char-shading-value="0" style:text-scale="105%"/>
    </style:style>
    <style:style style:name="T37" style:family="text">
      <style:text-properties fo:letter-spacing="0.058cm" fo:background-color="#ff3333" loext:char-shading-value="0" style:text-scale="105%"/>
    </style:style>
    <style:style style:name="T38" style:family="text">
      <style:text-properties fo:letter-spacing="0.037cm" fo:background-color="#ffff00" loext:char-shading-value="0" style:text-scale="105%"/>
    </style:style>
    <style:style style:name="T39" style:family="text">
      <style:text-properties fo:letter-spacing="0.048cm" fo:background-color="#ffff66" loext:char-shading-value="0" style:text-scale="105%"/>
    </style:style>
    <style:style style:name="T40" style:family="text">
      <style:text-properties fo:letter-spacing="0.005cm" fo:background-color="#ffff66" loext:char-shading-value="0" style:text-scale="105%"/>
    </style:style>
    <style:style style:name="T41" style:family="text">
      <style:text-properties fo:letter-spacing="0.007cm" fo:background-color="#ffff66" loext:char-shading-value="0" style:text-scale="105%"/>
    </style:style>
    <style:style style:name="T42" style:family="text">
      <style:text-properties fo:letter-spacing="normal" fo:background-color="#ffff66" loext:char-shading-value="0" style:text-scale="105%"/>
    </style:style>
    <style:style style:name="T43" style:family="text">
      <style:text-properties fo:letter-spacing="0.009cm" fo:background-color="#ffff66" loext:char-shading-value="0" style:text-scale="105%"/>
    </style:style>
    <style:style style:name="T44" style:family="text">
      <style:text-properties fo:letter-spacing="0.044cm" fo:background-color="#ffff66" loext:char-shading-value="0" style:text-scale="105%"/>
    </style:style>
    <style:style style:name="T45" style:family="text">
      <style:text-properties fo:letter-spacing="0.044cm" fo:background-color="#ffff66" loext:char-shading-value="0" style:text-scale="107%"/>
    </style:style>
    <style:style style:name="T46" style:family="text">
      <style:text-properties fo:letter-spacing="0.021cm" fo:background-color="#ff3333" loext:char-shading-value="0" style:text-scale="105%"/>
    </style:style>
    <style:style style:name="T47" style:family="text">
      <style:text-properties fo:letter-spacing="0.023cm" fo:background-color="#ff3333" loext:char-shading-value="0" style:text-scale="105%"/>
    </style:style>
    <style:style style:name="T48" style:family="text">
      <style:text-properties fo:letter-spacing="0.041cm" style:text-scale="105%"/>
    </style:style>
    <style:style style:name="T49" style:family="text">
      <style:text-properties fo:letter-spacing="0.004cm" style:text-scale="105%"/>
    </style:style>
    <style:style style:name="T50" style:family="text">
      <style:text-properties fo:background-color="#ffff66" loext:char-shading-value="0" style:text-scale="105%"/>
    </style:style>
    <style:style style:name="T51" style:family="text">
      <style:text-properties fo:letter-spacing="0.014cm" fo:background-color="#ffff00" loext:char-shading-value="0" style:text-scale="110%"/>
    </style:style>
    <style:style style:name="T52" style:family="text">
      <style:text-properties fo:letter-spacing="0.012cm" fo:background-color="#ffff00" loext:char-shading-value="0" style:text-scale="110%"/>
    </style:style>
    <style:style style:name="T53" style:family="text">
      <style:text-properties fo:background-color="#ffff00" loext:char-shading-value="0" style:text-scale="110%"/>
    </style:style>
    <style:style style:name="T54" style:family="text">
      <style:text-properties fo:letter-spacing="normal" fo:background-color="#ffff00" loext:char-shading-value="0" style:text-scale="110%"/>
    </style:style>
    <style:style style:name="T55" style:family="text">
      <style:text-properties fo:letter-spacing="0.041cm" fo:background-color="#ffff00" loext:char-shading-value="0" style:text-scale="112%"/>
    </style:style>
    <style:style style:name="T56" style:family="text">
      <style:text-properties fo:background-color="#ff3333" loext:char-shading-value="0" style:text-scale="105%"/>
    </style:style>
    <style:style style:name="T57" style:family="text">
      <style:text-properties fo:letter-spacing="normal" fo:background-color="#ff3333" loext:char-shading-value="0" style:text-scale="105%"/>
    </style:style>
    <style:style style:name="T58" style:family="text">
      <style:text-properties fo:letter-spacing="0.007cm" fo:background-color="#ff3333" loext:char-shading-value="0" style:text-scale="105%"/>
    </style:style>
    <style:style style:name="T59" style:family="text">
      <style:text-properties style:use-window-font-color="true"/>
    </style:style>
    <style:style style:name="T60" style:family="text">
      <style:text-properties fo:letter-spacing="0.002cm" fo:background-color="#ffff00" loext:char-shading-value="0" style:text-scale="105%"/>
    </style:style>
    <style:style style:name="T61" style:family="text">
      <style:text-properties fo:letter-spacing="0.002cm" fo:background-color="#ffff00" loext:char-shading-value="0" style:text-scale="110%"/>
    </style:style>
    <style:style style:name="T62" style:family="text">
      <style:text-properties fo:letter-spacing="0.002cm" style:text-scale="105%"/>
    </style:style>
    <style:style style:name="T63" style:family="text">
      <style:text-properties fo:letter-spacing="0.002cm" officeooo:rsid="00399796" style:text-scale="110%"/>
    </style:style>
    <style:style style:name="T64" style:family="text">
      <style:text-properties fo:letter-spacing="0.026cm" fo:background-color="#ffff00" loext:char-shading-value="0" style:text-scale="105%"/>
    </style:style>
    <style:style style:name="T65" style:family="text">
      <style:text-properties fo:letter-spacing="0.026cm" style:text-scale="105%"/>
    </style:style>
    <style:style style:name="T66" style:family="text">
      <style:text-properties fo:letter-spacing="0.026cm" fo:background-color="#ffff66" loext:char-shading-value="0" style:text-scale="105%"/>
    </style:style>
    <style:style style:name="T67" style:family="text">
      <style:text-properties fo:letter-spacing="normal"/>
    </style:style>
    <style:style style:name="T68" style:family="text">
      <style:text-properties fo:letter-spacing="normal" fo:background-color="#ffff00" loext:char-shading-value="0"/>
    </style:style>
    <style:style style:name="T69" style:family="text">
      <style:text-properties fo:letter-spacing="normal" fo:background-color="#ffff00" loext:char-shading-value="0" style:text-scale="105%"/>
    </style:style>
    <style:style style:name="T70" style:family="text">
      <style:text-properties fo:letter-spacing="normal" fo:background-color="#ffff00" loext:char-shading-value="0" style:text-scale="110%"/>
    </style:style>
    <style:style style:name="T71" style:family="text">
      <style:text-properties fo:letter-spacing="normal" fo:background-color="#ffff66" loext:char-shading-value="0" style:text-scale="105%"/>
    </style:style>
    <style:style style:name="T72" style:family="text">
      <style:text-properties fo:letter-spacing="normal" officeooo:rsid="0035e87a" fo:background-color="#ffff66" loext:char-shading-value="0" style:text-scale="105%"/>
    </style:style>
    <style:style style:name="T73" style:family="text">
      <style:text-properties fo:letter-spacing="normal" fo:background-color="#ff3333" loext:char-shading-value="0" style:text-scale="105%"/>
    </style:style>
    <style:style style:name="T74" style:family="text">
      <style:text-properties fo:letter-spacing="normal" style:text-scale="105%"/>
    </style:style>
    <style:style style:name="T75" style:family="text">
      <style:text-properties fo:letter-spacing="normal" officeooo:rsid="00399796" style:text-scale="110%"/>
    </style:style>
    <style:style style:name="T76" style:family="text">
      <style:text-properties fo:background-color="#ffff00" loext:char-shading-value="0"/>
    </style:style>
    <style:style style:name="T77" style:family="text">
      <style:text-properties fo:background-color="#ffff00" loext:char-shading-value="0" style:text-scale="105%"/>
    </style:style>
    <style:style style:name="T78" style:family="text">
      <style:text-properties officeooo:rsid="0038201f" fo:background-color="#ffff00" loext:char-shading-value="0" style:text-scale="105%"/>
    </style:style>
    <style:style style:name="T79" style:family="text">
      <style:text-properties officeooo:rsid="003b26d2" fo:background-color="#ffff00" loext:char-shading-value="0" style:text-scale="105%"/>
    </style:style>
    <style:style style:name="T80" style:family="text">
      <style:text-properties fo:background-color="#ffff00" loext:char-shading-value="0" style:text-scale="110%"/>
    </style:style>
    <style:style style:name="T81" style:family="text">
      <style:text-properties fo:background-color="#ffff00" loext:char-shading-value="0" style:text-scale="109%"/>
    </style:style>
    <style:style style:name="T82" style:family="text">
      <style:text-properties fo:background-color="#ffff00" loext:char-shading-value="0" style:text-scale="101%"/>
    </style:style>
    <style:style style:name="T83" style:family="text">
      <style:text-properties fo:background-color="#ffff00" loext:char-shading-value="0" style:text-scale="104%"/>
    </style:style>
    <style:style style:name="T84" style:family="text">
      <style:text-properties fo:background-color="#ffff00" loext:char-shading-value="0" style:text-scale="107%"/>
    </style:style>
    <style:style style:name="T85" style:family="text">
      <style:text-properties fo:background-color="#ffff00" loext:char-shading-value="0" style:text-scale="99%"/>
    </style:style>
    <style:style style:name="T86" style:family="text">
      <style:text-properties fo:background-color="#ffff00" loext:char-shading-value="0" style:text-scale="115%"/>
    </style:style>
    <style:style style:name="T87" style:family="text">
      <style:text-properties fo:background-color="#ffff00" loext:char-shading-value="0" style:text-scale="102%"/>
    </style:style>
    <style:style style:name="T88" style:family="text">
      <style:text-properties fo:background-color="#ffff00" loext:char-shading-value="0" style:text-scale="114%"/>
    </style:style>
    <style:style style:name="T89" style:family="text">
      <style:text-properties fo:background-color="#ffff00" loext:char-shading-value="0" style:text-scale="103%"/>
    </style:style>
    <style:style style:name="T90" style:family="text">
      <style:text-properties fo:background-color="#ffff00" loext:char-shading-value="0" style:text-scale="112%"/>
    </style:style>
    <style:style style:name="T91" style:family="text">
      <style:text-properties officeooo:rsid="00318f5d" fo:background-color="#ffff00" loext:char-shading-value="0"/>
    </style:style>
    <style:style style:name="T92" style:family="text">
      <style:text-properties fo:background-color="#ffff00" loext:char-shading-value="0" style:text-scale="95%"/>
    </style:style>
    <style:style style:name="T93" style:family="text">
      <style:text-properties officeooo:rsid="003b26d2" fo:background-color="#ffff00" loext:char-shading-value="0"/>
    </style:style>
    <style:style style:name="T94" style:family="text">
      <style:text-properties style:font-name="Georgia" fo:font-size="14pt" fo:letter-spacing="0.021cm" fo:font-weight="bold" style:font-size-asian="14pt" style:font-weight-asian="bold" style:text-scale="95%"/>
    </style:style>
    <style:style style:name="T95" style:family="text">
      <style:text-properties style:font-name="Georgia" fo:font-size="14pt" fo:letter-spacing="normal" fo:font-weight="bold" style:font-size-asian="14pt" style:font-weight-asian="bold"/>
    </style:style>
    <style:style style:name="T96" style:family="text">
      <style:text-properties style:font-name="Georgia" fo:font-size="14pt" fo:font-weight="bold" style:font-size-asian="14pt" style:font-weight-asian="bold"/>
    </style:style>
    <style:style style:name="T97" style:family="text">
      <style:text-properties style:font-name="Georgia" fo:font-size="14pt" fo:font-weight="bold" style:font-size-asian="14pt" style:font-weight-asian="bold" style:text-scale="95%"/>
    </style:style>
    <style:style style:name="T98" style:family="text">
      <style:text-properties style:font-name="Georgia" fo:font-size="14pt" fo:letter-spacing="0.049cm" fo:font-weight="bold" style:font-size-asian="14pt" style:font-weight-asian="bold" style:text-scale="95%"/>
    </style:style>
    <style:style style:name="T99" style:family="text">
      <style:text-properties style:font-name="Georgia" fo:font-size="17pt" fo:font-weight="bold" style:font-size-asian="17pt" style:font-weight-asian="bold"/>
    </style:style>
    <style:style style:name="T100" style:family="text">
      <style:text-properties style:font-name="Georgia" fo:font-size="17pt" fo:letter-spacing="normal" fo:font-weight="bold" style:font-size-asian="17pt" style:font-weight-asian="bold"/>
    </style:style>
    <style:style style:name="T101" style:family="text">
      <style:text-properties style:font-name="Georgia" fo:font-size="24.5pt" fo:font-weight="bold" style:font-size-asian="24.5pt" style:font-weight-asian="bold" style:text-scale="95%"/>
    </style:style>
    <style:style style:name="T102" style:family="text">
      <style:text-properties style:font-name="Georgia" fo:font-size="24.5pt" fo:letter-spacing="0.056cm" fo:font-weight="bold" style:font-size-asian="24.5pt" style:font-weight-asian="bold" style:text-scale="95%"/>
    </style:style>
    <style:style style:name="T103" style:family="text">
      <style:text-properties style:font-name="Georgia" fo:font-size="24.5pt" fo:letter-spacing="0.058cm" fo:font-weight="bold" style:font-size-asian="24.5pt" style:font-weight-asian="bold" style:text-scale="95%"/>
    </style:style>
    <style:style style:name="T104" style:family="text">
      <style:text-properties style:font-name="Georgia" fo:font-size="24.5pt" fo:letter-spacing="0.055cm" fo:font-weight="bold" style:font-size-asian="24.5pt" style:font-weight-asian="bold" style:text-scale="95%"/>
    </style:style>
    <style:style style:name="T105" style:family="text">
      <style:text-properties fo:letter-spacing="0.011cm" fo:background-color="#ff6600" loext:char-shading-value="0" style:text-scale="105%"/>
    </style:style>
    <style:style style:name="T106" style:family="text">
      <style:text-properties fo:letter-spacing="0.011cm" fo:background-color="#ffff00" loext:char-shading-value="0" style:text-scale="105%"/>
    </style:style>
    <style:style style:name="T107" style:family="text">
      <style:text-properties fo:letter-spacing="0.011cm" officeooo:rsid="0038201f" fo:background-color="#ffff00" loext:char-shading-value="0" style:text-scale="105%"/>
    </style:style>
    <style:style style:name="T108" style:family="text">
      <style:text-properties fo:letter-spacing="0.011cm" style:text-scale="105%"/>
    </style:style>
    <style:style style:name="T109" style:family="text">
      <style:text-properties fo:letter-spacing="0.011cm" fo:background-color="#ffff66" loext:char-shading-value="0" style:text-scale="105%"/>
    </style:style>
    <style:style style:name="T110" style:family="text">
      <style:text-properties fo:letter-spacing="0.012cm" fo:background-color="#ff6600" loext:char-shading-value="0" style:text-scale="105%"/>
    </style:style>
    <style:style style:name="T111" style:family="text">
      <style:text-properties fo:letter-spacing="0.012cm" fo:background-color="#ffff00" loext:char-shading-value="0" style:text-scale="105%"/>
    </style:style>
    <style:style style:name="T112" style:family="text">
      <style:text-properties fo:letter-spacing="0.012cm" fo:background-color="#ffff00" loext:char-shading-value="0" style:text-scale="110%"/>
    </style:style>
    <style:style style:name="T113" style:family="text">
      <style:text-properties fo:letter-spacing="0.012cm" style:text-scale="105%"/>
    </style:style>
    <style:style style:name="T114" style:family="text">
      <style:text-properties fo:letter-spacing="0.012cm" style:text-scale="110%"/>
    </style:style>
    <style:style style:name="T115" style:family="text">
      <style:text-properties fo:letter-spacing="0.012cm" officeooo:rsid="00399796" style:text-scale="110%"/>
    </style:style>
    <style:style style:name="T116" style:family="text">
      <style:text-properties fo:letter-spacing="0.012cm" fo:background-color="#ffff66" loext:char-shading-value="0" style:text-scale="105%"/>
    </style:style>
    <style:style style:name="T117" style:family="text">
      <style:text-properties fo:letter-spacing="0.014cm" fo:background-color="#ff6600" loext:char-shading-value="0" style:text-scale="105%"/>
    </style:style>
    <style:style style:name="T118" style:family="text">
      <style:text-properties fo:letter-spacing="0.014cm" fo:background-color="#ffff00" loext:char-shading-value="0" style:text-scale="110%"/>
    </style:style>
    <style:style style:name="T119" style:family="text">
      <style:text-properties fo:letter-spacing="0.014cm" fo:background-color="#ffff00" loext:char-shading-value="0" style:text-scale="105%"/>
    </style:style>
    <style:style style:name="T120" style:family="text">
      <style:text-properties fo:letter-spacing="0.014cm" style:text-scale="105%"/>
    </style:style>
    <style:style style:name="T121" style:family="text">
      <style:text-properties fo:letter-spacing="0.014cm" officeooo:rsid="0032dc26" style:text-scale="105%"/>
    </style:style>
    <style:style style:name="T122" style:family="text">
      <style:text-properties fo:letter-spacing="0.014cm" style:text-scale="110%"/>
    </style:style>
    <style:style style:name="T123" style:family="text">
      <style:text-properties fo:letter-spacing="0.014cm" officeooo:rsid="00399796" style:text-scale="110%"/>
    </style:style>
    <style:style style:name="T124" style:family="text">
      <style:text-properties fo:letter-spacing="0.014cm" officeooo:rsid="0039a995" style:text-scale="110%"/>
    </style:style>
    <style:style style:name="T125" style:family="text">
      <style:text-properties fo:letter-spacing="0.014cm" fo:background-color="#ff3333" loext:char-shading-value="0" style:text-scale="105%"/>
    </style:style>
    <style:style style:name="T126" style:family="text">
      <style:text-properties fo:letter-spacing="0.014cm" fo:background-color="#ffff66" loext:char-shading-value="0" style:text-scale="105%"/>
    </style:style>
    <style:style style:name="T127" style:family="text">
      <style:text-properties fo:letter-spacing="0.014cm" officeooo:rsid="0035e87a" fo:background-color="#ffff66" loext:char-shading-value="0" style:text-scale="105%"/>
    </style:style>
    <style:style style:name="T128" style:family="text">
      <style:text-properties fo:letter-spacing="0.014cm" officeooo:rsid="00399796" style:text-scale="112%"/>
    </style:style>
    <style:style style:name="T129" style:family="text">
      <style:text-properties fo:letter-spacing="0.009cm" fo:background-color="#ffff00" loext:char-shading-value="0" style:text-scale="105%"/>
    </style:style>
    <style:style style:name="T130" style:family="text">
      <style:text-properties fo:letter-spacing="0.009cm" fo:background-color="#ffff66" loext:char-shading-value="0" style:text-scale="105%"/>
    </style:style>
    <style:style style:name="T131" style:family="text">
      <style:text-properties fo:letter-spacing="0.009cm" fo:background-color="#ff3333" loext:char-shading-value="0" style:text-scale="105%"/>
    </style:style>
    <style:style style:name="T132" style:family="text">
      <style:text-properties fo:letter-spacing="0.044cm" fo:background-color="#ffff00" loext:char-shading-value="0"/>
    </style:style>
    <style:style style:name="T133" style:family="text">
      <style:text-properties fo:letter-spacing="0.044cm" fo:background-color="#ffff00" loext:char-shading-value="0" style:text-scale="105%"/>
    </style:style>
    <style:style style:name="T134" style:family="text">
      <style:text-properties fo:letter-spacing="0.044cm" fo:background-color="#ffff00" loext:char-shading-value="0" style:text-scale="102%"/>
    </style:style>
    <style:style style:name="T135" style:family="text">
      <style:text-properties fo:letter-spacing="0.044cm" fo:background-color="#ffff66" loext:char-shading-value="0" style:text-scale="107%"/>
    </style:style>
    <style:style style:name="T136" style:family="text">
      <style:text-properties fo:letter-spacing="0.044cm" fo:background-color="#ffff66" loext:char-shading-value="0" style:text-scale="105%"/>
    </style:style>
    <style:style style:name="T137" style:family="text">
      <style:text-properties fo:letter-spacing="0.044cm" fo:background-color="#ffff66" loext:char-shading-value="0" style:text-scale="95%"/>
    </style:style>
    <style:style style:name="T138" style:family="text">
      <style:text-properties fo:letter-spacing="0.005cm" fo:background-color="#ffff00" loext:char-shading-value="0" style:text-scale="105%"/>
    </style:style>
    <style:style style:name="T139" style:family="text">
      <style:text-properties fo:letter-spacing="0.005cm" fo:background-color="#ffff66" loext:char-shading-value="0" style:text-scale="105%"/>
    </style:style>
    <style:style style:name="T140" style:family="text">
      <style:text-properties fo:letter-spacing="0.005cm" fo:background-color="#ff3333" loext:char-shading-value="0" style:text-scale="105%"/>
    </style:style>
    <style:style style:name="T141" style:family="text">
      <style:text-properties fo:letter-spacing="0.007cm" fo:background-color="#ffff00" loext:char-shading-value="0" style:text-scale="105%"/>
    </style:style>
    <style:style style:name="T142" style:family="text">
      <style:text-properties fo:letter-spacing="0.007cm" fo:background-color="#ffff66" loext:char-shading-value="0" style:text-scale="105%"/>
    </style:style>
    <style:style style:name="T143" style:family="text">
      <style:text-properties fo:letter-spacing="0.007cm" fo:background-color="#ff3333" loext:char-shading-value="0" style:text-scale="105%"/>
    </style:style>
    <style:style style:name="T144" style:family="text">
      <style:text-properties style:font-name="Arial" fo:letter-spacing="0.044cm" fo:font-style="italic" fo:background-color="#ffff00" loext:char-shading-value="0" style:font-style-asian="italic" style:text-scale="105%"/>
    </style:style>
    <style:style style:name="T145" style:family="text">
      <style:text-properties style:font-name="Arial" fo:letter-spacing="0.021cm" fo:font-style="italic" fo:background-color="#ffff00" loext:char-shading-value="0" style:font-style-asian="italic" style:text-scale="105%"/>
    </style:style>
    <style:style style:name="T146" style:family="text">
      <style:text-properties style:font-name="Arial" fo:letter-spacing="0.009cm" fo:background-color="#ffff00" loext:char-shading-value="0" style:text-scale="105%"/>
    </style:style>
    <style:style style:name="T147" style:family="text">
      <style:text-properties style:font-name="Arial" fo:letter-spacing="0.009cm" fo:font-style="italic" fo:background-color="#ffff00" loext:char-shading-value="0" style:font-style-asian="italic" style:text-scale="105%"/>
    </style:style>
    <style:style style:name="T148" style:family="text">
      <style:text-properties style:font-name="Arial" fo:font-style="italic" fo:background-color="#ffff00" loext:char-shading-value="0" style:font-style-asian="italic"/>
    </style:style>
    <style:style style:name="T149" style:family="text">
      <style:text-properties style:font-name="Arial" fo:font-style="italic" fo:background-color="#ffff00" loext:char-shading-value="0" style:font-style-asian="italic" style:text-scale="105%"/>
    </style:style>
    <style:style style:name="T150" style:family="text">
      <style:text-properties style:font-name="Arial" fo:font-style="italic" fo:background-color="#ffff00" loext:char-shading-value="0" style:font-style-asian="italic" style:text-scale="93%"/>
    </style:style>
    <style:style style:name="T151" style:family="text">
      <style:text-properties style:font-name="Arial" fo:font-style="italic" fo:background-color="#ffff00" loext:char-shading-value="0" style:font-style-asian="italic" style:text-scale="110%"/>
    </style:style>
    <style:style style:name="T152" style:family="text">
      <style:text-properties style:font-name="Arial" fo:font-style="italic" fo:background-color="#ffff00" loext:char-shading-value="0" style:font-name-asian="Arial1" style:font-style-asian="italic" style:font-name-complex="Arial1" style:text-scale="105%"/>
    </style:style>
    <style:style style:name="T153" style:family="text">
      <style:text-properties style:font-name="Arial" fo:font-style="italic" fo:background-color="#ff3333" loext:char-shading-value="0" style:font-style-asian="italic" style:text-scale="105%"/>
    </style:style>
    <style:style style:name="T154" style:family="text">
      <style:text-properties style:font-name="Arial" fo:font-style="italic" fo:background-color="#ffff66" loext:char-shading-value="0" style:font-name-asian="Arial1" style:font-style-asian="italic" style:font-name-complex="Arial1" style:text-scale="105%"/>
    </style:style>
    <style:style style:name="T155" style:family="text">
      <style:text-properties style:font-name="Arial" fo:font-style="italic" fo:background-color="#ffff66" loext:char-shading-value="0" style:font-style-asian="italic" style:text-scale="105%"/>
    </style:style>
    <style:style style:name="T156" style:family="text">
      <style:text-properties style:font-name="Arial" fo:font-style="italic" fo:background-color="#ff6600" loext:char-shading-value="0" style:font-name-asian="Arial1" style:font-style-asian="italic" style:font-name-complex="Arial1" style:text-scale="105%"/>
    </style:style>
    <style:style style:name="T157" style:family="text">
      <style:text-properties style:font-name="Arial" fo:letter-spacing="normal" fo:font-style="italic" officeooo:rsid="00399796" style:font-style-asian="italic" style:text-scale="110%"/>
    </style:style>
    <style:style style:name="T158" style:family="text">
      <style:text-properties style:font-name="Arial" fo:letter-spacing="normal" fo:font-style="italic" fo:background-color="#ffff00" loext:char-shading-value="0" style:font-style-asian="italic" style:text-scale="105%"/>
    </style:style>
    <style:style style:name="T159" style:family="text">
      <style:text-properties style:font-name="Arial" fo:letter-spacing="normal" fo:font-style="italic" fo:background-color="#ffff00" loext:char-shading-value="0" style:font-style-asian="italic" style:text-scale="110%"/>
    </style:style>
    <style:style style:name="T160" style:family="text">
      <style:text-properties style:font-name="Arial" fo:letter-spacing="normal" fo:font-style="italic" fo:background-color="#ffff00" loext:char-shading-value="0" style:font-name-asian="Arial1" style:font-style-asian="italic" style:font-name-complex="Arial1" style:text-scale="105%"/>
    </style:style>
    <style:style style:name="T161" style:family="text">
      <style:text-properties style:font-name="Arial" fo:letter-spacing="normal" fo:font-style="italic" fo:background-color="#ff3333" loext:char-shading-value="0" style:font-style-asian="italic" style:text-scale="105%"/>
    </style:style>
    <style:style style:name="T162" style:family="text">
      <style:text-properties style:font-name="Arial" fo:letter-spacing="normal" fo:background-color="#ffff00" loext:char-shading-value="0" style:text-scale="105%"/>
    </style:style>
    <style:style style:name="T163" style:family="text">
      <style:text-properties style:font-name="Arial" fo:letter-spacing="normal" fo:background-color="#ffff00" loext:char-shading-value="0" style:font-name-asian="Arial1" style:font-name-complex="Arial1" style:text-scale="105%"/>
    </style:style>
    <style:style style:name="T164" style:family="text">
      <style:text-properties style:font-name="Arial" fo:letter-spacing="0.019cm" fo:font-style="italic" fo:background-color="#ffff00" loext:char-shading-value="0" style:font-style-asian="italic" style:text-scale="105%"/>
    </style:style>
    <style:style style:name="T165" style:family="text">
      <style:text-properties style:font-name="Arial" fo:letter-spacing="0.048cm" fo:font-style="italic" fo:background-color="#ffff66" loext:char-shading-value="0" style:font-name-asian="Arial1" style:font-style-asian="italic" style:font-name-complex="Arial1" style:text-scale="105%"/>
    </style:style>
    <style:style style:name="T166" style:family="text">
      <style:text-properties style:font-name="Arial" fo:letter-spacing="0.085cm" fo:font-style="italic" fo:background-color="#ffff00" loext:char-shading-value="0" style:font-style-asian="italic"/>
    </style:style>
    <style:style style:name="T167" style:family="text">
      <style:text-properties style:font-name="Arial" fo:letter-spacing="0.085cm" fo:background-color="#ffff00" loext:char-shading-value="0"/>
    </style:style>
    <style:style style:name="T168" style:family="text">
      <style:text-properties style:font-name="Arial" fo:letter-spacing="0.014cm" fo:font-style="italic" officeooo:rsid="00399796" style:font-style-asian="italic" style:text-scale="110%"/>
    </style:style>
    <style:style style:name="T169" style:family="text">
      <style:text-properties style:font-name="Arial" fo:letter-spacing="0.014cm" fo:font-style="italic" fo:background-color="#ffff00" loext:char-shading-value="0" style:font-style-asian="italic" style:text-scale="105%"/>
    </style:style>
    <style:style style:name="T170" style:family="text">
      <style:text-properties style:font-name="Arial" fo:letter-spacing="0.014cm" fo:background-color="#ffff00" loext:char-shading-value="0" style:text-scale="105%"/>
    </style:style>
    <style:style style:name="T171" style:family="text">
      <style:text-properties style:font-name="Arial" fo:letter-spacing="0.046cm" fo:font-style="italic" fo:background-color="#ffff00" loext:char-shading-value="0" style:font-style-asian="italic" style:text-scale="105%"/>
    </style:style>
    <style:style style:name="T172" style:family="text">
      <style:text-properties style:font-name="Arial" fo:letter-spacing="0.097cm" fo:font-style="italic" fo:background-color="#ffff00" loext:char-shading-value="0" style:font-name-asian="Arial1" style:font-style-asian="italic" style:font-name-complex="Arial1" style:text-scale="105%"/>
    </style:style>
    <style:style style:name="T173" style:family="text">
      <style:text-properties style:font-name="Arial" fo:letter-spacing="0.011cm" fo:font-style="italic" fo:background-color="#ff6600" loext:char-shading-value="0" style:font-name-asian="Arial1" style:font-style-asian="italic" style:font-name-complex="Arial1" style:text-scale="105%"/>
    </style:style>
    <style:style style:name="T174" style:family="text">
      <style:text-properties style:font-name="Arial" fo:letter-spacing="0.011cm" fo:font-style="italic" fo:background-color="#ffff00" loext:char-shading-value="0" style:font-style-asian="italic"/>
    </style:style>
    <style:style style:name="T175" style:family="text">
      <style:text-properties style:font-name="Arial" fo:letter-spacing="0.032cm" fo:font-style="italic" fo:background-color="#ff6600" loext:char-shading-value="0" style:font-name-asian="Arial1" style:font-style-asian="italic" style:font-name-complex="Arial1" style:text-scale="105%"/>
    </style:style>
    <style:style style:name="T176" style:family="text">
      <style:text-properties style:font-name="Arial" fo:letter-spacing="0.012cm" fo:font-style="italic" fo:background-color="#ffff00" loext:char-shading-value="0" style:font-style-asian="italic"/>
    </style:style>
    <style:style style:name="T177" style:family="text">
      <style:text-properties style:font-name="Arial" fo:letter-spacing="0.034cm" fo:font-style="italic" fo:background-color="#ffff00" loext:char-shading-value="0" style:font-style-asian="italic"/>
    </style:style>
    <style:style style:name="T178" style:family="text">
      <style:text-properties style:font-name="Arial" fo:letter-spacing="0.034cm" fo:font-style="italic" fo:background-color="#ffff00" loext:char-shading-value="0" style:font-name-asian="Arial1" style:font-style-asian="italic" style:font-name-complex="Arial1" style:text-scale="105%"/>
    </style:style>
    <style:style style:name="T179" style:family="text">
      <style:text-properties style:font-name="Arial" fo:letter-spacing="0.122cm" fo:font-style="italic" fo:background-color="#ffff00" loext:char-shading-value="0" style:font-style-asian="italic" style:text-scale="105%"/>
    </style:style>
    <style:style style:name="T180" style:family="text">
      <style:text-properties style:font-name="Arial" fo:letter-spacing="0.122cm" fo:background-color="#ffff00" loext:char-shading-value="0" style:text-scale="105%"/>
    </style:style>
    <style:style style:name="T181" style:family="text">
      <style:text-properties style:font-name="Arial" fo:letter-spacing="0.056cm" fo:font-style="italic" fo:background-color="#ffff00" loext:char-shading-value="0" style:font-name-asian="Arial1" style:font-style-asian="italic" style:font-name-complex="Arial1" style:text-scale="105%"/>
    </style:style>
    <style:style style:name="T182" style:family="text">
      <style:text-properties style:font-name="Arial" fo:letter-spacing="0.056cm" fo:background-color="#ffff00" loext:char-shading-value="0" style:font-name-asian="Arial1" style:font-name-complex="Arial1" style:text-scale="105%"/>
    </style:style>
    <style:style style:name="T183" style:family="text">
      <style:text-properties style:font-name="Arial" fo:letter-spacing="0.055cm" fo:font-style="italic" fo:background-color="#ffff66" loext:char-shading-value="0" style:font-style-asian="italic" style:text-scale="105%"/>
    </style:style>
    <style:style style:name="T184" style:family="text">
      <style:text-properties fo:letter-spacing="0.004cm" fo:background-color="#ffff00" loext:char-shading-value="0" style:text-scale="105%"/>
    </style:style>
    <style:style style:name="T185" style:family="text">
      <style:text-properties fo:letter-spacing="0.004cm" style:text-scale="105%"/>
    </style:style>
    <style:style style:name="T186" style:family="text">
      <style:text-properties fo:letter-spacing="0.039cm" fo:background-color="#ffff00" loext:char-shading-value="0" style:text-scale="105%"/>
    </style:style>
    <style:style style:name="T187" style:family="text">
      <style:text-properties fo:letter-spacing="0.039cm" fo:background-color="#ffff00" loext:char-shading-value="0" style:text-scale="107%"/>
    </style:style>
    <style:style style:name="T188" style:family="text">
      <style:text-properties fo:letter-spacing="0.039cm" fo:background-color="#ffff00" loext:char-shading-value="0" style:text-scale="110%"/>
    </style:style>
    <style:style style:name="T189" style:family="text">
      <style:text-properties fo:letter-spacing="0.039cm" style:text-scale="105%"/>
    </style:style>
    <style:style style:name="T190" style:family="text">
      <style:text-properties fo:letter-spacing="0.039cm" officeooo:rsid="00399796" style:text-scale="110%"/>
    </style:style>
    <style:style style:name="T191" style:family="text">
      <style:text-properties fo:letter-spacing="0.039cm" fo:background-color="#ffff66" loext:char-shading-value="0" style:text-scale="105%"/>
    </style:style>
    <style:style style:name="T192" style:family="text">
      <style:text-properties fo:letter-spacing="0.041cm"/>
    </style:style>
    <style:style style:name="T193" style:family="text">
      <style:text-properties fo:letter-spacing="0.041cm" fo:background-color="#ffff00" loext:char-shading-value="0"/>
    </style:style>
    <style:style style:name="T194" style:family="text">
      <style:text-properties fo:letter-spacing="0.041cm" fo:background-color="#ffff00" loext:char-shading-value="0" style:text-scale="105%"/>
    </style:style>
    <style:style style:name="T195" style:family="text">
      <style:text-properties fo:letter-spacing="0.041cm" fo:background-color="#ffff00" loext:char-shading-value="0" style:text-scale="112%"/>
    </style:style>
    <style:style style:name="T196" style:family="text">
      <style:text-properties fo:letter-spacing="0.041cm" fo:background-color="#ffff00" loext:char-shading-value="0" style:text-scale="106%"/>
    </style:style>
    <style:style style:name="T197" style:family="text">
      <style:text-properties fo:letter-spacing="0.041cm" style:text-scale="105%"/>
    </style:style>
    <style:style style:name="T198" style:family="text">
      <style:text-properties fo:letter-spacing="0.041cm" fo:background-color="#ffff66" loext:char-shading-value="0" style:text-scale="105%"/>
    </style:style>
    <style:style style:name="T199" style:family="text">
      <style:text-properties fo:letter-spacing="0.041cm" fo:background-color="#ff3333" loext:char-shading-value="0" style:text-scale="112%"/>
    </style:style>
    <style:style style:name="T200" style:family="text">
      <style:text-properties fo:letter-spacing="0.056cm" fo:background-color="#ffff00" loext:char-shading-value="0" style:text-scale="105%"/>
    </style:style>
    <style:style style:name="T201" style:family="text">
      <style:text-properties fo:letter-spacing="0.056cm" fo:background-color="#ffff66" loext:char-shading-value="0" style:text-scale="105%"/>
    </style:style>
    <style:style style:name="T202" style:family="text">
      <style:text-properties fo:letter-spacing="0.056cm" fo:background-color="#ff6600" loext:char-shading-value="0" style:text-scale="105%"/>
    </style:style>
    <style:style style:name="T203" style:family="text">
      <style:text-properties fo:letter-spacing="0.093cm" fo:background-color="#ffff00" loext:char-shading-value="0" style:text-scale="105%"/>
    </style:style>
    <style:style style:name="T204" style:family="text">
      <style:text-properties fo:letter-spacing="0.019cm" fo:background-color="#ffff00" loext:char-shading-value="0" style:text-scale="105%"/>
    </style:style>
    <style:style style:name="T205" style:family="text">
      <style:text-properties fo:letter-spacing="0.019cm" fo:background-color="#ffff66" loext:char-shading-value="0" style:text-scale="105%"/>
    </style:style>
    <style:style style:name="T206" style:family="text">
      <style:text-properties fo:letter-spacing="0.095cm" fo:background-color="#ffff00" loext:char-shading-value="0" style:text-scale="105%"/>
    </style:style>
    <style:style style:name="T207" style:family="text">
      <style:text-properties fo:letter-spacing="0.095cm" style:text-scale="105%"/>
    </style:style>
    <style:style style:name="T208" style:family="text">
      <style:text-properties fo:letter-spacing="0.028cm" fo:background-color="#ffff00" loext:char-shading-value="0" style:text-scale="105%"/>
    </style:style>
    <style:style style:name="T209" style:family="text">
      <style:text-properties fo:letter-spacing="0.028cm" fo:background-color="#ffff66" loext:char-shading-value="0" style:text-scale="105%"/>
    </style:style>
    <style:style style:name="T210" style:family="text">
      <style:text-properties fo:letter-spacing="0.028cm" fo:background-color="#ff6600" loext:char-shading-value="0" style:text-scale="105%"/>
    </style:style>
    <style:style style:name="T211" style:family="text">
      <style:text-properties fo:letter-spacing="0.03cm" fo:background-color="#ffff00" loext:char-shading-value="0" style:text-scale="105%"/>
    </style:style>
    <style:style style:name="T212" style:family="text">
      <style:text-properties fo:letter-spacing="0.03cm" style:text-scale="105%"/>
    </style:style>
    <style:style style:name="T213" style:family="text">
      <style:text-properties fo:letter-spacing="0.03cm" fo:background-color="#ffff66" loext:char-shading-value="0" style:text-scale="105%"/>
    </style:style>
    <style:style style:name="T214" style:family="text">
      <style:text-properties fo:letter-spacing="0.03cm" fo:background-color="#ff6600" loext:char-shading-value="0" style:text-scale="105%"/>
    </style:style>
    <style:style style:name="T215" style:family="text">
      <style:text-properties fo:letter-spacing="0.051cm" fo:background-color="#ffff00" loext:char-shading-value="0"/>
    </style:style>
    <style:style style:name="T216" style:family="text">
      <style:text-properties fo:letter-spacing="0.051cm" fo:background-color="#ffff00" loext:char-shading-value="0" style:text-scale="91%"/>
    </style:style>
    <style:style style:name="T217" style:family="text">
      <style:text-properties fo:letter-spacing="0.051cm" style:text-scale="91%"/>
    </style:style>
    <style:style style:name="T218" style:family="text">
      <style:text-properties fo:letter-spacing="0.051cm" fo:background-color="#ffff66" loext:char-shading-value="0" style:text-scale="105%"/>
    </style:style>
    <style:style style:name="T219" style:family="text">
      <style:text-properties fo:letter-spacing="0.051cm" fo:background-color="#ff3333" loext:char-shading-value="0" style:text-scale="105%"/>
    </style:style>
    <style:style style:name="T220" style:family="text">
      <style:text-properties fo:letter-spacing="0.053cm" fo:background-color="#ffff00" loext:char-shading-value="0"/>
    </style:style>
    <style:style style:name="T221" style:family="text">
      <style:text-properties fo:letter-spacing="0.053cm" fo:background-color="#ffff00" loext:char-shading-value="0" style:text-scale="105%"/>
    </style:style>
    <style:style style:name="T222" style:family="text">
      <style:text-properties fo:letter-spacing="0.053cm" officeooo:rsid="003b26d2" fo:background-color="#ffff00" loext:char-shading-value="0" style:text-scale="105%"/>
    </style:style>
    <style:style style:name="T223" style:family="text">
      <style:text-properties fo:letter-spacing="0.053cm" fo:background-color="#ffff66" loext:char-shading-value="0" style:text-scale="105%"/>
    </style:style>
    <style:style style:name="T224" style:family="text">
      <style:text-properties fo:letter-spacing="0.053cm" fo:background-color="#ff3333" loext:char-shading-value="0" style:text-scale="105%"/>
    </style:style>
    <style:style style:name="T225" style:family="text">
      <style:text-properties fo:letter-spacing="0.055cm" fo:background-color="#ffff00" loext:char-shading-value="0"/>
    </style:style>
    <style:style style:name="T226" style:family="text">
      <style:text-properties fo:letter-spacing="0.055cm" fo:background-color="#ffff00" loext:char-shading-value="0" style:text-scale="105%"/>
    </style:style>
    <style:style style:name="T227" style:family="text">
      <style:text-properties fo:letter-spacing="0.055cm" fo:background-color="#ffff66" loext:char-shading-value="0" style:text-scale="105%"/>
    </style:style>
    <style:style style:name="T228" style:family="text">
      <style:text-properties fo:letter-spacing="0.055cm" fo:background-color="#ff3333" loext:char-shading-value="0" style:text-scale="105%"/>
    </style:style>
    <style:style style:name="T229" style:family="text">
      <style:text-properties fo:letter-spacing="0.071cm" fo:background-color="#ffff00" loext:char-shading-value="0"/>
    </style:style>
    <style:style style:name="T230" style:family="text">
      <style:text-properties fo:letter-spacing="0.071cm" style:text-scale="105%"/>
    </style:style>
    <style:style style:name="T231" style:family="text">
      <style:text-properties fo:letter-spacing="0.067cm" fo:background-color="#ffff00" loext:char-shading-value="0"/>
    </style:style>
    <style:style style:name="T232" style:family="text">
      <style:text-properties fo:letter-spacing="0.06cm" fo:background-color="#ff3333" loext:char-shading-value="0" style:text-scale="105%"/>
    </style:style>
    <style:style style:name="T233" style:family="text">
      <style:text-properties fo:letter-spacing="0.062cm" fo:background-color="#ff3333" loext:char-shading-value="0" style:text-scale="105%"/>
    </style:style>
    <style:style style:name="T234" style:family="text">
      <style:text-properties fo:letter-spacing="0.062cm" fo:background-color="#ffff00" loext:char-shading-value="0" style:text-scale="105%"/>
    </style:style>
    <style:style style:name="T235" style:family="text">
      <style:text-properties fo:letter-spacing="0.058cm" fo:background-color="#ff3333" loext:char-shading-value="0" style:text-scale="105%"/>
    </style:style>
    <style:style style:name="T236" style:family="text">
      <style:text-properties fo:letter-spacing="0.058cm" fo:background-color="#ffff00" loext:char-shading-value="0" style:text-scale="105%"/>
    </style:style>
    <style:style style:name="T237" style:family="text">
      <style:text-properties fo:letter-spacing="0.058cm" fo:background-color="#ffff66" loext:char-shading-value="0" style:text-scale="105%"/>
    </style:style>
    <style:style style:name="T238" style:family="text">
      <style:text-properties fo:letter-spacing="0.037cm" fo:background-color="#ffff00" loext:char-shading-value="0" style:text-scale="105%"/>
    </style:style>
    <style:style style:name="T239" style:family="text">
      <style:text-properties fo:letter-spacing="0.037cm" fo:background-color="#ffff00" loext:char-shading-value="0" style:text-scale="101%"/>
    </style:style>
    <style:style style:name="T240" style:family="text">
      <style:text-properties fo:letter-spacing="0.037cm" fo:background-color="#ff6600" loext:char-shading-value="0" style:text-scale="105%"/>
    </style:style>
    <style:style style:name="T241" style:family="text">
      <style:text-properties fo:letter-spacing="0.037cm" fo:background-color="#ff3333" loext:char-shading-value="0" style:text-scale="99%"/>
    </style:style>
    <style:style style:name="T242" style:family="text">
      <style:text-properties fo:letter-spacing="0.037cm" fo:background-color="#ff3333" loext:char-shading-value="0" style:text-scale="105%"/>
    </style:style>
    <style:style style:name="T243" style:family="text">
      <style:text-properties fo:letter-spacing="0.037cm" fo:background-color="#ffff66" loext:char-shading-value="0" style:text-scale="105%"/>
    </style:style>
    <style:style style:name="T244" style:family="text">
      <style:text-properties fo:letter-spacing="0.048cm" fo:background-color="#ffff66" loext:char-shading-value="0" style:text-scale="105%"/>
    </style:style>
    <style:style style:name="T245" style:family="text">
      <style:text-properties fo:letter-spacing="0.048cm" fo:background-color="#ffff00" loext:char-shading-value="0"/>
    </style:style>
    <style:style style:name="T246" style:family="text">
      <style:text-properties fo:letter-spacing="0.048cm" fo:background-color="#ffff00" loext:char-shading-value="0" style:text-scale="105%"/>
    </style:style>
    <style:style style:name="T247" style:family="text">
      <style:text-properties fo:letter-spacing="0.048cm" fo:background-color="#ff3333" loext:char-shading-value="0" style:text-scale="105%"/>
    </style:style>
    <style:style style:name="T248" style:family="text">
      <style:text-properties fo:letter-spacing="0.021cm" fo:background-color="#ff3333" loext:char-shading-value="0" style:text-scale="105%"/>
    </style:style>
    <style:style style:name="T249" style:family="text">
      <style:text-properties fo:letter-spacing="0.021cm" style:text-scale="105%"/>
    </style:style>
    <style:style style:name="T250" style:family="text">
      <style:text-properties fo:letter-spacing="0.021cm" fo:background-color="#ffff00" loext:char-shading-value="0"/>
    </style:style>
    <style:style style:name="T251" style:family="text">
      <style:text-properties fo:letter-spacing="0.021cm" fo:background-color="#ffff00" loext:char-shading-value="0" style:text-scale="105%"/>
    </style:style>
    <style:style style:name="T252" style:family="text">
      <style:text-properties fo:letter-spacing="0.021cm" fo:background-color="#ffff66" loext:char-shading-value="0" style:text-scale="105%"/>
    </style:style>
    <style:style style:name="T253" style:family="text">
      <style:text-properties fo:letter-spacing="0.023cm" fo:background-color="#ff3333" loext:char-shading-value="0" style:text-scale="105%"/>
    </style:style>
    <style:style style:name="T254" style:family="text">
      <style:text-properties fo:letter-spacing="0.023cm" style:text-scale="105%"/>
    </style:style>
    <style:style style:name="T255" style:family="text">
      <style:text-properties fo:letter-spacing="0.023cm" fo:background-color="#ffff66" loext:char-shading-value="0" style:text-scale="105%"/>
    </style:style>
    <style:style style:name="T256" style:family="text">
      <style:text-properties fo:background-color="#ffff66" loext:char-shading-value="0"/>
    </style:style>
    <style:style style:name="T257" style:family="text">
      <style:text-properties fo:background-color="#ffff66" loext:char-shading-value="0" style:text-scale="105%"/>
    </style:style>
    <style:style style:name="T258" style:family="text">
      <style:text-properties officeooo:rsid="0034688a" fo:background-color="#ffff66" loext:char-shading-value="0" style:text-scale="105%"/>
    </style:style>
    <style:style style:name="T259" style:family="text">
      <style:text-properties officeooo:rsid="0035e87a" fo:background-color="#ffff66" loext:char-shading-value="0" style:text-scale="105%"/>
    </style:style>
    <style:style style:name="T260" style:family="text">
      <style:text-properties fo:background-color="#ffff66" loext:char-shading-value="0" style:text-scale="109%"/>
    </style:style>
    <style:style style:name="T261" style:family="text">
      <style:text-properties fo:background-color="#ffff66" loext:char-shading-value="0" style:text-scale="104%"/>
    </style:style>
    <style:style style:name="T262" style:family="text">
      <style:text-properties fo:background-color="#ffff66" loext:char-shading-value="0" style:text-scale="102%"/>
    </style:style>
    <style:style style:name="T263" style:family="text">
      <style:text-properties fo:background-color="#ffff66" loext:char-shading-value="0" style:text-scale="103%"/>
    </style:style>
    <style:style style:name="T264" style:family="text">
      <style:text-properties fo:background-color="#ffff66" loext:char-shading-value="0" style:text-scale="112%"/>
    </style:style>
    <style:style style:name="T265" style:family="text">
      <style:text-properties fo:background-color="#ffff66" loext:char-shading-value="0" style:text-scale="99%"/>
    </style:style>
    <style:style style:name="T266" style:family="text">
      <style:text-properties fo:background-color="#ffff66" loext:char-shading-value="0" style:text-scale="97%"/>
    </style:style>
    <style:style style:name="T267" style:family="text">
      <style:text-properties officeooo:rsid="0035e87a" fo:background-color="#ffff66" loext:char-shading-value="0"/>
    </style:style>
    <style:style style:name="T268" style:family="text">
      <style:text-properties officeooo:rsid="003523dd" fo:background-color="#ffff66" loext:char-shading-value="0"/>
    </style:style>
    <style:style style:name="T269" style:family="text">
      <style:text-properties fo:background-color="#ff3333" loext:char-shading-value="0" style:text-scale="105%"/>
    </style:style>
    <style:style style:name="T270" style:family="text">
      <style:text-properties fo:background-color="#ff3333" loext:char-shading-value="0" style:text-scale="112%"/>
    </style:style>
    <style:style style:name="T271" style:family="text">
      <style:text-properties fo:background-color="#ff3333" loext:char-shading-value="0" style:text-scale="103%"/>
    </style:style>
    <style:style style:name="T272" style:family="text">
      <style:text-properties fo:background-color="#ff3333" loext:char-shading-value="0" style:text-scale="99%"/>
    </style:style>
    <style:style style:name="T273" style:family="text">
      <style:text-properties fo:letter-spacing="0.042cm"/>
    </style:style>
    <style:style style:name="T274" style:family="text">
      <style:text-properties fo:letter-spacing="0.042cm" fo:background-color="#ffff00" loext:char-shading-value="0"/>
    </style:style>
    <style:style style:name="T275" style:family="text">
      <style:text-properties fo:letter-spacing="0.042cm" fo:background-color="#ffff00" loext:char-shading-value="0" style:text-scale="107%"/>
    </style:style>
    <style:style style:name="T276" style:family="text">
      <style:text-properties fo:letter-spacing="0.042cm" fo:background-color="#ffff00" loext:char-shading-value="0" style:text-scale="98%"/>
    </style:style>
    <style:style style:name="T277" style:family="text">
      <style:text-properties fo:letter-spacing="0.042cm" officeooo:rsid="003c7565" fo:background-color="#ffff00" loext:char-shading-value="0"/>
    </style:style>
    <style:style style:name="T278" style:family="text">
      <style:text-properties fo:letter-spacing="0.042cm" fo:background-color="#ff3333" loext:char-shading-value="0" style:text-scale="103%"/>
    </style:style>
    <style:style style:name="T279" style:family="text">
      <style:text-properties fo:letter-spacing="0.042cm" fo:background-color="#ffff66" loext:char-shading-value="0" style:text-scale="105%"/>
    </style:style>
    <style:style style:name="T280" style:family="text">
      <style:text-properties fo:letter-spacing="0.042cm" fo:background-color="#ff6600" loext:char-shading-value="0" style:text-scale="106%"/>
    </style:style>
    <style:style style:name="T281" style:family="text">
      <style:text-properties fo:letter-spacing="0.042cm" officeooo:rsid="003c7565"/>
    </style:style>
    <style:style style:name="T282" style:family="text">
      <style:text-properties style:text-scale="105%"/>
    </style:style>
    <style:style style:name="T283" style:family="text">
      <style:text-properties officeooo:rsid="0032dc26" style:text-scale="105%"/>
    </style:style>
    <style:style style:name="T284" style:family="text">
      <style:text-properties fo:letter-spacing="0.092cm" fo:background-color="#ffff00" loext:char-shading-value="0" style:text-scale="105%"/>
    </style:style>
    <style:style style:name="T285" style:family="text">
      <style:text-properties fo:letter-spacing="0.085cm" fo:background-color="#ffff00" loext:char-shading-value="0" style:text-scale="105%"/>
    </style:style>
    <style:style style:name="T286" style:family="text">
      <style:text-properties fo:letter-spacing="0.085cm" fo:background-color="#ffff66" loext:char-shading-value="0" style:text-scale="105%"/>
    </style:style>
    <style:style style:name="T287" style:family="text">
      <style:text-properties fo:letter-spacing="0.035cm" style:text-scale="105%"/>
    </style:style>
    <style:style style:name="T288" style:family="text">
      <style:text-properties fo:letter-spacing="0.035cm" fo:background-color="#ff3333" loext:char-shading-value="0" style:text-scale="105%"/>
    </style:style>
    <style:style style:name="T289" style:family="text">
      <style:text-properties fo:letter-spacing="0.035cm" fo:background-color="#ffff66" loext:char-shading-value="0" style:text-scale="108%"/>
    </style:style>
    <style:style style:name="T290" style:family="text">
      <style:text-properties fo:letter-spacing="0.035cm" fo:background-color="#ffff66" loext:char-shading-value="0" style:text-scale="105%"/>
    </style:style>
    <style:style style:name="T291" style:family="text">
      <style:text-properties fo:letter-spacing="0.035cm" fo:background-color="#ff6600" loext:char-shading-value="0" style:text-scale="105%"/>
    </style:style>
    <style:style style:name="T292" style:family="text">
      <style:text-properties fo:letter-spacing="0.035cm" fo:background-color="#ffff00" loext:char-shading-value="0" style:text-scale="99%"/>
    </style:style>
    <style:style style:name="T293" style:family="text">
      <style:text-properties fo:letter-spacing="0.035cm" fo:background-color="#ffff00" loext:char-shading-value="0" style:text-scale="105%"/>
    </style:style>
    <style:style style:name="T294" style:family="text">
      <style:text-properties fo:letter-spacing="0.083cm" fo:background-color="#ffff00" loext:char-shading-value="0" style:text-scale="103%"/>
    </style:style>
    <style:style style:name="T295" style:family="text">
      <style:text-properties fo:letter-spacing="0.083cm" fo:background-color="#ffff66" loext:char-shading-value="0" style:text-scale="104%"/>
    </style:style>
    <style:style style:name="T296" style:family="text">
      <style:text-properties fo:letter-spacing="0.083cm" fo:background-color="#ffff66" loext:char-shading-value="0" style:text-scale="105%"/>
    </style:style>
    <style:style style:name="T297" style:family="text">
      <style:text-properties fo:letter-spacing="0.064cm" fo:background-color="#ffff66" loext:char-shading-value="0" style:text-scale="105%"/>
    </style:style>
    <style:style style:name="T298" style:family="text">
      <style:text-properties fo:letter-spacing="0.064cm" fo:background-color="#ffff00" loext:char-shading-value="0" style:text-scale="105%"/>
    </style:style>
    <style:style style:name="T299" style:family="text">
      <style:text-properties fo:letter-spacing="0.025cm" style:text-scale="105%"/>
    </style:style>
    <style:style style:name="T300" style:family="text">
      <style:text-properties fo:letter-spacing="0.025cm" fo:background-color="#ffff00" loext:char-shading-value="0" style:text-scale="105%"/>
    </style:style>
    <style:style style:name="T301" style:family="text">
      <style:text-properties fo:letter-spacing="0.025cm" fo:background-color="#ffff66" loext:char-shading-value="0" style:text-scale="105%"/>
    </style:style>
    <style:style style:name="T302" style:family="text">
      <style:text-properties fo:letter-spacing="0.081cm" fo:background-color="#ffff66" loext:char-shading-value="0" style:text-scale="105%"/>
    </style:style>
    <style:style style:name="T303" style:family="text">
      <style:text-properties fo:letter-spacing="0.079cm" fo:background-color="#ffff00" loext:char-shading-value="0" style:text-scale="105%"/>
    </style:style>
    <style:style style:name="T304" style:family="text">
      <style:text-properties fo:letter-spacing="0.079cm" fo:background-color="#ffff66" loext:char-shading-value="0" style:text-scale="105%"/>
    </style:style>
    <style:style style:name="T305" style:family="text">
      <style:text-properties fo:letter-spacing="0.049cm" fo:background-color="#ffff66" loext:char-shading-value="0" style:text-scale="106%"/>
    </style:style>
    <style:style style:name="T306" style:family="text">
      <style:text-properties fo:letter-spacing="0.049cm" fo:background-color="#ffff66" loext:char-shading-value="0" style:text-scale="105%"/>
    </style:style>
    <style:style style:name="T307" style:family="text">
      <style:text-properties fo:letter-spacing="0.049cm" fo:background-color="#ffff00" loext:char-shading-value="0"/>
    </style:style>
    <style:style style:name="T308" style:family="text">
      <style:text-properties fo:letter-spacing="0.049cm" fo:background-color="#ffff00" loext:char-shading-value="0" style:text-scale="104%"/>
    </style:style>
    <style:style style:name="T309" style:family="text">
      <style:text-properties fo:letter-spacing="0.032cm" style:text-scale="105%"/>
    </style:style>
    <style:style style:name="T310" style:family="text">
      <style:text-properties fo:letter-spacing="0.032cm" fo:background-color="#ffff00" loext:char-shading-value="0" style:text-scale="105%"/>
    </style:style>
    <style:style style:name="T311" style:family="text">
      <style:text-properties fo:letter-spacing="0.032cm" officeooo:rsid="003660f5" fo:background-color="#ffff00" loext:char-shading-value="0" style:text-scale="105%"/>
    </style:style>
    <style:style style:name="T312" style:family="text">
      <style:text-properties fo:letter-spacing="0.032cm" officeooo:rsid="0038201f" fo:background-color="#ffff00" loext:char-shading-value="0" style:text-scale="105%"/>
    </style:style>
    <style:style style:name="T313" style:family="text">
      <style:text-properties fo:letter-spacing="0.034cm" style:text-scale="105%"/>
    </style:style>
    <style:style style:name="T314" style:family="text">
      <style:text-properties fo:letter-spacing="0.034cm" fo:background-color="#ffff00" loext:char-shading-value="0" style:text-scale="105%"/>
    </style:style>
    <style:style style:name="T315" style:family="text">
      <style:text-properties fo:letter-spacing="0.034cm" fo:background-color="#ff6600" loext:char-shading-value="0" style:text-scale="105%"/>
    </style:style>
    <style:style style:name="T316" style:family="text">
      <style:text-properties fo:letter-spacing="0.076cm"/>
    </style:style>
    <style:style style:name="T317" style:family="text">
      <style:text-properties fo:letter-spacing="0.076cm" fo:background-color="#ffff00" loext:char-shading-value="0"/>
    </style:style>
    <style:style style:name="T318" style:family="text">
      <style:text-properties fo:letter-spacing="0.076cm" fo:background-color="#ffff00" loext:char-shading-value="0" style:text-scale="105%"/>
    </style:style>
    <style:style style:name="T319" style:family="text">
      <style:text-properties fo:letter-spacing="0.076cm" fo:background-color="#ffff66" loext:char-shading-value="0" style:text-scale="105%"/>
    </style:style>
    <style:style style:name="T320" style:family="text">
      <style:text-properties fo:letter-spacing="0.016cm" style:text-scale="105%"/>
    </style:style>
    <style:style style:name="T321" style:family="text">
      <style:text-properties fo:letter-spacing="0.016cm" fo:background-color="#ff3333" loext:char-shading-value="0" style:text-scale="105%"/>
    </style:style>
    <style:style style:name="T322" style:family="text">
      <style:text-properties fo:letter-spacing="0.016cm" fo:background-color="#ffff66" loext:char-shading-value="0" style:text-scale="105%"/>
    </style:style>
    <style:style style:name="T323" style:family="text">
      <style:text-properties fo:letter-spacing="0.016cm" officeooo:rsid="0035e87a" fo:background-color="#ffff66" loext:char-shading-value="0" style:text-scale="105%"/>
    </style:style>
    <style:style style:name="T324" style:family="text">
      <style:text-properties fo:letter-spacing="0.016cm" fo:background-color="#ff6600" loext:char-shading-value="0" style:text-scale="105%"/>
    </style:style>
    <style:style style:name="T325" style:family="text">
      <style:text-properties fo:letter-spacing="0.016cm" fo:background-color="#ffff00" loext:char-shading-value="0"/>
    </style:style>
    <style:style style:name="T326" style:family="text">
      <style:text-properties fo:letter-spacing="0.016cm" fo:background-color="#ffff00" loext:char-shading-value="0" style:text-scale="105%"/>
    </style:style>
    <style:style style:name="T327" style:family="text">
      <style:text-properties fo:letter-spacing="0.018cm" fo:background-color="#ffff66" loext:char-shading-value="0" style:text-scale="105%"/>
    </style:style>
    <style:style style:name="T328" style:family="text">
      <style:text-properties fo:letter-spacing="0.018cm" officeooo:rsid="0035e87a" fo:background-color="#ffff66" loext:char-shading-value="0" style:text-scale="105%"/>
    </style:style>
    <style:style style:name="T329" style:family="text">
      <style:text-properties fo:letter-spacing="0.018cm" fo:background-color="#ffff00" loext:char-shading-value="0"/>
    </style:style>
    <style:style style:name="T330" style:family="text">
      <style:text-properties fo:letter-spacing="0.018cm" fo:background-color="#ffff00" loext:char-shading-value="0" style:text-scale="105%"/>
    </style:style>
    <style:style style:name="T331" style:family="text">
      <style:text-properties style:text-scale="110%"/>
    </style:style>
    <style:style style:name="T332" style:family="text">
      <style:text-properties fo:letter-spacing="0.046cm" fo:background-color="#ffff00" loext:char-shading-value="0"/>
    </style:style>
    <style:style style:name="T333" style:family="text">
      <style:text-properties fo:letter-spacing="0.046cm" fo:background-color="#ffff00" loext:char-shading-value="0" style:text-scale="102%"/>
    </style:style>
    <style:style style:name="T334" style:family="text">
      <style:text-properties fo:letter-spacing="0.046cm" fo:background-color="#ffff00" loext:char-shading-value="0" style:text-scale="105%"/>
    </style:style>
    <style:style style:name="T335" style:family="text">
      <style:text-properties fo:letter-spacing="0.046cm" fo:background-color="#ffff00" loext:char-shading-value="0" style:text-scale="108%"/>
    </style:style>
    <style:style style:name="T336" style:family="text">
      <style:text-properties fo:letter-spacing="0.069cm" style:text-scale="105%"/>
    </style:style>
    <style:style style:name="T337" style:family="text">
      <style:text-properties fo:letter-spacing="0.069cm" fo:background-color="#ffff00" loext:char-shading-value="0"/>
    </style:style>
    <style:style style:name="T338" style:family="text">
      <style:text-properties fo:letter-spacing="0.072cm" fo:background-color="#ffff00" loext:char-shading-value="0"/>
    </style:style>
    <style:style style:name="T339" style:family="text">
      <style:text-properties fo:letter-spacing="0.078cm"/>
    </style:style>
    <style:style style:name="T340" style:family="text">
      <style:text-properties fo:letter-spacing="0.078cm" fo:background-color="#ffff00" loext:char-shading-value="0"/>
    </style:style>
    <style:style style:name="T341" style:family="text">
      <style:text-properties fo:letter-spacing="0.078cm" fo:background-color="#ffff00" loext:char-shading-value="0" style:text-scale="105%"/>
    </style:style>
    <style:style style:name="T342" style:family="text">
      <style:text-properties fo:letter-spacing="0.078cm" fo:background-color="transparent" loext:char-shading-value="0" style:text-scale="105%"/>
    </style:style>
    <style:style style:name="T343" style:family="text">
      <style:text-properties fo:letter-spacing="0.078cm" fo:background-color="#ffff66" loext:char-shading-value="0" style:text-scale="105%"/>
    </style:style>
    <style:style style:name="T344" style:family="text">
      <style:text-properties fo:letter-spacing="0.09cm" fo:background-color="#ffff00" loext:char-shading-value="0" style:text-scale="105%"/>
    </style:style>
    <style:style style:name="T345" style:family="text">
      <style:text-properties fo:letter-spacing="0.09cm" fo:background-color="#ff3333" loext:char-shading-value="0" style:text-scale="105%"/>
    </style:style>
    <style:style style:name="T346" style:family="text">
      <style:text-properties fo:letter-spacing="0.086cm" fo:background-color="#ffff66" loext:char-shading-value="0" style:text-scale="105%"/>
    </style:style>
    <style:style style:name="T347" style:family="text">
      <style:text-properties fo:letter-spacing="0.074cm"/>
    </style:style>
    <style:style style:name="T348" style:family="text">
      <style:text-properties fo:letter-spacing="0.074cm" fo:background-color="#ffff00" loext:char-shading-value="0"/>
    </style:style>
    <style:style style:name="T349" style:family="text">
      <style:text-properties fo:letter-spacing="0.074cm" fo:background-color="#ffff00" loext:char-shading-value="0" style:text-scale="105%"/>
    </style:style>
    <style:style style:name="T350" style:family="text">
      <style:text-properties fo:letter-spacing="0.074cm" fo:background-color="#ffff66" loext:char-shading-value="0" style:text-scale="105%"/>
    </style:style>
    <style:style style:name="T351" style:family="text">
      <style:text-properties fo:letter-spacing="0.088cm" fo:background-color="#ffff00" loext:char-shading-value="0" style:text-scale="105%"/>
    </style:style>
    <style:style style:name="T352" style:family="text">
      <style:text-properties style:font-name="MS Gothic" fo:background-color="#ffff66" loext:char-shading-value="0" style:font-name-asian="MS Gothic1" style:font-name-complex="MS Gothic1" style:text-scale="105%"/>
    </style:style>
    <style:style style:name="T353" style:family="text">
      <style:text-properties fo:letter-spacing="0.101cm" fo:background-color="#ffff00" loext:char-shading-value="0" style:text-scale="105%"/>
    </style:style>
    <style:style style:name="T354" style:family="text">
      <style:text-properties fo:letter-spacing="0.104cm" fo:background-color="#ffff66" loext:char-shading-value="0" style:text-scale="105%"/>
    </style:style>
    <style:style style:name="T355" style:family="text">
      <style:text-properties fo:letter-spacing="0.097cm" fo:background-color="#ffff00" loext:char-shading-value="0" style:text-scale="105%"/>
    </style:style>
    <style:style style:name="T356" style:family="text">
      <style:text-properties fo:background-color="#ff6600" loext:char-shading-value="0" style:text-scale="105%"/>
    </style:style>
    <style:style style:name="T357" style:family="text">
      <style:text-properties fo:background-color="#ff6600" loext:char-shading-value="0" style:text-scale="107%"/>
    </style:style>
    <style:style style:name="T358" style:family="text">
      <style:text-properties fo:language="fr" fo:country="CA"/>
    </style:style>
    <style:style style:name="fr1" style:family="graphic" style:parent-style-name="Frame">
      <style:graphic-properties style:wrap="run-through" style:number-wrapped-paragraphs="no-limit" style:vertical-pos="from-top" style:vertical-rel="page" style:horizontal-pos="from-left" style:horizontal-rel="page" fo:padding="0.15cm" fo:border="none" draw:textarea-vertical-align="top"/>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graphic-properties draw:stroke="solid" svg:stroke-width="0.014cm" svg:stroke-color="#000000" draw:stroke-linejoin="round" draw:fill="none" draw:textarea-vertical-align="top" draw:auto-grow-height="false" draw:fit-to-size="false" fo:min-height="0cm" fo:min-width="0cm" fo:padding-top="0.127cm" fo:padding-bottom="0.127cm" fo:padding-left="0.254cm" fo:padding-right="0.254cm" fo:wrap-option="wrap" style:run-through="background"/>
    </style:style>
  </office:automatic-styles>
  <office:body>
    <office:text text:use-soft-page-breaks="true">
      <office:forms form:automatic-focus="false" form:apply-design-mode="false"/>
      <text:tracked-changes text:track-changes="false">
        <text:changed-region xml:id="ct49628848" text:id="ct49628848">
          <text:insertion>
            <office:change-info>
              <dc:creator>Rivard, Christine</dc:creator>
              <dc:date>2015-03-26T15:22:00</dc:date>
            </office:change-info>
          </text:insertion>
        </text:changed-region>
        <text:changed-region xml:id="ct50406624" text:id="ct50406624">
          <text:deletion>
            <office:change-info>
              <dc:creator>Rivard, Christine</dc:creator>
              <dc:date>2015-03-26T15:22:00</dc:date>
            </office:change-info>
            <text:p text:style-name="P1"><text:span text:style-name="T1">tab </text:span></text:p>
          </text:deletion>
        </text:changed-region>
        <text:changed-region xml:id="ct50420608" text:id="ct50420608">
          <text:insertion>
            <office:change-info>
              <dc:creator>Rivard, Christine</dc:creator>
              <dc:date>2015-03-26T15:22:00</dc:date>
            </office:change-info>
          </text:insertion>
        </text:changed-region>
        <text:changed-region xml:id="ct49744672" text:id="ct49744672">
          <text:deletion>
            <office:change-info>
              <dc:creator>Rivard, Christine</dc:creator>
              <dc:date>2015-03-26T15:22:00</dc:date>
            </office:change-info>
            <text:p text:style-name="P1"><text:span text:style-name="T2">that </text:span></text:p>
          </text:deletion>
        </text:changed-region>
        <text:changed-region xml:id="ct49461696" text:id="ct49461696">
          <text:insertion>
            <office:change-info>
              <dc:creator>Rivard, Christine</dc:creator>
              <dc:date>2015-03-26T15:22:00</dc:date>
            </office:change-info>
          </text:insertion>
        </text:changed-region>
        <text:changed-region xml:id="ct49452432" text:id="ct49452432">
          <text:deletion>
            <office:change-info>
              <dc:creator>Rivard, Christine</dc:creator>
              <dc:date>2015-03-26T15:23:00</dc:date>
            </office:change-info>
            <text:p text:style-name="P1"><text:span text:style-name="T3">location </text:span></text:p>
          </text:deletion>
        </text:changed-region>
        <text:changed-region xml:id="ct49455424" text:id="ct49455424">
          <text:insertion>
            <office:change-info>
              <dc:creator>Rivard, Christine</dc:creator>
              <dc:date>2015-03-26T15:23:00</dc:date>
            </office:change-info>
          </text:insertion>
        </text:changed-region>
        <text:changed-region xml:id="ct50253632" text:id="ct50253632">
          <text:insertion>
            <office:change-info>
              <dc:creator>Rivard, Christine</dc:creator>
              <dc:date>2015-03-26T15:22:00</dc:date>
            </office:change-info>
          </text:insertion>
        </text:changed-region>
        <text:changed-region xml:id="ct50253840" text:id="ct50253840">
          <text:deletion>
            <office:change-info>
              <dc:creator>Rivard, Christine</dc:creator>
              <dc:date>2015-03-26T15:22:00</dc:date>
            </office:change-info>
            <text:p text:style-name="P1"><text:span text:style-name="T3">t</text:span></text:p>
          </text:deletion>
        </text:changed-region>
        <text:changed-region xml:id="ct50261120" text:id="ct50261120">
          <text:insertion>
            <office:change-info>
              <dc:creator>Rivard, Christine</dc:creator>
              <dc:date>2015-03-26T15:24:00</dc:date>
            </office:change-info>
          </text:insertion>
        </text:changed-region>
        <text:changed-region xml:id="ct49446192" text:id="ct49446192">
          <text:deletion>
            <office:change-info>
              <dc:creator>Rivard, Christine</dc:creator>
              <dc:date>2015-03-26T15:25:00</dc:date>
            </office:change-info>
            <text:p text:style-name="P2"><text:span text:style-name="T3">file </text:span></text:p>
          </text:deletion>
        </text:changed-region>
        <text:changed-region xml:id="ct49250320" text:id="ct49250320">
          <text:insertion>
            <office:change-info>
              <dc:creator>Rivard, Christine</dc:creator>
              <dc:date>2015-03-26T15:25:00</dc:date>
            </office:change-info>
          </text:insertion>
        </text:changed-region>
        <text:changed-region xml:id="ct49717904" text:id="ct49717904">
          <text:insertion>
            <office:change-info>
              <dc:creator>Rivard, Christine</dc:creator>
              <dc:date>2015-03-26T15:30:00</dc:date>
            </office:change-info>
          </text:insertion>
        </text:changed-region>
        <text:changed-region xml:id="ct48298384" text:id="ct48298384">
          <text:deletion>
            <office:change-info>
              <dc:creator>Rivard, Christine</dc:creator>
              <dc:date>2015-03-26T15:32:00</dc:date>
            </office:change-info>
            <text:p text:style-name="P3"><text:span text:style-name="T3">weather station </text:span></text:p>
          </text:deletion>
        </text:changed-region>
        <text:changed-region xml:id="ct48554608" text:id="ct48554608">
          <text:insertion>
            <office:change-info>
              <dc:creator>Rivard, Christine</dc:creator>
              <dc:date>2015-03-26T15:32:00</dc:date>
            </office:change-info>
          </text:insertion>
        </text:changed-region>
        <text:changed-region xml:id="ct48554816" text:id="ct48554816">
          <text:deletion>
            <office:change-info>
              <dc:creator>Rivard, Christine</dc:creator>
              <dc:date>2015-03-26T15:32:00</dc:date>
            </office:change-info>
            <text:p text:style-name="P3"><text:span text:style-name="T4">,</text:span></text:p>
          </text:deletion>
        </text:changed-region>
        <text:changed-region xml:id="ct48556160" text:id="ct48556160">
          <text:deletion>
            <office:change-info>
              <dc:creator>Rivard, Christine</dc:creator>
              <dc:date>2015-03-26T15:32:00</dc:date>
            </office:change-info>
            <text:p text:style-name="P3"><text:span text:style-name="T3">located in southern Quebec, </text:span></text:p>
          </text:deletion>
        </text:changed-region>
        <text:changed-region xml:id="ct49736048" text:id="ct49736048">
          <text:insertion>
            <office:change-info>
              <dc:creator>Rivard, Christine</dc:creator>
              <dc:date>2015-03-26T15:52:00</dc:date>
            </office:change-info>
          </text:insertion>
        </text:changed-region>
        <text:changed-region xml:id="ct49607856" text:id="ct49607856">
          <text:deletion>
            <office:change-info>
              <dc:creator>Rivard, Christine</dc:creator>
              <dc:date>2015-03-26T15:39:00</dc:date>
            </office:change-info>
            <text:p text:style-name="P4"><text:span text:style-name="T5"><text:s/></text:span></text:p>
          </text:deletion>
        </text:changed-region>
        <text:changed-region xml:id="ct50304224" text:id="ct50304224">
          <text:deletion>
            <office:change-info>
              <dc:creator>Rivard, Christine</dc:creator>
              <dc:date>2015-03-26T15:52:00</dc:date>
            </office:change-info>
            <text:p text:style-name="P4"><text:span text:style-name="T5">Data</text:span></text:p>
          </text:deletion>
        </text:changed-region>
        <text:changed-region xml:id="ct50302912" text:id="ct50302912">
          <text:insertion>
            <office:change-info>
              <dc:creator>Rivard, Christine</dc:creator>
              <dc:date>2015-03-26T15:40:00</dc:date>
            </office:change-info>
          </text:insertion>
        </text:changed-region>
        <text:changed-region xml:id="ct48542160" text:id="ct48542160">
          <text:insertion>
            <office:change-info>
              <dc:creator>Rivard, Christine</dc:creator>
              <dc:date>2015-03-26T15:42:00</dc:date>
            </office:change-info>
          </text:insertion>
        </text:changed-region>
        <text:changed-region xml:id="ct48542368" text:id="ct48542368">
          <text:deletion>
            <office:change-info>
              <dc:creator>Rivard, Christine</dc:creator>
              <dc:date>2015-03-26T15:42:00</dc:date>
            </office:change-info>
            <text:p text:style-name="P5"><text:span text:style-name="T6">by</text:span><text:span text:style-name="T7"> </text:span><text:span text:style-name="T6">opening</text:span><text:span text:style-name="T7"> </text:span><text:span text:style-name="T6">a custom</text:span><text:span text:style-name="T7"> </text:span><text:span text:style-name="T6">weather station</text:span><text:span text:style-name="T8"> </text:span><text:span text:style-name="T6">list</text:span></text:p>
          </text:deletion>
        </text:changed-region>
        <text:changed-region xml:id="ct47199472" text:id="ct47199472">
          <text:deletion>
            <office:change-info>
              <dc:creator>Rivard, Christine</dc:creator>
              <dc:date>2015-03-26T15:44:00</dc:date>
            </office:change-info>
            <text:p text:style-name="P5"><text:span text:style-name="T9">button</text:span><text:span text:style-name="T10"> </text:span></text:p>
          </text:deletion>
        </text:changed-region>
        <text:changed-region xml:id="ct50697344" text:id="ct50697344">
          <text:insertion>
            <office:change-info>
              <dc:creator>Rivard, Christine</dc:creator>
              <dc:date>2015-03-26T15:44:00</dc:date>
            </office:change-info>
          </text:insertion>
        </text:changed-region>
        <text:changed-region xml:id="ct50849552" text:id="ct50849552">
          <text:deletion>
            <office:change-info>
              <dc:creator>Rivard, Christine</dc:creator>
              <dc:date>2015-03-26T15:45:00</dc:date>
            </office:change-info>
            <text:p text:style-name="P5"><text:span text:style-name="T11">For</text:span><text:span text:style-name="T12"> </text:span><text:span text:style-name="T11">each</text:span><text:span text:style-name="T13"> </text:span><text:span text:style-name="T11">year</text:span><text:span text:style-name="T12"> </text:span><text:span text:style-name="T11">between</text:span><text:span text:style-name="T12"> </text:span><text:span text:style-name="T11">the</text:span><text:span text:style-name="T12"> </text:span><text:span text:style-name="T11">values</text:span><text:span text:style-name="T12"> </text:span><text:span text:style-name="T11">specified</text:span><text:span text:style-name="T13"> </text:span><text:span text:style-name="T11">in</text:span><text:span text:style-name="T13"> </text:span><text:span text:style-name="T11">the</text:span><text:span text:style-name="T12"> </text:span><text:span text:style-name="T14">Download Data</text:span><text:span text:style-name="T15"> </text:span><text:span text:style-name="T11">year</text:span><text:span text:style-name="T12"> </text:span><text:span text:style-name="T11">range,</text:span><text:span text:style-name="T12"> </text:span></text:p>
          </text:deletion>
        </text:changed-region>
        <text:changed-region xml:id="ct48290848" text:id="ct48290848">
          <text:deletion>
            <office:change-info>
              <dc:creator>Rivard, Christine</dc:creator>
              <dc:date>2015-03-26T15:44:00</dc:date>
            </office:change-info>
            <text:p text:style-name="P5"><text:span text:style-name="T16">the </text:span></text:p>
          </text:deletion>
        </text:changed-region>
        <text:changed-region xml:id="ct50755040" text:id="ct50755040">
          <text:insertion>
            <office:change-info>
              <dc:creator>Rivard, Christine</dc:creator>
              <dc:date>2015-03-26T15:45:00</dc:date>
            </office:change-info>
          </text:insertion>
        </text:changed-region>
        <text:changed-region xml:id="ct48096400" text:id="ct48096400">
          <text:insertion>
            <office:change-info>
              <dc:creator>Rivard, Christine</dc:creator>
              <dc:date>2015-03-26T15:44:00</dc:date>
            </office:change-info>
          </text:insertion>
        </text:changed-region>
        <text:changed-region xml:id="ct50735680" text:id="ct50735680">
          <text:insertion>
            <office:change-info>
              <dc:creator>Rivard, Christine</dc:creator>
              <dc:date>2015-03-26T15:45:00</dc:date>
            </office:change-info>
          </text:insertion>
        </text:changed-region>
        <text:changed-region xml:id="ct48557712" text:id="ct48557712">
          <text:insertion>
            <office:change-info>
              <dc:creator>Rivard, Christine</dc:creator>
              <dc:date>2015-03-26T15:46:00</dc:date>
            </office:change-info>
          </text:insertion>
        </text:changed-region>
        <text:changed-region xml:id="ct48557920" text:id="ct48557920">
          <text:deletion>
            <office:change-info>
              <dc:creator>Rivard, Christine</dc:creator>
              <dc:date>2015-03-26T15:46:00</dc:date>
            </office:change-info>
            <text:p text:style-name="P5"><text:span text:style-name="T17">folder</text:span></text:p>
          </text:deletion>
        </text:changed-region>
        <text:changed-region xml:id="ct48089840" text:id="ct48089840">
          <text:deletion>
            <office:change-info>
              <dc:creator>Rivard, Christine</dc:creator>
              <dc:date>2015-03-26T15:47:00</dc:date>
            </office:change-info>
            <text:p text:style-name="P5"><text:span text:style-name="T3"><text:s/></text:span><text:span text:style-name="T4">for</text:span><text:span text:style-name="T3"> each </text:span><text:span text:style-name="T4">year</text:span><text:span text:style-name="T3"> </text:span><text:span text:style-name="T4">individually</text:span></text:p>
          </text:deletion>
        </text:changed-region>
        <text:changed-region xml:id="ct48084176" text:id="ct48084176">
          <text:insertion>
            <office:change-info>
              <dc:creator>Rivard, Christine</dc:creator>
              <dc:date>2015-03-26T15:48:00</dc:date>
            </office:change-info>
          </text:insertion>
        </text:changed-region>
        <text:changed-region xml:id="ct48579680" text:id="ct48579680">
          <text:deletion>
            <office:change-info>
              <dc:creator>Rivard, Christine</dc:creator>
              <dc:date>2015-03-26T15:49:00</dc:date>
            </office:change-info>
            <text:p text:style-name="P6"><text:span text:style-name="T4">for</text:span><text:span text:style-name="T18"> </text:span><text:span text:style-name="T4">that</text:span><text:span text:style-name="T19"> </text:span><text:span text:style-name="T4">whole</text:span><text:span text:style-name="T19"> </text:span><text:span text:style-name="T4">year</text:span><text:span text:style-name="T18"> </text:span></text:p>
          </text:deletion>
        </text:changed-region>
        <text:changed-region xml:id="ct48108992" text:id="ct48108992">
          <text:deletion>
            <office:change-info>
              <dc:creator>Rivard, Christine</dc:creator>
              <dc:date>2015-03-26T15:49:00</dc:date>
            </office:change-info>
            <text:p text:style-name="P6"><text:span text:style-name="T18">folder</text:span><text:span text:style-name="T19"> </text:span></text:p>
          </text:deletion>
        </text:changed-region>
        <text:changed-region xml:id="ct47848864" text:id="ct47848864">
          <text:insertion>
            <office:change-info>
              <dc:creator>Rivard, Christine</dc:creator>
              <dc:date>2015-03-26T15:49:00</dc:date>
            </office:change-info>
          </text:insertion>
        </text:changed-region>
        <text:changed-region xml:id="ct48573936" text:id="ct48573936">
          <text:deletion>
            <office:change-info>
              <dc:creator>Rivard, Christine</dc:creator>
              <dc:date>2015-03-26T15:50:00</dc:date>
            </office:change-info>
            <text:p text:style-name="P6"><text:span text:style-name="T20">pass </text:span></text:p>
          </text:deletion>
        </text:changed-region>
        <text:changed-region xml:id="ct49900432" text:id="ct49900432">
          <text:insertion>
            <office:change-info>
              <dc:creator>Rivard, Christine</dc:creator>
              <dc:date>2015-03-26T15:50:00</dc:date>
            </office:change-info>
          </text:insertion>
        </text:changed-region>
        <text:changed-region xml:id="ct47633408" text:id="ct47633408">
          <text:deletion>
            <office:change-info>
              <dc:creator>Rivard, Christine</dc:creator>
              <dc:date>2015-03-26T15:51:00</dc:date>
            </office:change-info>
            <text:p text:style-name="P6"><text:span text:style-name="T9"><text:s/></text:span><text:span text:style-name="T4">normally</text:span><text:span text:style-name="T9"> </text:span><text:span text:style-name="T4">from</text:span><text:span text:style-name="T21"> </text:span><text:span text:style-name="T4">the</text:span><text:span text:style-name="T10"> </text:span><text:span text:style-name="T4">CDCD</text:span></text:p>
          </text:deletion>
        </text:changed-region>
        <text:changed-region xml:id="ct47707968" text:id="ct47707968">
          <text:insertion>
            <office:change-info>
              <dc:creator>Rivard, Christine</dc:creator>
              <dc:date>2015-03-26T15:54:00</dc:date>
            </office:change-info>
          </text:insertion>
        </text:changed-region>
        <text:changed-region xml:id="ct50265424" text:id="ct50265424">
          <text:deletion>
            <office:change-info>
              <dc:creator>Rivard, Christine</dc:creator>
              <dc:date>2015-03-26T15:54:00</dc:date>
            </office:change-info>
            <text:p text:style-name="P6"><text:span text:style-name="T22">Data</text:span></text:p>
          </text:deletion>
        </text:changed-region>
        <text:changed-region xml:id="ct48106784" text:id="ct48106784">
          <text:deletion>
            <office:change-info>
              <dc:creator>Rivard, Christine</dc:creator>
              <dc:date>2015-03-26T15:55:00</dc:date>
            </office:change-info>
            <text:p text:style-name="P7"><text:span text:style-name="T3">ends </text:span></text:p>
          </text:deletion>
        </text:changed-region>
        <text:changed-region xml:id="ct48187648" text:id="ct48187648">
          <text:insertion>
            <office:change-info>
              <dc:creator>Rivard, Christine</dc:creator>
              <dc:date>2015-03-26T15:55:00</dc:date>
            </office:change-info>
          </text:insertion>
        </text:changed-region>
        <text:changed-region xml:id="ct48598000" text:id="ct48598000">
          <text:deletion>
            <office:change-info>
              <dc:creator>Rivard, Christine</dc:creator>
              <dc:date>2015-03-26T15:56:00</dc:date>
            </office:change-info>
            <text:p text:style-name="P7"><text:span text:style-name="T4">s</text:span></text:p>
          </text:deletion>
        </text:changed-region>
        <text:changed-region xml:id="ct47199008" text:id="ct47199008">
          <text:insertion>
            <office:change-info>
              <dc:creator>Rivard, Christine</dc:creator>
              <dc:date>2015-03-26T15:55:00</dc:date>
            </office:change-info>
          </text:insertion>
        </text:changed-region>
        <text:changed-region xml:id="ct50271776" text:id="ct50271776">
          <text:insertion>
            <office:change-info>
              <dc:creator>Rivard, Christine</dc:creator>
              <dc:date>2015-03-26T15:55:00</dc:date>
            </office:change-info>
          </text:insertion>
        </text:changed-region>
        <text:changed-region xml:id="ct48083536" text:id="ct48083536">
          <text:deletion>
            <office:change-info>
              <dc:creator>Rivard, Christine</dc:creator>
              <dc:date>2015-03-26T15:58:00</dc:date>
            </office:change-info>
            <text:p text:style-name="P7"><text:span text:style-name="T3">That</text:span><text:span text:style-name="T23"> </text:span><text:span text:style-name="T24">is</text:span></text:p>
          </text:deletion>
        </text:changed-region>
        <text:changed-region xml:id="ct50688880" text:id="ct50688880">
          <text:insertion>
            <office:change-info>
              <dc:creator>Rivard, Christine</dc:creator>
              <dc:date>2015-03-26T15:59:00</dc:date>
            </office:change-info>
          </text:insertion>
        </text:changed-region>
        <text:changed-region xml:id="ct50684384" text:id="ct50684384">
          <text:deletion>
            <office:change-info>
              <dc:creator>Rivard, Christine</dc:creator>
              <dc:date>2015-03-26T16:00:00</dc:date>
            </office:change-info>
            <text:p text:style-name="P7"><text:span text:style-name="T3">for</text:span><text:span text:style-name="T25"> </text:span></text:p>
          </text:deletion>
        </text:changed-region>
        <text:changed-region xml:id="ct50823696" text:id="ct50823696">
          <text:insertion>
            <office:change-info>
              <dc:creator>Rivard, Christine</dc:creator>
              <dc:date>2015-03-26T16:00:00</dc:date>
            </office:change-info>
          </text:insertion>
        </text:changed-region>
        <text:changed-region xml:id="ct50716352" text:id="ct50716352">
          <text:deletion>
            <office:change-info>
              <dc:creator>Rivard, Christine</dc:creator>
              <dc:date>2015-03-26T16:00:00</dc:date>
            </office:change-info>
            <text:p text:style-name="P7"><text:span text:style-name="T25">year </text:span></text:p>
          </text:deletion>
        </text:changed-region>
        <text:changed-region xml:id="ct50504944" text:id="ct50504944">
          <text:insertion>
            <office:change-info>
              <dc:creator>Rivard, Christine</dc:creator>
              <dc:date>2015-03-26T16:00:00</dc:date>
            </office:change-info>
          </text:insertion>
        </text:changed-region>
        <text:changed-region xml:id="ct47593040" text:id="ct47593040">
          <text:insertion>
            <office:change-info>
              <dc:creator>Rivard, Christine</dc:creator>
              <dc:date>2015-03-26T16:01:00</dc:date>
            </office:change-info>
          </text:insertion>
        </text:changed-region>
        <text:changed-region xml:id="ct47305520" text:id="ct47305520">
          <text:insertion>
            <office:change-info>
              <dc:creator>Rivard, Christine</dc:creator>
              <dc:date>2015-03-26T16:01:00</dc:date>
            </office:change-info>
          </text:insertion>
        </text:changed-region>
        <text:changed-region xml:id="ct49905024" text:id="ct49905024">
          <text:insertion>
            <office:change-info>
              <dc:creator>Rivard, Christine</dc:creator>
              <dc:date>2015-03-27T09:06:00</dc:date>
            </office:change-info>
          </text:insertion>
        </text:changed-region>
        <text:changed-region xml:id="ct48548048" text:id="ct48548048">
          <text:insertion>
            <office:change-info>
              <dc:creator>Rivard, Christine</dc:creator>
              <dc:date>2015-03-27T09:07:00</dc:date>
            </office:change-info>
          </text:insertion>
        </text:changed-region>
        <text:changed-region xml:id="ct48547456" text:id="ct48547456">
          <text:insertion>
            <office:change-info>
              <dc:creator>Rivard, Christine</dc:creator>
              <dc:date>2015-03-27T09:06:00</dc:date>
            </office:change-info>
          </text:insertion>
        </text:changed-region>
        <text:changed-region xml:id="ct47304912" text:id="ct47304912">
          <text:deletion>
            <office:change-info>
              <dc:creator>Rivard, Christine</dc:creator>
              <dc:date>2015-03-26T16:01:00</dc:date>
            </office:change-info>
            <text:p text:style-name="P7"><text:span text:style-name="T26">values</text:span><text:span text:style-name="T2"> </text:span></text:p>
          </text:deletion>
        </text:changed-region>
        <text:changed-region xml:id="ct48547664" text:id="ct48547664">
          <text:deletion>
            <office:change-info>
              <dc:creator>Rivard, Christine</dc:creator>
              <dc:date>2015-03-26T16:20:00</dc:date>
            </office:change-info>
            <text:p text:style-name="P7"><text:span text:style-name="T26">will be</text:span><text:span text:style-name="T2"> </text:span><text:span text:style-name="T26">put</text:span><text:span text:style-name="T27"> </text:span><text:span text:style-name="T26">every</text:span></text:p>
          </text:deletion>
        </text:changed-region>
        <text:changed-region xml:id="ct47329344" text:id="ct47329344">
          <text:insertion>
            <office:change-info>
              <dc:creator>Rivard, Christine</dc:creator>
              <dc:date>2015-03-27T09:07:00</dc:date>
            </office:change-info>
          </text:insertion>
        </text:changed-region>
        <text:changed-region xml:id="ct49327856" text:id="ct49327856">
          <text:insertion>
            <office:change-info>
              <dc:creator>Rivard, Christine</dc:creator>
              <dc:date>2015-03-26T16:20:00</dc:date>
            </office:change-info>
          </text:insertion>
        </text:changed-region>
        <text:changed-region xml:id="ct50726080" text:id="ct50726080">
          <text:deletion>
            <office:change-info>
              <dc:creator>Rivard, Christine</dc:creator>
              <dc:date>2015-03-26T16:20:00</dc:date>
            </office:change-info>
            <text:p text:style-name="P7"><text:span text:style-name="T1">about </text:span></text:p>
          </text:deletion>
        </text:changed-region>
        <text:changed-region xml:id="ct47330288" text:id="ct47330288">
          <text:insertion>
            <office:change-info>
              <dc:creator>Rivard, Christine</dc:creator>
              <dc:date>2015-03-26T16:20:00</dc:date>
            </office:change-info>
          </text:insertion>
        </text:changed-region>
        <text:changed-region xml:id="ct48130032" text:id="ct48130032">
          <text:insertion>
            <office:change-info>
              <dc:creator>Rivard, Christine</dc:creator>
              <dc:date>2015-03-26T16:21:00</dc:date>
            </office:change-info>
          </text:insertion>
        </text:changed-region>
        <text:changed-region xml:id="ct47336976" text:id="ct47336976">
          <text:insertion>
            <office:change-info>
              <dc:creator>Rivard, Christine</dc:creator>
              <dc:date>2015-03-26T16:21:00</dc:date>
            </office:change-info>
          </text:insertion>
        </text:changed-region>
        <text:changed-region xml:id="ct48575680" text:id="ct48575680">
          <text:deletion>
            <office:change-info>
              <dc:creator>Rivard, Christine</dc:creator>
              <dc:date>2015-03-26T16:26:00</dc:date>
            </office:change-info>
            <text:p text:style-name="P8"><text:span text:style-name="T28">folder</text:span><text:span text:style-name="T29"> </text:span></text:p>
          </text:deletion>
        </text:changed-region>
        <text:changed-region xml:id="ct50688224" text:id="ct50688224">
          <text:insertion>
            <office:change-info>
              <dc:creator>Rivard, Christine</dc:creator>
              <dc:date>2015-03-26T16:26:00</dc:date>
            </office:change-info>
          </text:insertion>
        </text:changed-region>
        <text:changed-region xml:id="ct47200368" text:id="ct47200368">
          <text:insertion>
            <office:change-info>
              <dc:creator>Rivard, Christine</dc:creator>
              <dc:date>2015-03-26T16:27:00</dc:date>
            </office:change-info>
          </text:insertion>
        </text:changed-region>
        <text:changed-region xml:id="ct47842720" text:id="ct47842720">
          <text:deletion>
            <office:change-info>
              <dc:creator>Rivard, Christine</dc:creator>
              <dc:date>2015-03-26T16:27:00</dc:date>
            </office:change-info>
            <text:p text:style-name="P8"><text:span text:style-name="T30">any</text:span><text:span text:style-name="T31"> </text:span></text:p>
          </text:deletion>
        </text:changed-region>
        <text:changed-region xml:id="ct47309008" text:id="ct47309008">
          <text:deletion>
            <office:change-info>
              <dc:creator>Rivard, Christine</dc:creator>
              <dc:date>2015-03-26T16:27:00</dc:date>
            </office:change-info>
            <text:p text:style-name="P8"><text:span text:style-name="T32">y</text:span></text:p>
          </text:deletion>
        </text:changed-region>
        <text:changed-region xml:id="ct47305776" text:id="ct47305776">
          <text:insertion>
            <office:change-info>
              <dc:creator>Rivard, Christine</dc:creator>
              <dc:date>2015-03-26T16:27:00</dc:date>
            </office:change-info>
          </text:insertion>
        </text:changed-region>
        <text:changed-region xml:id="ct48106064" text:id="ct48106064">
          <text:deletion>
            <office:change-info>
              <dc:creator>Rivard, Christine</dc:creator>
              <dc:date>2015-03-26T16:27:00</dc:date>
            </office:change-info>
            <text:p text:style-name="P8"><text:span text:style-name="T33">button</text:span><text:span text:style-name="T34"> </text:span></text:p>
          </text:deletion>
        </text:changed-region>
        <text:changed-region xml:id="ct47702992" text:id="ct47702992">
          <text:insertion>
            <office:change-info>
              <dc:creator>Rivard, Christine</dc:creator>
              <dc:date>2015-03-26T16:27:00</dc:date>
            </office:change-info>
          </text:insertion>
        </text:changed-region>
        <text:changed-region xml:id="ct50417312" text:id="ct50417312">
          <text:insertion>
            <office:change-info>
              <dc:creator>Rivard, Christine</dc:creator>
              <dc:date>2015-03-26T16:34:00</dc:date>
            </office:change-info>
          </text:insertion>
        </text:changed-region>
        <text:changed-region xml:id="ct50417520" text:id="ct50417520">
          <text:deletion>
            <office:change-info>
              <dc:creator>Rivard, Christine</dc:creator>
              <dc:date>2015-03-26T16:34:00</dc:date>
            </office:change-info>
            <text:p text:style-name="P8"><text:span text:style-name="T4"/></text:p>
            <text:p text:style-name="P8"><text:span text:style-name="T4"/></text:p>
          </text:deletion>
        </text:changed-region>
        <text:changed-region xml:id="ct51116256" text:id="ct51116256">
          <text:deletion>
            <office:change-info>
              <dc:creator>Rivard, Christine</dc:creator>
              <dc:date>2015-03-26T16:30:00</dc:date>
            </office:change-info>
            <text:p text:style-name="P8"><text:span text:style-name="T35">file data</text:span><text:span text:style-name="T36"> concatenated</text:span><text:span text:style-name="T37"> new</text:span><text:span text:style-name="T35"> a and</text:span></text:p>
          </text:deletion>
        </text:changed-region>
        <text:changed-region xml:id="ct51116048" text:id="ct51116048">
          <text:deletion>
            <office:change-info>
              <dc:creator>Rivard, Christine</dc:creator>
              <dc:date>2015-03-26T16:29:00</dc:date>
            </office:change-info>
            <text:p text:style-name="P8"><text:span text:style-name="T35">s</text:span></text:p>
          </text:deletion>
        </text:changed-region>
        <text:changed-region xml:id="ct51115808" text:id="ct51115808">
          <text:deletion>
            <office:change-info>
              <dc:creator>Rivard, Christine</dc:creator>
              <dc:date>2015-03-26T16:30:00</dc:date>
            </office:change-info>
            <text:p text:style-name="P8"><text:span text:style-name="T35"><text:s/></text:span></text:p>
          </text:deletion>
        </text:changed-region>
        <text:changed-region xml:id="ct48569696" text:id="ct48569696">
          <text:insertion>
            <office:change-info>
              <dc:creator>Rivard, Christine</dc:creator>
              <dc:date>2015-03-26T15:52:00</dc:date>
            </office:change-info>
          </text:insertion>
        </text:changed-region>
        <text:changed-region xml:id="ct47415472" text:id="ct47415472">
          <text:deletion>
            <office:change-info>
              <dc:creator>Rivard, Christine</dc:creator>
              <dc:date>2015-03-26T16:47:00</dc:date>
            </office:change-info>
            <text:p text:style-name="P9"><text:span text:style-name="T38">tab</text:span></text:p>
          </text:deletion>
        </text:changed-region>
        <text:changed-region xml:id="ct49743344" text:id="ct49743344">
          <text:insertion>
            <office:change-info>
              <dc:creator>Rivard, Christine</dc:creator>
              <dc:date>2015-03-26T16:47:00</dc:date>
            </office:change-info>
          </text:insertion>
        </text:changed-region>
        <text:changed-region xml:id="ct48603792" text:id="ct48603792">
          <text:insertion>
            <office:change-info>
              <dc:creator>Rivard, Christine</dc:creator>
              <dc:date>2015-03-26T16:54:00</dc:date>
            </office:change-info>
          </text:insertion>
        </text:changed-region>
        <text:changed-region xml:id="ct47327088" text:id="ct47327088">
          <text:insertion>
            <office:change-info>
              <dc:creator>Rivard, Christine</dc:creator>
              <dc:date>2015-03-26T16:55:00</dc:date>
            </office:change-info>
          </text:insertion>
        </text:changed-region>
        <text:changed-region xml:id="ct50863216" text:id="ct50863216">
          <text:insertion>
            <office:change-info>
              <dc:creator>Rivard, Christine</dc:creator>
              <dc:date>2015-03-26T16:55:00</dc:date>
            </office:change-info>
          </text:insertion>
        </text:changed-region>
        <text:changed-region xml:id="ct50733328" text:id="ct50733328">
          <text:deletion>
            <office:change-info>
              <dc:creator>Rivard, Christine</dc:creator>
              <dc:date>2015-03-26T16:56:00</dc:date>
            </office:change-info>
            <text:p text:style-name="P10"><text:span text:style-name="T39">In</text:span><text:span text:style-name="T40"> </text:span><text:span text:style-name="T39">addition,</text:span><text:span text:style-name="T41"> </text:span><text:span text:style-name="T39">e</text:span></text:p>
          </text:deletion>
        </text:changed-region>
        <text:changed-region xml:id="ct48181504" text:id="ct48181504">
          <text:insertion>
            <office:change-info>
              <dc:creator>Rivard, Christine</dc:creator>
              <dc:date>2015-03-26T16:56:00</dc:date>
            </office:change-info>
          </text:insertion>
        </text:changed-region>
        <text:changed-region xml:id="ct47629312" text:id="ct47629312">
          <text:insertion>
            <office:change-info>
              <dc:creator>Rivard, Christine</dc:creator>
              <dc:date>2015-03-26T16:55:00</dc:date>
            </office:change-info>
          </text:insertion>
        </text:changed-region>
        <text:changed-region xml:id="ct47315696" text:id="ct47315696">
          <text:deletion>
            <office:change-info>
              <dc:creator>Rivard, Christine</dc:creator>
              <dc:date>2015-03-26T16:55:00</dc:date>
            </office:change-info>
            <text:p text:style-name="P10"><text:span text:style-name="T42">folder</text:span><text:span text:style-name="T41"> </text:span></text:p>
          </text:deletion>
        </text:changed-region>
        <text:changed-region xml:id="ct48296896" text:id="ct48296896">
          <text:insertion>
            <office:change-info>
              <dc:creator>Rivard, Christine</dc:creator>
              <dc:date>2015-03-26T16:55:00</dc:date>
            </office:change-info>
          </text:insertion>
        </text:changed-region>
        <text:changed-region xml:id="ct47845776" text:id="ct47845776">
          <text:deletion>
            <office:change-info>
              <dc:creator>Rivard, Christine</dc:creator>
              <dc:date>2015-03-26T16:56:00</dc:date>
            </office:change-info>
            <text:p text:style-name="P10"><text:span text:style-name="T43">about</text:span><text:span text:style-name="T41"> </text:span></text:p>
          </text:deletion>
        </text:changed-region>
        <text:changed-region xml:id="ct51144960" text:id="ct51144960">
          <text:insertion>
            <office:change-info>
              <dc:creator>Rivard, Christine</dc:creator>
              <dc:date>2015-03-26T16:56:00</dc:date>
            </office:change-info>
          </text:insertion>
        </text:changed-region>
        <text:changed-region xml:id="ct50703040" text:id="ct50703040">
          <text:deletion>
            <office:change-info>
              <dc:creator>Rivard, Christine</dc:creator>
              <dc:date>2015-03-26T16:57:00</dc:date>
            </office:change-info>
            <text:p text:style-name="P10"><text:span text:style-name="T41">for </text:span></text:p>
          </text:deletion>
        </text:changed-region>
        <text:changed-region xml:id="ct51109968" text:id="ct51109968">
          <text:deletion>
            <office:change-info>
              <dc:creator>Rivard, Christine</dc:creator>
              <dc:date>2015-03-26T16:56:00</dc:date>
            </office:change-info>
            <text:p text:style-name="P10"><text:span text:style-name="T44">each</text:span><text:span text:style-name="T41"> </text:span></text:p>
          </text:deletion>
        </text:changed-region>
        <text:changed-region xml:id="ct49743136" text:id="ct49743136">
          <text:deletion>
            <office:change-info>
              <dc:creator>Rivard, Christine</dc:creator>
              <dc:date>2015-03-26T16:57:00</dc:date>
            </office:change-info>
            <text:p text:style-name="P10"><text:span text:style-name="T43">station</text:span><text:span text:style-name="T45"> </text:span></text:p>
          </text:deletion>
        </text:changed-region>
        <text:changed-region xml:id="ct49851872" text:id="ct49851872">
          <text:insertion>
            <office:change-info>
              <dc:creator>Rivard, Christine</dc:creator>
              <dc:date>2015-03-26T16:57:00</dc:date>
            </office:change-info>
          </text:insertion>
        </text:changed-region>
        <text:changed-region xml:id="ct50285648" text:id="ct50285648">
          <text:deletion>
            <office:change-info>
              <dc:creator>Rivard, Christine</dc:creator>
              <dc:date>2015-03-26T16:58:00</dc:date>
            </office:change-info>
            <text:p text:style-name="P11"><text:span text:style-name="T46">folder</text:span><text:span text:style-name="T47"> </text:span></text:p>
          </text:deletion>
        </text:changed-region>
        <text:changed-region xml:id="ct48182448" text:id="ct48182448">
          <text:insertion>
            <office:change-info>
              <dc:creator>Rivard, Christine</dc:creator>
              <dc:date>2015-03-26T16:58:00</dc:date>
            </office:change-info>
          </text:insertion>
        </text:changed-region>
        <text:changed-region xml:id="ct51136832" text:id="ct51136832">
          <text:deletion>
            <office:change-info>
              <dc:creator>Rivard, Christine</dc:creator>
              <dc:date>2015-03-27T09:08:00</dc:date>
            </office:change-info>
            <text:p text:style-name="P12"><text:span text:style-name="T48">Tab</text:span><text:span text:style-name="T49"> </text:span></text:p>
          </text:deletion>
        </text:changed-region>
        <text:changed-region xml:id="ct50853088" text:id="ct50853088">
          <text:insertion>
            <office:change-info>
              <dc:creator>Rivard, Christine</dc:creator>
              <dc:date>2015-03-27T09:08:00</dc:date>
            </office:change-info>
          </text:insertion>
        </text:changed-region>
        <text:changed-region xml:id="ct51063296" text:id="ct51063296">
          <text:deletion>
            <office:change-info>
              <dc:creator>Rivard, Christine</dc:creator>
              <dc:date>2015-03-27T09:09:00</dc:date>
            </office:change-info>
            <text:p text:style-name="P13"><text:a xlink:type="simple" xlink:href="#_bookmark89" text:style-name="Internet_20_link" text:visited-style-name="Visited_20_Internet_20_Link"><text:span text:style-name="T50">,</text:span></text:a></text:p>
          </text:deletion>
        </text:changed-region>
        <text:changed-region xml:id="ct47850000" text:id="ct47850000">
          <text:insertion>
            <office:change-info>
              <dc:creator>Rivard, Christine</dc:creator>
              <dc:date>2015-03-27T09:09:00</dc:date>
            </office:change-info>
          </text:insertion>
        </text:changed-region>
        <text:changed-region xml:id="ct48116448" text:id="ct48116448">
          <text:insertion>
            <office:change-info>
              <dc:creator>Rivard, Christine</dc:creator>
              <dc:date>2015-03-27T09:16:00</dc:date>
            </office:change-info>
          </text:insertion>
        </text:changed-region>
        <text:changed-region xml:id="ct51256624" text:id="ct51256624">
          <text:insertion>
            <office:change-info>
              <dc:creator>Rivard, Christine</dc:creator>
              <dc:date>2015-03-27T09:30:00</dc:date>
            </office:change-info>
          </text:insertion>
        </text:changed-region>
        <text:changed-region xml:id="ct49578144" text:id="ct49578144">
          <text:insertion>
            <office:change-info>
              <dc:creator>Rivard, Christine</dc:creator>
              <dc:date>2015-03-27T09:41:00</dc:date>
            </office:change-info>
          </text:insertion>
        </text:changed-region>
        <text:changed-region xml:id="ct51151840" text:id="ct51151840">
          <text:insertion>
            <office:change-info>
              <dc:creator>Rivard, Christine</dc:creator>
              <dc:date>2015-03-27T09:40:00</dc:date>
            </office:change-info>
          </text:insertion>
        </text:changed-region>
        <text:changed-region xml:id="ct51105936" text:id="ct51105936">
          <text:insertion>
            <office:change-info>
              <dc:creator>Rivard, Christine</dc:creator>
              <dc:date>2015-03-27T09:30:00</dc:date>
            </office:change-info>
          </text:insertion>
        </text:changed-region>
        <text:changed-region xml:id="ct47255648" text:id="ct47255648">
          <text:insertion>
            <office:change-info>
              <dc:creator>Rivard, Christine</dc:creator>
              <dc:date>2015-03-27T09:41:00</dc:date>
            </office:change-info>
          </text:insertion>
        </text:changed-region>
        <text:changed-region xml:id="ct48122128" text:id="ct48122128">
          <text:insertion>
            <office:change-info>
              <dc:creator>Rivard, Christine</dc:creator>
              <dc:date>2015-03-27T09:30:00</dc:date>
            </office:change-info>
          </text:insertion>
        </text:changed-region>
        <text:changed-region xml:id="ct48185456" text:id="ct48185456">
          <text:deletion>
            <office:change-info>
              <dc:creator>Rivard, Christine</dc:creator>
              <dc:date>2015-03-27T09:42:00</dc:date>
            </office:change-info>
            <text:p text:style-name="P14"><text:span text:style-name="T51">in the</text:span><text:span text:style-name="T52"> </text:span><text:span text:style-name="T51">data</text:span><text:span text:style-name="T52"> </text:span></text:p>
          </text:deletion>
        </text:changed-region>
        <text:changed-region xml:id="ct47301296" text:id="ct47301296">
          <text:insertion>
            <office:change-info>
              <dc:creator>Rivard, Christine</dc:creator>
              <dc:date>2015-03-27T09:42:00</dc:date>
            </office:change-info>
          </text:insertion>
        </text:changed-region>
        <text:changed-region xml:id="ct51153184" text:id="ct51153184">
          <text:insertion>
            <office:change-info>
              <dc:creator>Rivard, Christine</dc:creator>
              <dc:date>2015-03-27T09:50:00</dc:date>
            </office:change-info>
          </text:insertion>
        </text:changed-region>
        <text:changed-region xml:id="ct51087296" text:id="ct51087296">
          <text:deletion>
            <office:change-info>
              <dc:creator>Rivard, Christine</dc:creator>
              <dc:date>2015-03-27T09:51:00</dc:date>
            </office:change-info>
            <text:p text:style-name="P14"><text:span text:style-name="T53">for</text:span><text:span text:style-name="T51"> </text:span></text:p>
          </text:deletion>
        </text:changed-region>
        <text:changed-region xml:id="ct50283584" text:id="ct50283584">
          <text:insertion>
            <office:change-info>
              <dc:creator>Rivard, Christine</dc:creator>
              <dc:date>2015-03-27T09:51:00</dc:date>
            </office:change-info>
          </text:insertion>
        </text:changed-region>
        <text:changed-region xml:id="ct48094112" text:id="ct48094112">
          <text:deletion>
            <office:change-info>
              <dc:creator>Rivard, Christine</dc:creator>
              <dc:date>2015-03-27T09:42:00</dc:date>
            </office:change-info>
            <text:p text:style-name="P14"><text:span text:style-name="T51">all </text:span></text:p>
          </text:deletion>
        </text:changed-region>
        <text:changed-region xml:id="ct48574848" text:id="ct48574848">
          <text:insertion>
            <office:change-info>
              <dc:creator>Rivard, Christine</dc:creator>
              <dc:date>2015-03-27T09:42:00</dc:date>
            </office:change-info>
          </text:insertion>
        </text:changed-region>
        <text:changed-region xml:id="ct51134016" text:id="ct51134016">
          <text:deletion>
            <office:change-info>
              <dc:creator>Rivard, Christine</dc:creator>
              <dc:date>2015-03-27T09:42:00</dc:date>
            </office:change-info>
            <text:p text:style-name="P14"><text:span text:style-name="T53">the</text:span></text:p>
          </text:deletion>
        </text:changed-region>
        <text:changed-region xml:id="ct50883056" text:id="ct50883056">
          <text:deletion>
            <office:change-info>
              <dc:creator>Rivard, Christine</dc:creator>
              <dc:date>2015-03-27T09:51:00</dc:date>
            </office:change-info>
            <text:p text:style-name="P14"><text:span text:style-name="T53">s</text:span></text:p>
          </text:deletion>
        </text:changed-region>
        <text:changed-region xml:id="ct49853584" text:id="ct49853584">
          <text:insertion>
            <office:change-info>
              <dc:creator>Rivard, Christine</dc:creator>
              <dc:date>2015-03-27T09:51:00</dc:date>
            </office:change-info>
          </text:insertion>
        </text:changed-region>
        <text:changed-region xml:id="ct49463920" text:id="ct49463920">
          <text:insertion>
            <office:change-info>
              <dc:creator>Rivard, Christine</dc:creator>
              <dc:date>2015-03-27T09:42:00</dc:date>
            </office:change-info>
          </text:insertion>
        </text:changed-region>
        <text:changed-region xml:id="ct47651664" text:id="ct47651664">
          <text:deletion>
            <office:change-info>
              <dc:creator>Rivard, Christine</dc:creator>
              <dc:date>2015-03-27T09:51:00</dc:date>
            </office:change-info>
            <text:p text:style-name="P14"><text:span text:style-name="T51">in batch</text:span><text:span text:style-name="T52"> </text:span></text:p>
          </text:deletion>
        </text:changed-region>
        <text:changed-region xml:id="ct51145168" text:id="ct51145168">
          <text:deletion>
            <office:change-info>
              <dc:creator>Rivard, Christine</dc:creator>
              <dc:date>2015-03-27T09:53:00</dc:date>
            </office:change-info>
            <text:p text:style-name="P14"><text:span text:style-name="T53">button</text:span><text:span text:style-name="T54"> </text:span></text:p>
          </text:deletion>
        </text:changed-region>
        <text:changed-region xml:id="ct47254704" text:id="ct47254704">
          <text:insertion>
            <office:change-info>
              <dc:creator>Rivard, Christine</dc:creator>
              <dc:date>2015-03-27T09:53:00</dc:date>
            </office:change-info>
          </text:insertion>
        </text:changed-region>
        <text:changed-region xml:id="ct50862944" text:id="ct50862944">
          <text:deletion>
            <office:change-info>
              <dc:creator>Rivard, Christine</dc:creator>
              <dc:date>2015-03-27T09:54:00</dc:date>
            </office:change-info>
            <text:p text:style-name="P14"><text:span text:style-name="T54">kept </text:span></text:p>
          </text:deletion>
        </text:changed-region>
        <text:changed-region xml:id="ct51171872" text:id="ct51171872">
          <text:deletion>
            <office:change-info>
              <dc:creator>Rivard, Christine</dc:creator>
              <dc:date>2015-03-27T09:54:00</dc:date>
            </office:change-info>
            <text:p text:style-name="P14"><text:span text:style-name="T53">the</text:span><text:span text:style-name="T55"> </text:span></text:p>
          </text:deletion>
        </text:changed-region>
        <text:changed-region xml:id="ct48217024" text:id="ct48217024">
          <text:insertion>
            <office:change-info>
              <dc:creator>Rivard, Christine</dc:creator>
              <dc:date>2015-03-27T09:57:00</dc:date>
            </office:change-info>
          </text:insertion>
        </text:changed-region>
        <text:changed-region xml:id="ct50696224" text:id="ct50696224">
          <text:deletion>
            <office:change-info>
              <dc:creator>Rivard, Christine</dc:creator>
              <dc:date>2015-03-27T09:57:00</dc:date>
            </office:change-info>
            <text:p text:style-name="P15"><text:span text:style-name="T56">t</text:span></text:p>
          </text:deletion>
        </text:changed-region>
        <text:changed-region xml:id="ct47309568" text:id="ct47309568">
          <text:insertion>
            <office:change-info>
              <dc:creator>Rivard, Christine</dc:creator>
              <dc:date>2015-03-27T09:57:00</dc:date>
            </office:change-info>
          </text:insertion>
        </text:changed-region>
        <text:changed-region xml:id="ct51105600" text:id="ct51105600">
          <text:deletion>
            <office:change-info>
              <dc:creator>Rivard, Christine</dc:creator>
              <dc:date>2015-03-27T09:57:00</dc:date>
            </office:change-info>
            <text:p text:style-name="P15"><text:span text:style-name="T56">s</text:span></text:p>
          </text:deletion>
        </text:changed-region>
        <text:changed-region xml:id="ct51152048" text:id="ct51152048">
          <text:deletion>
            <office:change-info>
              <dc:creator>Rivard, Christine</dc:creator>
              <dc:date>2015-03-27T09:58:00</dc:date>
            </office:change-info>
            <text:p text:style-name="P15"><text:span text:style-name="T57">must be</text:span></text:p>
          </text:deletion>
        </text:changed-region>
        <text:changed-region xml:id="ct47402048" text:id="ct47402048">
          <text:insertion>
            <office:change-info>
              <dc:creator>Rivard, Christine</dc:creator>
              <dc:date>2015-03-27T09:59:00</dc:date>
            </office:change-info>
          </text:insertion>
        </text:changed-region>
        <text:changed-region xml:id="ct51215600" text:id="ct51215600">
          <text:insertion>
            <office:change-info>
              <dc:creator>Rivard, Christine</dc:creator>
              <dc:date>2015-03-27T09:59:00</dc:date>
            </office:change-info>
          </text:insertion>
        </text:changed-region>
        <text:changed-region xml:id="ct51218400" text:id="ct51218400">
          <text:deletion>
            <office:change-info>
              <dc:creator>Rivard, Christine</dc:creator>
              <dc:date>2015-03-27T09:59:00</dc:date>
            </office:change-info>
            <text:p text:style-name="P15"><text:span text:style-name="T58">named ‘‘WHAT’’ </text:span></text:p>
          </text:deletion>
        </text:changed-region>
        <text:changed-region xml:id="ct51305104" text:id="ct51305104">
          <text:insertion>
            <office:change-info>
              <dc:creator>Rivard, Christine</dc:creator>
              <dc:date>2015-03-27T10:02:00</dc:date>
            </office:change-info>
          </text:insertion>
        </text:changed-region>
        <text:changed-region xml:id="ct51306576" text:id="ct51306576">
          <text:insertion>
            <office:change-info>
              <dc:creator>Rivard, Christine</dc:creator>
              <dc:date>2015-03-27T10:12:00</dc:date>
            </office:change-info>
          </text:insertion>
        </text:changed-region>
        <text:changed-region xml:id="ct51308096" text:id="ct51308096">
          <text:insertion>
            <office:change-info>
              <dc:creator>Rivard, Christine</dc:creator>
              <dc:date>2015-03-27T10:02:00</dc:date>
            </office:change-info>
          </text:insertion>
        </text:changed-region>
        <text:changed-region xml:id="ct65335488" text:id="ct65335488">
          <text:insertion>
            <office:change-info>
              <dc:creator>Rivard, Christine</dc:creator>
              <dc:date>2015-03-27T10:02:00</dc:date>
            </office:change-info>
          </text:insertion>
        </text:changed-region>
        <text:changed-region xml:id="ct51310912" text:id="ct51310912">
          <text:insertion>
            <office:change-info>
              <dc:creator>Rivard, Christine</dc:creator>
              <dc:date>2015-03-27T10:02:00</dc:date>
            </office:change-info>
          </text:insertion>
        </text:changed-region>
        <text:changed-region xml:id="ct51329280" text:id="ct51329280">
          <text:insertion>
            <office:change-info>
              <dc:creator>Rivard, Christine</dc:creator>
              <dc:date>2015-03-27T10:13:00</dc:date>
            </office:change-info>
          </text:insertion>
        </text:changed-region>
        <text:changed-region xml:id="ct51327536" text:id="ct51327536">
          <text:insertion>
            <office:change-info>
              <dc:creator>Rivard, Christine</dc:creator>
              <dc:date>2015-03-27T10:02:00</dc:date>
            </office:change-info>
          </text:insertion>
        </text:changed-region>
        <text:changed-region xml:id="ct51327744" text:id="ct51327744">
          <text:insertion>
            <office:change-info>
              <dc:creator>Rivard, Christine</dc:creator>
              <dc:date>2015-03-27T10:03:00</dc:date>
            </office:change-info>
          </text:insertion>
        </text:changed-region>
        <text:changed-region xml:id="ct51325552" text:id="ct51325552">
          <text:insertion>
            <office:change-info>
              <dc:creator>Rivard, Christine</dc:creator>
              <dc:date>2015-03-27T10: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71474373054747044" text:style-name="WWNum7">
        <text:list-item>
          <text:p text:style-name="P51"><text:bookmark text:name="Gapless_weather_data_series_creation"/><text:bookmark text:name="_bookmark16"/><text:span text:style-name="T101">Creation of Gapless</text:span><text:span text:style-name="T102"> </text:span><text:span text:style-name="T101">weather</text:span><text:span text:style-name="T102"> </text:span><text:span text:style-name="T101">data</text:span><text:span text:style-name="T103"> </text:span><text:span text:style-name="T101">series</text:span><text:span text:style-name="T104"> </text:span></text:p>
        </text:list-item>
      </text:list>
      <text:p text:style-name="P38"/>
      <text:list xml:id="list7713882102143362890" text:style-name="WWNum6">
        <text:list-item>
          <text:list>
            <text:list-item>
              <text:list>
                <text:list-item>
                  <text:p text:style-name="P52"><text:bookmark text:name="_bookmark19"/><text:bookmark text:name="Searching_for_Stations"/><text:span text:style-name="T97">Searching</text:span><text:span text:style-name="T98"> </text:span><text:span text:style-name="T97">for</text:span><text:span text:style-name="T98"> </text:span><text:span text:style-name="T97">Stations</text:span></text:p>
                </text:list-item>
              </text:list>
            </text:list-item>
          </text:list>
        </text:list-item>
      </text:list>
      <text:p text:style-name="P1"><text:span text:style-name="T4">To</text:span><text:span text:style-name="T1"> </text:span><text:span text:style-name="T4">start</text:span><text:span text:style-name="T1"> </text:span><text:span text:style-name="T4">searching</text:span><text:span text:style-name="T16"> </text:span><text:span text:style-name="T4">for</text:span><text:span text:style-name="T1"> </text:span><text:change-start text:change-id="ct49628848"/><text:span text:style-name="T1">weather </text:span><text:change-end text:change-id="ct49628848"/><text:span text:style-name="T4">stations</text:span><text:span text:style-name="T1"> </text:span><text:span text:style-name="T4">in</text:span><text:span text:style-name="T16"> </text:span><text:span text:style-name="T4">the online</text:span><text:span text:style-name="T16"> </text:span><text:span text:style-name="T4">CDCD,</text:span><text:span text:style-name="T1"> </text:span><text:span text:style-name="T4">go</text:span><text:span text:style-name="T1"> </text:span><text:span text:style-name="T4">in</text:span><text:span text:style-name="T1"> </text:span><text:span text:style-name="T4">the</text:span><text:span text:style-name="T1"> </text:span><text:change text:change-id="ct50406624"/><text:span text:style-name="T149">Download</text:span><text:span text:style-name="T158"> </text:span><text:span text:style-name="T149">Data</text:span><text:span text:style-name="T169"> </text:span><text:change-start text:change-id="ct50420608"/><text:span text:style-name="T170">tab</text:span><text:span text:style-name="T169"> </text:span><text:change-end text:change-id="ct50420608"/><text:span text:style-name="T4">and</text:span><text:span text:style-name="T1"> </text:span><text:span text:style-name="T4">click</text:span><text:span text:style-name="T16"> </text:span><text:span text:style-name="T4">on the</text:span><text:span text:style-name="T81"> </text:span><text:span text:style-name="T4">small</text:span><text:span text:style-name="T2"> </text:span><text:span text:style-name="T4">magnifying</text:span><text:span text:style-name="T300"> </text:span><text:span text:style-name="T4">glass</text:span><text:span text:style-name="T2"> </text:span><text:span text:style-name="T4">icon</text:span><text:span text:style-name="T300"> </text:span><text:span text:style-name="T4">located</text:span><text:span text:style-name="T300"> </text:span><text:span text:style-name="T4">next</text:span><text:span text:style-name="T300"> </text:span><text:span text:style-name="T4">to</text:span><text:span text:style-name="T2"> </text:span><text:span text:style-name="T4">the</text:span><text:span text:style-name="T26"> </text:span><text:span text:style-name="T149">Weather</text:span><text:span text:style-name="T164"> </text:span><text:span text:style-name="T149">Station</text:span><text:span text:style-name="T171"> </text:span><text:span text:style-name="T4">drop</text:span><text:span text:style-name="T2"> </text:span><text:span text:style-name="T4">down</text:span><text:span text:style-name="T300"> </text:span><text:span text:style-name="T4">list,</text:span><text:span text:style-name="T2"> </text:span><text:change text:change-id="ct49744672"/><text:change-start text:change-id="ct49461696"/><text:span text:style-name="T4">which</text:span><text:span text:style-name="T2"> </text:span><text:change-end text:change-id="ct49461696"/><text:span text:style-name="T4">should</text:span><text:span text:style-name="T2"> </text:span><text:span text:style-name="T4">be empty</text:span><text:span text:style-name="T1"> </text:span><text:span text:style-name="T4">if</text:span><text:span text:style-name="T1"> </text:span><text:span text:style-name="T4">you</text:span><text:span text:style-name="T1"> </text:span><text:span text:style-name="T4">have</text:span><text:span text:style-name="T1"> </text:span><text:span text:style-name="T4">just</text:span><text:span text:style-name="T16"> </text:span><text:span text:style-name="T4">created</text:span><text:span text:style-name="T1"> </text:span><text:span text:style-name="T4">a</text:span><text:span text:style-name="T16"> </text:span><text:span text:style-name="T3">new</text:span><text:span text:style-name="T16"> </text:span><text:span text:style-name="T4">project.</text:span><text:span text:style-name="T18"> </text:span><text:span text:style-name="T4">This</text:span><text:span text:style-name="T1"> </text:span><text:span text:style-name="T4">will</text:span><text:span text:style-name="T16"> </text:span><text:span text:style-name="T4">open</text:span><text:span text:style-name="T16"> </text:span><text:span text:style-name="T4">a new</text:span><text:span text:style-name="T1"> </text:span><text:span text:style-name="T4">dialog</text:span><text:span text:style-name="T1"> </text:span><text:span text:style-name="T3">window</text:span><text:span text:style-name="T1"> </text:span><text:span text:style-name="T4">(see Figure</text:span><text:span text:style-name="T16"> </text:span><text:a xlink:type="simple" xlink:href="#_bookmark20" text:style-name="Internet_20_link" text:visited-style-name="Visited_20_Internet_20_Link"><text:span text:style-name="T4">3.2)</text:span></text:a><text:span text:style-name="T245"> </text:span><text:span text:style-name="T4">where</text:span><text:span text:style-name="T3"> </text:span><text:span text:style-name="T4">you</text:span><text:span text:style-name="T3"> </text:span><text:span text:style-name="T4">can</text:span><text:span text:style-name="T3"> </text:span><text:span text:style-name="T4">search</text:span><text:span text:style-name="T3"> </text:span><text:span text:style-name="T4">for</text:span><text:span text:style-name="T3"> </text:span><text:span text:style-name="T4">stations</text:span><text:span text:style-name="T3"> </text:span><text:span text:style-name="T4">located</text:span><text:span text:style-name="T3"> </text:span><text:span text:style-name="T4">within</text:span><text:span text:style-name="T3"> </text:span><text:span text:style-name="T4">a</text:span><text:span text:style-name="T3"> given </text:span><text:span text:style-name="T4">radius</text:span><text:span text:style-name="T3"> </text:span><text:span text:style-name="T4">around</text:span><text:span text:style-name="T3"> </text:span><text:span text:style-name="T4">a</text:span><text:span text:style-name="T3"> </text:span><text:change text:change-id="ct49452432"/><text:change-start text:change-id="ct49455424"/><text:span text:style-name="T4">geographical coordinate</text:span><text:span text:style-name="T3"> </text:span><text:change-end text:change-id="ct49455424"/><text:span text:style-name="T4">defined</text:span><text:span text:style-name="T3"> </text:span><text:span text:style-name="T4">in</text:span><text:span text:style-name="T3"> </text:span><text:span text:style-name="T4">latitude</text:span><text:span text:style-name="T275"> </text:span><text:span text:style-name="T4">and</text:span><text:span text:style-name="T24"> </text:span><text:span text:style-name="T3">longitu</text:span><text:change-start text:change-id="ct50253632"/><text:span text:style-name="T3">d</text:span><text:change-end text:change-id="ct50253632"/><text:change text:change-id="ct50253840"/><text:span text:style-name="T3">e</text:span><text:span text:style-name="T24"> </text:span><text:change-start text:change-id="ct50261120"/><text:span text:style-name="T24">in </text:span><text:change-end text:change-id="ct50261120"/><text:span text:style-name="T4">decimal</text:span><text:span text:style-name="T251"> </text:span><text:span text:style-name="T4">degrees.</text:span><text:span text:style-name="T234"> </text:span><text:span text:style-name="T4">It</text:span><text:span text:style-name="T24"> </text:span><text:span text:style-name="T4">is</text:span><text:span text:style-name="T24"> </text:span><text:span text:style-name="T4">possible</text:span><text:span text:style-name="T24"> </text:span><text:span text:style-name="T4">to</text:span><text:span text:style-name="T24"> </text:span><text:span text:style-name="T4">further</text:span><text:span text:style-name="T251"> </text:span><text:span text:style-name="T4">narrow</text:span><text:span text:style-name="T24"> </text:span><text:span text:style-name="T4">down</text:span><text:span text:style-name="T24"> </text:span><text:span text:style-name="T4">the</text:span><text:span text:style-name="T251"> </text:span><text:span text:style-name="T3">search</text:span><text:span text:style-name="T24"> </text:span><text:span text:style-name="T4">by</text:span><text:span text:style-name="T24"> </text:span><text:span text:style-name="T4">including</text:span><text:span text:style-name="T24"> </text:span><text:span text:style-name="T4">only</text:span><text:span text:style-name="T333"> </text:span><text:span text:style-name="T4">stations</text:span><text:span text:style-name="T11"> </text:span><text:span text:style-name="T4">that</text:span><text:span text:style-name="T334"> </text:span><text:span text:style-name="T4">have</text:span><text:span text:style-name="T11"> </text:span><text:span text:style-name="T4">data</text:span><text:span text:style-name="T11"> </text:span><text:span text:style-name="T4">within</text:span><text:span text:style-name="T334"> </text:span><text:span text:style-name="T4">a</text:span><text:span text:style-name="T334"> </text:span><text:span text:style-name="T4">given</text:span><text:span text:style-name="T334"> </text:span><text:span text:style-name="T4">period.</text:span></text:p>
      <text:p text:style-name="P2"><draw:g text:anchor-type="paragraph" draw:z-index="7" draw:name="Group 2815" draw:style-name="gr2"><draw:custom-shape draw:name="Freeform 2816" draw:style-name="gr3" draw:text-style-name="P80" svg:width="0.126cm" svg:height="0.004cm" svg:x="11.795cm" svg:y="0.9cm"><text:p/><draw:enhanced-geometry draw:mirror-horizontal="false" draw:mirror-vertical="false" svg:viewBox="0 0 0 0" drawooo:sub-view-size="71 0" draw:text-areas="0 0 ?f4 ?f5" draw:type="ooxml-non-primitive" draw:enhanced-path="M 0 0 L 70 0 N"><draw:equation draw:name="f0" draw:formula="0+6687-6687"/><draw:equation draw:name="f1" draw:formula="?f0 *logwidth/71"/><draw:equation draw:name="f2" draw:formula="0+6757-6687"/><draw:equation draw:name="f3" draw:formula="?f2 *logwidth/71"/><draw:equation draw:name="f4" draw:formula="logwidth"/><draw:equation draw:name="f5" draw:formula="logheight"/></draw:enhanced-geometry></draw:custom-shape></draw:g><text:span text:style-name="T4">Clicking</text:span><text:span text:style-name="T341"> </text:span><text:span text:style-name="T4">on</text:span><text:span text:style-name="T341"> </text:span><text:span text:style-name="T4">the</text:span><text:span text:style-name="T341"> </text:span><text:span text:style-name="T4">button</text:span><text:span text:style-name="T341"> </text:span><text:span text:style-name="T152">Search</text:span><text:span text:style-name="T172"> </text:span><text:span text:style-name="T4">initiates</text:span><text:span text:style-name="T349"> </text:span><text:span text:style-name="T4">the</text:span><text:span text:style-name="T341"> </text:span><text:span text:style-name="T4">search</text:span><text:span text:style-name="T341"> </text:span><text:span text:style-name="T4">for</text:span><text:span text:style-name="T341"> </text:span><text:span text:style-name="T4">weather</text:span><text:span text:style-name="T303"> </text:span><text:span text:style-name="T4">stations</text:span><text:span text:style-name="T318"> </text:span><text:span text:style-name="T4">with</text:span><text:span text:style-name="T303"> </text:span><text:span text:style-name="T4">the</text:span><text:span text:style-name="T341"> </text:span><text:span text:style-name="T4">specified</text:span><text:span text:style-name="T82"> </text:span><text:span text:style-name="T4">parameters.</text:span><text:span text:style-name="T24"> </text:span><text:span text:style-name="T4">The</text:span><text:span text:style-name="T3"> </text:span><text:span text:style-name="T4">results</text:span><text:span text:style-name="T3"> </text:span><text:span text:style-name="T4">are</text:span><text:span text:style-name="T3"> </text:span><text:span text:style-name="T4">saved</text:span><text:span text:style-name="T3"> </text:span><text:span text:style-name="T4">in</text:span><text:span text:style-name="T3"> </text:span><text:span text:style-name="T4">the</text:span><text:span text:style-name="T3"> </text:span><text:change text:change-id="ct49446192"/><text:span text:style-name="T4">‘‘‘weather</text:span><text:span text:style-name="T3"> </text:span><text:span text:style-name="T4">stations.lst’’</text:span><text:span text:style-name="T3"> </text:span><text:change-start text:change-id="ct49250320"/><text:span text:style-name="T3">file </text:span><text:change-end text:change-id="ct49250320"/><text:span text:style-name="T4">and</text:span><text:span text:style-name="T3"> </text:span><text:span text:style-name="T4">the</text:span><text:span text:style-name="T3"> </text:span><text:span text:style-name="T152">Weather</text:span><text:span text:style-name="T160"> </text:span><text:span text:style-name="T152">Station </text:span><text:span text:style-name="T4">drop</text:span><text:span text:style-name="T83"> </text:span><text:span text:style-name="T4">down</text:span><text:span text:style-name="T27"> </text:span><text:span text:style-name="T4">list</text:span><text:span text:style-name="T314"> </text:span><text:span text:style-name="T4">is</text:span><text:span text:style-name="T314"> </text:span><text:span text:style-name="T4">updated</text:span><text:span text:style-name="T310"> </text:span><text:span text:style-name="T4">to</text:span><text:span text:style-name="T314"> </text:span><text:span text:style-name="T4">list</text:span><text:span text:style-name="T310"> </text:span><text:span text:style-name="T4">all</text:span><text:span text:style-name="T314"> </text:span><text:span text:style-name="T4">the</text:span><text:span text:style-name="T310"> </text:span><text:span text:style-name="T4">stations</text:span><text:span text:style-name="T314"> </text:span><text:span text:style-name="T4">found</text:span><text:span text:style-name="T314"> </text:span><text:span text:style-name="T4">during</text:span><text:span text:style-name="T314"> </text:span><text:span text:style-name="T4">the</text:span><text:span text:style-name="T314"> </text:span><text:span text:style-name="T4">search.</text:span></text:p>
      <text:p text:style-name="P40"/>
      <text:p text:style-name="P43"><text:bookmark text:name="_bookmark20"/><text:span text:style-name="T282">Figure</text:span><text:span text:style-name="T299"> </text:span><text:span text:style-name="T282">3.2:</text:span><text:span text:style-name="T230"> </text:span><text:span text:style-name="T282">Graphical</text:span><text:span text:style-name="T65"> </text:span><text:span text:style-name="T74">interface</text:span><text:span text:style-name="T65"> </text:span><text:span text:style-name="T282">to</text:span><text:span text:style-name="T299"> </text:span><text:span text:style-name="T282">the</text:span><text:span text:style-name="T299"> </text:span><text:span text:style-name="T282">online</text:span><text:span text:style-name="T299"> </text:span><text:span text:style-name="T282">CDCD</text:span><text:span text:style-name="T65"> </text:span><office:annotation office:name="__Annotation__9681_99827669"><dc:creator>Rivard, Christine</dc:creator><dc:date>2015-03-27T16:27:00</dc:date><loext:sender-initials>RC</loext:sender-initials><text:p><text:span text:style-name="T358">?</text:span></text:p></office:annotation><text:span text:style-name="T282">database</text:span><office:annotation-end office:name="__Annotation__9681_99827669"/><text:span text:style-name="T282">.</text:span></text:p>
      <text:p text:style-name="P41"/>
      <text:p text:style-name="P3"><text:span text:style-name="T50">Alternat</text:span><text:change-start text:change-id="ct49717904"/><text:span text:style-name="T50">iv</text:span><text:change-end text:change-id="ct49717904"/><text:span text:style-name="T50">ely,</text:span><text:span text:style-name="T109"> </text:span><text:span text:style-name="T50">it</text:span><text:span text:style-name="T109"> </text:span><text:span text:style-name="T50">is</text:span><text:span text:style-name="T43"> </text:span><text:span text:style-name="T50">possible</text:span><text:span text:style-name="T43"> </text:span><text:span text:style-name="T50">to</text:span><text:span text:style-name="T43"> </text:span><text:span text:style-name="T50">use</text:span><text:span text:style-name="T41"> </text:span><text:span text:style-name="T50">a</text:span><text:span text:style-name="T43"> </text:span><text:span text:style-name="T50">custom</text:span><text:span text:style-name="T43"> </text:span><text:span text:style-name="T50">list</text:span><text:span text:style-name="T109"> </text:span><text:span text:style-name="T50">of</text:span><text:span text:style-name="T43"> </text:span><text:span text:style-name="T50">Canadian</text:span><text:span text:style-name="T43"> </text:span><text:span text:style-name="T50">stations</text:span><text:span text:style-name="T109"> </text:span><text:span text:style-name="T50">generated</text:span><text:span text:style-name="T43"> </text:span><text:span text:style-name="T50">manually</text:span><text:span text:style-name="T41"> </text:span><text:span text:style-name="T50">without using</text:span><text:span text:style-name="T205"> </text:span><text:span text:style-name="T50">the</text:span><text:span text:style-name="T252"> </text:span><text:span text:style-name="T42">graphical</text:span><text:span text:style-name="T205"> </text:span><text:span text:style-name="T50">interface.</text:span><text:span text:style-name="T297"> </text:span><text:span text:style-name="T50">This</text:span><text:span text:style-name="T205"> </text:span><text:span text:style-name="T50">is</text:span><text:span text:style-name="T252"> </text:span><text:span text:style-name="T50">done</text:span><text:span text:style-name="T205"> </text:span><text:span text:style-name="T50">by</text:span><text:span text:style-name="T252"> </text:span><text:span text:style-name="T50">retrieving</text:span><text:span text:style-name="T205"> </text:span><text:span text:style-name="T50">station</text:span><text:span text:style-name="T255"> </text:span><text:span text:style-name="T50">information</text:span><text:span text:style-name="T327"> </text:span><text:span text:style-name="T50">from</text:span><text:span text:style-name="T252"> </text:span><text:span text:style-name="T50">their</text:span><text:span text:style-name="T252"> </text:span><text:span text:style-name="T50">unique</text:span><text:span text:style-name="T205"> </text:span><text:span text:style-name="T50">url</text:span><text:span text:style-name="T305"> </text:span><text:span text:style-name="T50">directly</text:span><text:span text:style-name="T327"> </text:span><text:span text:style-name="T50">on</text:span><text:span text:style-name="T322"> </text:span><text:span text:style-name="T50">the</text:span><text:span text:style-name="T205"> </text:span><text:span text:style-name="T50">government</text:span><text:span text:style-name="T205"> </text:span><text:span text:style-name="T50">of</text:span><text:span text:style-name="T327"> </text:span><text:span text:style-name="T50">Canada</text:span><text:span text:style-name="T205"> </text:span><text:span text:style-name="T50">website</text:span><text:span text:style-name="T205"> </text:span><text:span text:style-name="T50">(</text:span><text:a xlink:type="simple" xlink:href="http://www.climate.weather.gc.ca/" text:style-name="Internet_20_link" text:visited-style-name="Visited_20_Internet_20_Link"><text:span text:style-name="T352">www.climate.weather.gc.ca</text:span></text:a><text:span text:style-name="T50">).</text:span><text:span text:style-name="T297"> </text:span><text:span text:style-name="T50">The</text:span><text:span text:style-name="T205"> </text:span><text:span text:style-name="T42">information</text:span><text:span text:style-name="T289"> </text:span><text:span text:style-name="T50">must</text:span><text:span text:style-name="T209"> </text:span><text:span text:style-name="T50">be</text:span><text:span text:style-name="T213"> </text:span><text:span text:style-name="T42">saved</text:span><text:span text:style-name="T213"> </text:span><text:span text:style-name="T50">in</text:span><text:span text:style-name="T213"> </text:span><text:span text:style-name="T50">a</text:span><text:span text:style-name="T213"> </text:span><text:span text:style-name="T50">TSV</text:span><text:span text:style-name="T209"> </text:span><text:span text:style-name="T50">text</text:span><text:span text:style-name="T213"> </text:span><text:span text:style-name="T50">file</text:span><text:span text:style-name="T213"> </text:span><text:span text:style-name="T50">with</text:span><text:span text:style-name="T213"> </text:span><text:span text:style-name="T50">the</text:span><text:span text:style-name="T213"> </text:span><text:span text:style-name="T50">‘‘.lst’’</text:span><text:span text:style-name="T209"> </text:span><text:span text:style-name="T50">extension.</text:span><text:span text:style-name="T342"> </text:span><text:span text:style-name="T356">The</text:span><text:span text:style-name="T214"> </text:span><text:span text:style-name="T356">list</text:span><text:span text:style-name="T210"> </text:span><text:span text:style-name="T356">can</text:span><text:span text:style-name="T214"> </text:span><text:span text:style-name="T356">be</text:span><text:span text:style-name="T214"> </text:span><text:span text:style-name="T356">loaded</text:span><text:span text:style-name="T214"> </text:span><text:span text:style-name="T356">in</text:span><text:span text:style-name="T214"> </text:span><text:span text:style-name="T356">WHAT</text:span><text:span text:style-name="T210"> </text:span><text:span text:style-name="T356">by</text:span><text:span text:style-name="T280"> </text:span><text:span text:style-name="T356">clicking</text:span><text:span text:style-name="T324"> </text:span><text:span text:style-name="T356">on</text:span><text:span text:style-name="T324"> </text:span><text:span text:style-name="T356">the</text:span><text:span text:style-name="T324"> </text:span><text:span text:style-name="T356">small</text:span><text:span text:style-name="T324"> </text:span><text:span text:style-name="T356">folder</text:span><text:span text:style-name="T324"> </text:span><text:span text:style-name="T356">icon</text:span><text:span text:style-name="T8"> </text:span><text:span text:style-name="T356">located</text:span><text:span text:style-name="T8"> </text:span><text:span text:style-name="T356">next</text:span><text:span text:style-name="T324"> </text:span><text:span text:style-name="T356">to</text:span><text:span text:style-name="T324"> </text:span><text:span text:style-name="T356">the</text:span><text:span text:style-name="T8"> </text:span><text:span text:style-name="T156">Weather</text:span><text:span text:style-name="T173"> </text:span><text:span text:style-name="T156">Station</text:span><text:span text:style-name="T175"> </text:span><text:span text:style-name="T356">drop</text:span><text:span text:style-name="T324"> </text:span><text:span text:style-name="T356">down</text:span><text:span text:style-name="T8"> </text:span><text:span text:style-name="T356">list.</text:span><text:span text:style-name="T202"> </text:span><text:span text:style-name="T4">A</text:span><text:span text:style-name="T119"> </text:span><text:span text:style-name="T4">detailed</text:span><text:span text:style-name="T84"> </text:span><text:span text:style-name="T4">example</text:span><text:span text:style-name="T3"> </text:span><text:span text:style-name="T4">is</text:span><text:span text:style-name="T3"> </text:span><text:span text:style-name="T4">presented</text:span><text:span text:style-name="T3"> </text:span><text:span text:style-name="T4">for</text:span><text:span text:style-name="T3"> </text:span><text:span text:style-name="T4">the</text:span><text:span text:style-name="T3"> </text:span><text:change text:change-id="ct48298384"/><text:span text:style-name="T4">Marieville</text:span><text:change-start text:change-id="ct48554608"/><text:span text:style-name="T4"> weather</text:span><text:span text:style-name="T3"> </text:span><text:span text:style-name="T4">station</text:span><text:change-end text:change-id="ct48554608"/><text:change text:change-id="ct48554816"/><text:span text:style-name="T3"> </text:span><text:change text:change-id="ct48556160"/><text:span text:style-name="T4">in</text:span><text:span text:style-name="T3"> </text:span><text:span text:style-name="T4">Appendix</text:span><text:span text:style-name="T3"> </text:span><text:a xlink:type="simple" xlink:href="#_bookmark72" text:style-name="Internet_20_link" text:visited-style-name="Visited_20_Internet_20_Link"><text:span text:style-name="T4">A.</text:span></text:a></text:p>
      <text:p text:style-name="P37"/>
      <text:list xml:id="list90555469597596" text:continue-numbering="true" text:style-name="WWNum6">
        <text:list-item>
          <text:list>
            <text:list-item>
              <text:list>
                <text:list-item>
                  <text:p text:style-name="P50"><text:bookmark text:name="Downloading_Data"/><text:bookmark text:name="_bookmark21"/><text:span text:style-name="T97">D</text:span><text:change-start text:change-id="ct49736048"/><text:span text:style-name="T97">ata D</text:span><text:change-end text:change-id="ct49736048"/><text:span text:style-name="T97">ownloading </text:span><text:change text:change-id="ct49607856"/><text:change text:change-id="ct50304224"/></text:p>
                </text:list-item>
              </text:list>
            </text:list-item>
          </text:list>
        </text:list-item>
      </text:list>
      <text:p text:style-name="P5"><text:span text:style-name="T356">Once</text:span><text:span text:style-name="T291"> </text:span><text:span text:style-name="T356">a</text:span><text:span text:style-name="T291"> </text:span><text:span text:style-name="T356">list</text:span><text:span text:style-name="T291"> </text:span><text:span text:style-name="T356">of</text:span><text:span text:style-name="T291"> </text:span><text:span text:style-name="T356">weather</text:span><text:span text:style-name="T240"> </text:span><text:span text:style-name="T356">station</text:span><text:change-start text:change-id="ct50302912"/><text:span text:style-name="T356">s</text:span><text:change-end text:change-id="ct50302912"/><text:span text:style-name="T291"> </text:span><text:span text:style-name="T356">has</text:span><text:span text:style-name="T291"> </text:span><text:span text:style-name="T356">been</text:span><text:span text:style-name="T315"> </text:span><text:span text:style-name="T356">generated</text:span><text:span text:style-name="T291"> </text:span><text:span text:style-name="T356">in</text:span><text:span text:style-name="T240"> </text:span><text:span text:style-name="T356">WHAT,</text:span><text:span text:style-name="T291"> </text:span><text:span text:style-name="T356">either</text:span><text:span text:style-name="T240"> </text:span><text:span text:style-name="T356">by</text:span><text:span text:style-name="T291"> </text:span><text:span text:style-name="T356">an</text:span><text:span text:style-name="T240"> </text:span><text:span text:style-name="T356">automatic</text:span><text:span text:style-name="T291"> </text:span><text:span text:style-name="T356">search</text:span><text:span text:style-name="T240"> </text:span><text:span text:style-name="T356">with</text:span><text:span text:style-name="T357"> </text:span><text:span text:style-name="T356">the</text:span><text:span text:style-name="T6"> </text:span><text:span text:style-name="T356">interface</text:span><text:span text:style-name="T6"> </text:span><text:span text:style-name="T356">or</text:span><text:span text:style-name="T6"> </text:span><text:change-start text:change-id="ct48542160"/><text:span text:style-name="T6">manually</text:span><text:change-end text:change-id="ct48542160"/><text:change text:change-id="ct48542368"/><text:span text:style-name="T356">,</text:span><text:span text:style-name="T108"> </text:span><text:span text:style-name="T4">data</text:span><text:span text:style-name="T9"> </text:span><text:span text:style-name="T4">can</text:span><text:span text:style-name="T21"> </text:span><text:span text:style-name="T4">be</text:span><text:span text:style-name="T9"> </text:span><text:span text:style-name="T4">downloaded</text:span><text:span text:style-name="T9"> </text:span><text:span text:style-name="T4">from</text:span><text:span text:style-name="T9"> </text:span><text:span text:style-name="T4">the</text:span><text:span text:style-name="T21"> </text:span><text:span text:style-name="T4">online</text:span><text:span text:style-name="T32"> </text:span><text:span text:style-name="T4">CDCD</text:span><text:span text:style-name="T9"> </text:span><text:span text:style-name="T4">by</text:span><text:span text:style-name="T9"> </text:span><text:span text:style-name="T4">selecting</text:span><text:span text:style-name="T21"> </text:span><text:span text:style-name="T4">the</text:span><text:span text:style-name="T9"> </text:span><text:span text:style-name="T4">desired</text:span><text:span text:style-name="T10"> </text:span><text:span text:style-name="T4">station</text:span><text:span text:style-name="T21"> </text:span><text:span text:style-name="T4">in</text:span><text:span text:style-name="T9"> </text:span><text:span text:style-name="T4">the</text:span><text:span text:style-name="T10"> </text:span><text:span text:style-name="T4">drop-down</text:span><text:span text:style-name="T9"> </text:span><text:span text:style-name="T4">menu</text:span><text:span text:style-name="T9"> </text:span><text:span text:style-name="T4">list</text:span><text:span text:style-name="T9"> </text:span><text:span text:style-name="T4">and</text:span><text:span text:style-name="T9"> </text:span><text:span text:style-name="T4">clicking</text:span><text:span text:style-name="T9"> </text:span><text:span text:style-name="T4">on</text:span><text:span text:style-name="T21"> </text:span><text:span text:style-name="T4">the</text:span><text:span text:style-name="T9"> </text:span><text:change text:change-id="ct47199472"/><text:span text:style-name="T149">Get</text:span><text:span text:style-name="T150"> </text:span><text:span text:style-name="T158">Data</text:span><text:change-start text:change-id="ct50697344"/><text:span text:style-name="T158"> </text:span><text:span text:style-name="T162">button</text:span><text:change-end text:change-id="ct50697344"/><text:span text:style-name="T3">.</text:span><text:span text:style-name="T11"> </text:span><text:change text:change-id="ct50849552"/><text:span text:style-name="T4">WHAT</text:span><text:span text:style-name="T13"> </text:span><text:span text:style-name="T4">will</text:span><text:span text:style-name="T276"> </text:span><text:span text:style-name="T4">automatically</text:span><text:span text:style-name="T1"> </text:span><text:span text:style-name="T4">download</text:span><text:span text:style-name="T16"> </text:span><text:change text:change-id="ct48290848"/><text:change-start text:change-id="ct50755040"/><text:span text:style-name="T16">daily </text:span><text:change-end text:change-id="ct50755040"/><text:span text:style-name="T3">weather</text:span><text:span text:style-name="T16"> </text:span><text:span text:style-name="T4">data</text:span><text:span text:style-name="T16"> </text:span><text:span text:style-name="T4">from</text:span><text:span text:style-name="T16"> </text:span><text:span text:style-name="T4">the</text:span><text:span text:style-name="T1"> </text:span><text:span text:style-name="T4">CDCD</text:span><text:span text:style-name="T16"> </text:span><text:change-start text:change-id="ct48096400"/><text:span text:style-name="T16">for each year specified by the user </text:span><text:change-end text:change-id="ct48096400"/><text:change-start text:change-id="ct50735680"/><text:span text:style-name="T4">in</text:span><text:span text:style-name="T13"> </text:span><text:span text:style-name="T4">the</text:span><text:span text:style-name="T12"> </text:span><text:span text:style-name="T149">Download Data</text:span><text:span text:style-name="T15"> </text:span><text:span text:style-name="T4">year</text:span><text:span text:style-name="T12"> </text:span><text:span text:style-name="T4">range </text:span><text:change-end text:change-id="ct50735680"/><text:span text:style-name="T4">and</text:span><text:span text:style-name="T16"> </text:span><text:span text:style-name="T4">save</text:span><text:span text:style-name="T16"> </text:span><text:span text:style-name="T4">the</text:span><text:span text:style-name="T16"> </text:span><text:span text:style-name="T4">results</text:span><text:span text:style-name="T16"> </text:span><text:span text:style-name="T4">as</text:span><text:span text:style-name="T16"> </text:span><text:span text:style-name="T4">a</text:span><text:span text:style-name="T1"> </text:span><text:span text:style-name="T4">CSV</text:span><text:span text:style-name="T16"> </text:span><text:span text:style-name="T4">file</text:span><text:span text:style-name="T16"> </text:span><text:span text:style-name="T4">in</text:span><text:span text:style-name="T16"> </text:span><text:span text:style-name="T4">the</text:span><text:span text:style-name="T335"> </text:span><text:span text:style-name="T149">Raw</text:span><text:span text:style-name="T147"> </text:span><text:change-start text:change-id="ct48557712"/><text:span text:style-name="T17">binder?</text:span><text:change-end text:change-id="ct48557712"/><text:change text:change-id="ct48557920"/><text:span text:style-name="T3"> </text:span><text:span text:style-name="T4">(see</text:span><text:span text:style-name="T3"> </text:span><text:span text:style-name="T4">section</text:span><text:span text:style-name="T3"> </text:span><text:a xlink:type="simple" xlink:href="#_bookmark14" text:style-name="Internet_20_link" text:visited-style-name="Visited_20_Internet_20_Link"><text:span text:style-name="T4">2.4</text:span></text:a><text:change text:change-id="ct48089840"/><text:span text:style-name="T4">).</text:span></text:p>
      <text:p text:style-name="P6"><text:span text:style-name="T4">The</text:span><text:span text:style-name="T3"> </text:span><text:span text:style-name="T4">downloading</text:span><text:span text:style-name="T3"> </text:span><text:span text:style-name="T4">process</text:span><text:span text:style-name="T3"> </text:span><text:span text:style-name="T4">can</text:span><text:span text:style-name="T3"> </text:span><text:span text:style-name="T4">be</text:span><text:span text:style-name="T3"> </text:span><text:span text:style-name="T4">stopped</text:span><text:span text:style-name="T3"> </text:span><text:span text:style-name="T4">at</text:span><text:span text:style-name="T3"> </text:span><text:span text:style-name="T4">any</text:span><text:span text:style-name="T3"> </text:span><text:span text:style-name="T4">time</text:span><text:span text:style-name="T3"> </text:span><text:span text:style-name="T4">by</text:span><text:span text:style-name="T3"> </text:span><text:span text:style-name="T4">clicking</text:span><text:span text:style-name="T3"> </text:span><text:span text:style-name="T4">on</text:span><text:span text:style-name="T3"> </text:span><text:span text:style-name="T4">the</text:span><text:span text:style-name="T3"> </text:span><text:span text:style-name="T4">button</text:span><text:span text:style-name="T3"> </text:span><text:span text:style-name="T152">Get</text:span><text:span text:style-name="T160"> </text:span><text:span text:style-name="T152">Data </text:span><text:span text:style-name="T4">which</text:span><text:span text:style-name="T85"> </text:span><text:span text:style-name="T4">will</text:span><text:span text:style-name="T19"> </text:span><text:span text:style-name="T4">then</text:span><text:span text:style-name="T19"> </text:span><text:span text:style-name="T4">be</text:span><text:span text:style-name="T19"> </text:span><text:span text:style-name="T4">displaying</text:span><text:span text:style-name="T19"> </text:span><text:span text:style-name="T4">a</text:span><text:span text:style-name="T19"> </text:span><text:span text:style-name="T4">red</text:span><text:span text:style-name="T19"> </text:span><text:span text:style-name="T4">stop</text:span><text:span text:style-name="T19"> </text:span><text:span text:style-name="T4">icon.</text:span><text:span text:style-name="T1"> </text:span><text:span text:style-name="T4">Before</text:span><text:span text:style-name="T19"> </text:span><text:span text:style-name="T3">downloading</text:span><text:span text:style-name="T19"> </text:span><text:change-start text:change-id="ct48084176"/><text:span text:style-name="T19">the </text:span><text:change-end text:change-id="ct48084176"/><text:span text:style-name="T4">data</text:span><text:span text:style-name="T19"> </text:span><text:span text:style-name="T4">for</text:span><text:span text:style-name="T19"> </text:span><text:span text:style-name="T4">a</text:span><text:span text:style-name="T19"> </text:span><text:span text:style-name="T4">given</text:span><text:span text:style-name="T19"> </text:span><text:span text:style-name="T4">year,</text:span><text:span text:style-name="T11"> </text:span><text:span text:style-name="T4">WHAT</text:span><text:span text:style-name="T19"> </text:span><text:span text:style-name="T4">will</text:span><text:span text:style-name="T292"> </text:span><text:span text:style-name="T4">first</text:span><text:span text:style-name="T18"> </text:span><text:span text:style-name="T4">check</text:span><text:span text:style-name="T19"> </text:span><office:annotation office:name="__Annotation__10180_99827669"><dc:creator>Rivard, Christine</dc:creator><dc:date>2015-03-27T16:27:00</dc:date><loext:sender-initials>RC</loext:sender-initials><text:p><text:span text:style-name="T358">Est-ce qu’il regarde si elles sont identiques aussi?</text:span></text:p></office:annotation><text:span text:style-name="T4">if</text:span><text:span text:style-name="T19"> </text:span><text:span text:style-name="T4">data</text:span><text:span text:style-name="T38"> </text:span><text:span text:style-name="T4">already</text:span><text:span text:style-name="T19"> </text:span><text:span text:style-name="T4">exist</text:span><text:span text:style-name="T19"> </text:span><office:annotation-end office:name="__Annotation__10180_99827669"/><text:change text:change-id="ct48579680"/><text:span text:style-name="T4">in</text:span><text:span text:style-name="T38"> </text:span><text:span text:style-name="T4">the</text:span><text:span text:style-name="T18"> </text:span><text:change text:change-id="ct48108992"/><text:span text:style-name="T160">Raw</text:span><text:change-start text:change-id="ct47848864"/><text:span text:style-name="T160"> </text:span><text:span text:style-name="T163">binder</text:span><text:change-end text:change-id="ct47848864"/><text:span text:style-name="T3">.</text:span><text:span text:style-name="T353"> </text:span><text:span text:style-name="T4">If</text:span><text:span text:style-name="T18"> </text:span><text:span text:style-name="T4">it</text:span><text:span text:style-name="T38"> </text:span><text:span text:style-name="T4">is</text:span><text:span text:style-name="T18"> </text:span><text:span text:style-name="T4">the</text:span><text:span text:style-name="T19"> </text:span><text:span text:style-name="T3">case,</text:span><text:span text:style-name="T18"> </text:span><text:span text:style-name="T3">data</text:span><text:span text:style-name="T19"> </text:span><text:span text:style-name="T4">for</text:span><text:span text:style-name="T239"> </text:span><text:span text:style-name="T4">this</text:span><text:span text:style-name="T226"> </text:span><text:span text:style-name="T4">year</text:span><text:span text:style-name="T20"> </text:span><text:span text:style-name="T4">won’t</text:span><text:span text:style-name="T236"> </text:span><text:span text:style-name="T4">be</text:span><text:span text:style-name="T20"> </text:span><text:span text:style-name="T4">downloaded</text:span><text:span text:style-name="T20"> </text:span><text:span text:style-name="T4">and</text:span><text:span text:style-name="T20"> </text:span><text:span text:style-name="T4">the</text:span><text:span text:style-name="T20"> </text:span><text:span text:style-name="T4">process</text:span><text:span text:style-name="T226"> </text:span><text:span text:style-name="T4">will</text:span><text:span text:style-name="T20"> </text:span><text:change text:change-id="ct48573936"/><text:change-start text:change-id="ct49900432"/><text:span text:style-name="T4">proceed?</text:span><text:span text:style-name="T20"> </text:span><text:change-end text:change-id="ct49900432"/><text:span text:style-name="T4">to</text:span><text:span text:style-name="T20"> </text:span><text:span text:style-name="T4">the</text:span><text:span text:style-name="T20"> </text:span><text:span text:style-name="T4">following</text:span><text:span text:style-name="T236"> </text:span><text:span text:style-name="T4">year,</text:span><text:span text:style-name="T234"> </text:span><text:span text:style-name="T4">otherwise</text:span><text:span text:style-name="T20"> </text:span><text:span text:style-name="T4">data</text:span><text:span text:style-name="T86"> </text:span><text:span text:style-name="T4">will</text:span><text:span text:style-name="T9"> </text:span><text:span text:style-name="T4">be</text:span><text:span text:style-name="T9"> </text:span><text:span text:style-name="T4">downloaded</text:span><text:span text:style-name="T10"> </text:span><text:span text:style-name="T4">and</text:span><text:span text:style-name="T21"> </text:span><text:span text:style-name="T4">saved</text:span><text:change text:change-id="ct47633408"/><text:span text:style-name="T4">.</text:span><text:span text:style-name="T21"> </text:span><text:span text:style-name="T3">Detailed</text:span><text:span text:style-name="T9"> </text:span><text:span text:style-name="T3">information</text:span><text:span text:style-name="T21"> </text:span><text:span text:style-name="T4">about</text:span><text:span text:style-name="T9"> </text:span><text:span text:style-name="T4">the</text:span><text:span text:style-name="T21"> </text:span><text:span text:style-name="T3">program</text:span><text:span text:style-name="T294"> </text:span><text:span text:style-name="T4">transactions</text:span><text:span text:style-name="T326"> </text:span><text:span text:style-name="T4">during</text:span><text:span text:style-name="T330"> </text:span><text:span text:style-name="T4">the</text:span><text:span text:style-name="T330"> </text:span><text:span text:style-name="T4">downloading</text:span><text:span text:style-name="T330"> </text:span><text:span text:style-name="T4">process</text:span><text:span text:style-name="T330"> </text:span><text:span text:style-name="T3">are</text:span><text:span text:style-name="T24"> </text:span><text:span text:style-name="T4">printed</text:span><text:span text:style-name="T330"> </text:span><text:span text:style-name="T4">in</text:span><text:span text:style-name="T24"> </text:span><text:span text:style-name="T4">the</text:span><text:span text:style-name="T330"> </text:span><text:span text:style-name="T4">console</text:span><text:span text:style-name="T24"> </text:span><text:span text:style-name="T4">area</text:span><text:span text:style-name="T330"> </text:span><text:span text:style-name="T4">located</text:span><text:span text:style-name="T326"> </text:span><text:span text:style-name="T4">at</text:span><text:span text:style-name="T24"> </text:span><text:span text:style-name="T4">the</text:span><text:span text:style-name="T330"> </text:span><text:span text:style-name="T4">bottom</text:span><text:span text:style-name="T187"> </text:span><text:span text:style-name="T4">of</text:span><text:span text:style-name="T13"> </text:span><text:span text:style-name="T4">the</text:span><text:span text:style-name="T13"> </text:span><text:span text:style-name="T4">interface</text:span><text:span text:style-name="T12"> </text:span><text:span text:style-name="T4">(see</text:span><text:span text:style-name="T13"> </text:span><text:span text:style-name="T4">section</text:span><text:span text:style-name="T13"> </text:span><text:a xlink:type="simple" xlink:href="#_bookmark4" text:style-name="Internet_20_link" text:visited-style-name="Visited_20_Internet_20_Link"><text:span text:style-name="T3">1</text:span></text:a><text:span text:style-name="T3">.3).</text:span></text:p>
      <text:p text:style-name="P66"/>
      <text:p text:style-name="P6"><text:bookmark text:name="Formatting_Data"/><text:bookmark text:name="_bookmark22"/><text:change-start text:change-id="ct47707968"/><text:span text:style-name="T96">Data </text:span><text:change-end text:change-id="ct47707968"/><text:span text:style-name="T96">Formatting</text:span><text:span text:style-name="T22"> </text:span><text:change text:change-id="ct50265424"/></text:p>
      <text:p text:style-name="P7"><text:soft-page-break/><text:span text:style-name="T282">A</text:span><text:span text:style-name="T4">s</text:span><text:span text:style-name="T3"> </text:span><text:span text:style-name="T4">soon</text:span><text:span text:style-name="T3"> </text:span><text:span text:style-name="T4">as</text:span><text:span text:style-name="T3"> </text:span><text:span text:style-name="T4">a</text:span><text:span text:style-name="T3"> </text:span><text:span text:style-name="T4">downloading</text:span><text:span text:style-name="T3"> </text:span><text:span text:style-name="T4">task</text:span><text:span text:style-name="T3"> </text:span><text:change text:change-id="ct48106784"/><text:span text:style-name="T4">successfully</text:span><text:span text:style-name="T3"> </text:span><text:change-start text:change-id="ct48187648"/><text:span text:style-name="T3">ends </text:span><text:change-end text:change-id="ct48187648"/><text:span text:style-name="T4">for</text:span><text:span text:style-name="T3"> </text:span><text:span text:style-name="T4">a</text:span><text:span text:style-name="T3"> </text:span><text:span text:style-name="T4">given</text:span><text:span text:style-name="T3"> </text:span><text:span text:style-name="T4">weather</text:span><text:span text:style-name="T3"> </text:span><text:span text:style-name="T4">station</text:span><text:change text:change-id="ct48598000"/><text:span text:style-name="T4">,</text:span><text:span text:style-name="T3"> </text:span><text:span text:style-name="T4">WHAT</text:span><text:span text:style-name="T74"> </text:span><text:span text:style-name="T4">automatically</text:span><text:span text:style-name="T87"> </text:span><text:span text:style-name="T4">format</text:span><text:change-start text:change-id="ct47199008"/><text:span text:style-name="T4">s</text:span><text:change-end text:change-id="ct47199008"/><text:span text:style-name="T25"> </text:span><text:span text:style-name="T4">and</text:span><text:span text:style-name="T355"> </text:span><text:span text:style-name="T4">concatenate</text:span><text:change-start text:change-id="ct50271776"/><text:span text:style-name="T4">s</text:span><text:change-end text:change-id="ct50271776"/><text:span text:style-name="T355"> </text:span><text:span text:style-name="T4">the</text:span><text:span text:style-name="T23"> </text:span><text:span text:style-name="T4">data.</text:span><text:span text:style-name="T24"> </text:span><text:change text:change-id="ct48083536"/><text:change-start text:change-id="ct50688880"/><text:span text:style-name="T4">To do this,</text:span><text:change-end text:change-id="ct50688880"/><text:span text:style-name="T355"> </text:span><text:span text:style-name="T3">data</text:span><text:span text:style-name="T355"> </text:span><text:change text:change-id="ct50684384"/><text:change-start text:change-id="ct50823696"/><text:span text:style-name="T3">from</text:span><text:span text:style-name="T25"> </text:span><text:change-end text:change-id="ct50823696"/><text:span text:style-name="T3">each</text:span><text:span text:style-name="T25"> </text:span><text:change text:change-id="ct50716352"/><text:change-start text:change-id="ct50504944"/><text:span text:style-name="T4">annual file</text:span><text:span text:style-name="T207"> </text:span><text:change-end text:change-id="ct50504944"/><text:span text:style-name="T4">are</text:span><text:span text:style-name="T23"> </text:span><text:span text:style-name="T4">put</text:span><text:span text:style-name="T25"> </text:span><text:span text:style-name="T4">together</text:span><text:span text:style-name="T23"> </text:span><text:span text:style-name="T4">end</text:span><text:span text:style-name="T355"> </text:span><text:span text:style-name="T4">to</text:span><text:span text:style-name="T25"> </text:span><text:span text:style-name="T4">end</text:span><text:span text:style-name="T355"> </text:span><text:span text:style-name="T4">in</text:span><text:span text:style-name="T196"> </text:span><text:span text:style-name="T4">chronological</text:span><text:span text:style-name="T23"> </text:span><text:span text:style-name="T4">order</text:span><text:span text:style-name="T284"> </text:span><text:span text:style-name="T4">and</text:span><text:span text:style-name="T284"> </text:span><text:span text:style-name="T4">only</text:span><text:span text:style-name="T284"> </text:span><text:span text:style-name="T4">data</text:span><text:span text:style-name="T344"> </text:span><text:span text:style-name="T4">related</text:span><text:span text:style-name="T344"> </text:span><text:span text:style-name="T4">to</text:span><text:span text:style-name="T284"> </text:span><text:span text:style-name="T4">air</text:span><text:span text:style-name="T284"> </text:span><text:span text:style-name="T4">temperature</text:span><text:span text:style-name="T344"> </text:span><text:span text:style-name="T4">(mean,</text:span><text:span text:style-name="T353"> </text:span><text:span text:style-name="T4">max</text:span><text:span text:style-name="T344"> </text:span><text:span text:style-name="T4">and</text:span><text:span text:style-name="T284"> </text:span><text:span text:style-name="T4">min)</text:span><text:span text:style-name="T284"> </text:span><text:span text:style-name="T4">and</text:span><text:span text:style-name="T284"> </text:span><text:span text:style-name="T4">total</text:span><text:span text:style-name="T88"> </text:span><text:span text:style-name="T4">precipitation</text:span><text:span text:style-name="T2"> </text:span><text:span text:style-name="T4">are</text:span><text:span text:style-name="T2"> </text:span><text:span text:style-name="T4">kept.</text:span><text:span text:style-name="T349"> </text:span><text:span text:style-name="T4">In</text:span><text:span text:style-name="T27"> </text:span><text:span text:style-name="T4">addition,</text:span><text:span text:style-name="T26"> </text:span><text:change-start text:change-id="ct47593040"/><text:span text:style-name="T26">“</text:span><text:change-end text:change-id="ct47593040"/><office:annotation office:name="__Annotation__10461_99827669"><dc:creator>Rivard, Christine</dc:creator><dc:date>2015-03-27T16:27:00</dc:date><loext:sender-initials>RC</loext:sender-initials><text:p><text:span text:style-name="T358">Pourquoi dis-tu que c’est une valeur? </text:span></text:p></office:annotation><text:span text:style-name="T4">NaN</text:span><text:change-start text:change-id="ct47305520"/><text:span text:style-name="T4">”</text:span><text:change-end text:change-id="ct47305520"/><office:annotation-end office:name="__Annotation__10461_99827669"/><text:span text:style-name="T26"> </text:span><text:change-start text:change-id="ct49905024"/><text:span text:style-name="T26">(no</text:span><text:change-end text:change-id="ct49905024"/><text:change-start text:change-id="ct48548048"/><text:span text:style-name="T26">t a number</text:span><text:change-end text:change-id="ct48548048"/><text:change-start text:change-id="ct48547456"/><text:span text:style-name="T26">)</text:span><text:change-end text:change-id="ct48547456"/><text:change text:change-id="ct47304912"/><text:change text:change-id="ct48547664"/><text:change-start text:change-id="ct47329344"/><text:span text:style-name="T4">is </text:span><text:change-end text:change-id="ct47329344"/><text:change-start text:change-id="ct49327856"/><text:span text:style-name="T4">entered </text:span><text:change-end text:change-id="ct49327856"/><text:span text:style-name="T4">where</text:span><text:span text:style-name="T26"> </text:span><text:span text:style-name="T4">data</text:span><text:span text:style-name="T2"> </text:span><text:span text:style-name="T4">are</text:span><text:span text:style-name="T2"> </text:span><text:span text:style-name="T4">missing.</text:span><text:span text:style-name="T349"> </text:span><text:span text:style-name="T4">Finally,</text:span><text:span text:style-name="T82"> </text:span><text:span text:style-name="T4">statistics</text:span><text:span text:style-name="T1"> </text:span><text:change text:change-id="ct50726080"/><text:change-start text:change-id="ct47330288"/><text:span text:style-name="T4">on</text:span><text:span text:style-name="T1"> </text:span><text:change-end text:change-id="ct47330288"/><text:span text:style-name="T4">the</text:span><text:span text:style-name="T1"> </text:span><text:span text:style-name="T4">missing</text:span><text:span text:style-name="T1"> </text:span><text:span text:style-name="T4">values in</text:span><text:span text:style-name="T16"> </text:span><text:span text:style-name="T4">the dataset</text:span><text:span text:style-name="T1"> </text:span><text:span text:style-name="T4">for</text:span><text:span text:style-name="T16"> </text:span><text:span text:style-name="T4">each meteorological variable</text:span><text:span text:style-name="T1"> </text:span><text:span text:style-name="T4">will</text:span><text:span text:style-name="T1"> </text:span><text:span text:style-name="T4">be</text:span><text:span text:style-name="T1"> </text:span><text:span text:style-name="T4">displayed</text:span><text:span text:style-name="T87"> </text:span><text:span text:style-name="T4">in</text:span><text:span text:style-name="T3"> </text:span><text:span text:style-name="T4">the</text:span><text:span text:style-name="T3"> </text:span><text:span text:style-name="T149">Concatenate</text:span><text:change-start text:change-id="ct48130032"/><text:span text:style-name="T149">d</text:span><text:change-end text:change-id="ct48130032"/><text:span text:style-name="T158"> </text:span><text:span text:style-name="T149">and</text:span><text:span text:style-name="T158"> </text:span><text:span text:style-name="T149">Format</text:span><text:change-start text:change-id="ct47336976"/><text:span text:style-name="T149">ted</text:span><text:change-end text:change-id="ct47336976"/><text:span text:style-name="T158"> </text:span><text:span text:style-name="T149">Raw</text:span><text:span text:style-name="T158"> </text:span><text:span text:style-name="T149">Data</text:span><text:span text:style-name="T158"> </text:span><text:span text:style-name="T149">Files</text:span><text:span text:style-name="T158"> </text:span><text:span text:style-name="T4">section.</text:span></text:p>
      <text:p text:style-name="P8"><text:span text:style-name="T32">By</text:span><text:span text:style-name="T132"> </text:span><text:span text:style-name="T32">default,</text:span><text:span text:style-name="T332"> </text:span><text:span text:style-name="T32">WHAT</text:span><text:span text:style-name="T332"> </text:span><text:span text:style-name="T32">will</text:span><text:span text:style-name="T245"> </text:span><text:span text:style-name="T32">automatically</text:span><text:span text:style-name="T332"> </text:span><text:span text:style-name="T32">save</text:span><text:span text:style-name="T332"> </text:span><text:span text:style-name="T32">the</text:span><text:span text:style-name="T332"> </text:span><text:span text:style-name="T32">formatted</text:span><text:span text:style-name="T245"> </text:span><text:span text:style-name="T32">data</text:span><text:span text:style-name="T332"> </text:span><text:span text:style-name="T32">series</text:span><text:span text:style-name="T332"> </text:span><text:span text:style-name="T32">in</text:span><text:span text:style-name="T332"> </text:span><text:span text:style-name="T32">a</text:span><text:span text:style-name="T332"> </text:span><text:span text:style-name="T32">single</text:span><text:span text:style-name="T245"> </text:span><text:span text:style-name="T32">TSV</text:span><text:span text:style-name="T332"> </text:span><text:span text:style-name="T32">file</text:span><text:span text:style-name="T332"> </text:span><text:span text:style-name="T32">within</text:span><text:span text:style-name="T89"> </text:span><text:span text:style-name="T32">the</text:span><text:span text:style-name="T30"> </text:span><text:change text:change-id="ct48575680"/><text:span text:style-name="T148">Input</text:span><text:span text:style-name="T166"> </text:span><text:change-start text:change-id="ct50688224"/><text:span text:style-name="T167">binder</text:span><text:span text:style-name="T166"> </text:span><text:change-end text:change-id="ct50688224"/><text:span text:style-name="T32">(see</text:span><text:span text:style-name="T29"> </text:span><text:span text:style-name="T32">section</text:span><text:span text:style-name="T30"> </text:span><text:a xlink:type="simple" xlink:href="#_bookmark14" text:style-name="Internet_20_link" text:visited-style-name="Visited_20_Internet_20_Link"><text:span text:style-name="T32">2.4</text:span></text:a><text:change-start text:change-id="ct47200368"/><text:a xlink:type="simple" xlink:href="#_bookmark14" text:style-name="Internet_20_link" text:visited-style-name="Visited_20_Internet_20_Link"><text:span text:style-name="T32">)</text:span></text:a><text:change-end text:change-id="ct47200368"/><text:a xlink:type="simple" xlink:href="#_bookmark14" text:style-name="Internet_20_link" text:visited-style-name="Visited_20_Internet_20_Link"><text:span text:style-name="T32">.</text:span></text:a><text:span text:style-name="T32"> You</text:span><text:span text:style-name="T30"> </text:span><text:span text:style-name="T32">can</text:span><text:span text:style-name="T30"> </text:span><text:span text:style-name="T32">save</text:span><text:span text:style-name="T30"> </text:span><text:change text:change-id="ct47842720"/><text:span text:style-name="T32">other</text:span><text:span text:style-name="T307"> </text:span><text:span text:style-name="T32">cop</text:span><text:change text:change-id="ct47309008"/><text:change-start text:change-id="ct47305776"/><text:span text:style-name="T32">ies</text:span><text:change-end text:change-id="ct47305776"/><text:span text:style-name="T31"> </text:span><text:span text:style-name="T32">of</text:span><text:span text:style-name="T307"> </text:span><text:span text:style-name="T32">the</text:span><text:span text:style-name="T31"> </text:span><text:span text:style-name="T32">formatted</text:span><text:span text:style-name="T30"> </text:span><text:span text:style-name="T32">data</text:span><text:span text:style-name="T29"> </text:span><text:span text:style-name="T32">set</text:span><text:span text:style-name="T29"> </text:span><text:span text:style-name="T32">anywhere</text:span><text:span text:style-name="T134"> </text:span><text:span text:style-name="T32">on</text:span><text:span text:style-name="T337"> </text:span><text:span text:style-name="T28">your</text:span><text:span text:style-name="T337"> </text:span><text:span text:style-name="T32">computer</text:span><text:span text:style-name="T338"> </text:span><text:span text:style-name="T32">by</text:span><text:span text:style-name="T34"> </text:span><text:span text:style-name="T32">clicking</text:span><text:span text:style-name="T33"> </text:span><text:span text:style-name="T32">on</text:span><text:span text:style-name="T337"> </text:span><text:span text:style-name="T32">the</text:span><text:span text:style-name="T33"> </text:span><text:change text:change-id="ct48106064"/><text:span text:style-name="T148">Save</text:span><text:change-start text:change-id="ct47702992"/><text:span text:style-name="T148"> button</text:span><text:change-end text:change-id="ct47702992"/><text:span text:style-name="T32">.</text:span><text:span text:style-name="T250"> </text:span><text:span text:style-name="T32">The</text:span><text:span text:style-name="T337"> </text:span><text:span text:style-name="T32">automatic</text:span><text:span text:style-name="T33"> </text:span><text:span text:style-name="T32">saving</text:span><text:span text:style-name="T337"> </text:span><text:span text:style-name="T32">of</text:span><text:span text:style-name="T337"> </text:span><text:span text:style-name="T32">formatted</text:span><text:span text:style-name="T33"> </text:span><text:span text:style-name="T32">data</text:span><text:span text:style-name="T337"> </text:span><text:span text:style-name="T32">series</text:span><text:span text:style-name="T193"> </text:span><text:span text:style-name="T32">can</text:span><text:span text:style-name="T325"> </text:span><text:span text:style-name="T32">be</text:span><text:span text:style-name="T329"> </text:span><text:span text:style-name="T32">disabled</text:span><text:span text:style-name="T325"> </text:span><text:span text:style-name="T32">by</text:span><text:span text:style-name="T329"> </text:span><text:span text:style-name="T32">unchecking</text:span><text:span text:style-name="T325"> </text:span><text:span text:style-name="T32">the</text:span><text:span text:style-name="T329"> </text:span><text:span text:style-name="T148">Automatically</text:span><text:span text:style-name="T174"> </text:span><text:span text:style-name="T148">save</text:span><text:span text:style-name="T176"> </text:span><text:span text:style-name="T148">concatenated</text:span><text:span text:style-name="T176"> </text:span><text:span text:style-name="T148">data</text:span><text:span text:style-name="T177"> </text:span><text:span text:style-name="T32">option.</text:span><text:change-start text:change-id="ct50417312"/><text:span text:style-name="T32"> </text:span><text:change-end text:change-id="ct50417312"/><text:change text:change-id="ct50417520"/><text:span text:style-name="T4">It</text:span><text:span text:style-name="T234"> </text:span><text:span text:style-name="T4">is</text:span><text:span text:style-name="T234"> </text:span><text:span text:style-name="T4">also</text:span><text:span text:style-name="T234"> </text:span><text:span text:style-name="T4">possible</text:span><text:span text:style-name="T234"> </text:span><text:span text:style-name="T4">to</text:span><text:span text:style-name="T234"> </text:span><text:span text:style-name="T4">open</text:span><text:span text:style-name="T234"> </text:span><text:span text:style-name="T4">previously</text:span><text:span text:style-name="T234"> </text:span><text:span text:style-name="T4">downloaded</text:span><text:span text:style-name="T234"> </text:span><text:span text:style-name="T4">weather</text:span><text:span text:style-name="T298"> </text:span><text:span text:style-name="T4">data</text:span><text:span text:style-name="T234"> </text:span><text:span text:style-name="T4">files</text:span><text:span text:style-name="T234"> </text:span><text:span text:style-name="T4">in</text:span><text:span text:style-name="T298"> </text:span><text:span text:style-name="T4">WHAT</text:span><text:span text:style-name="T234"> </text:span><text:span text:style-name="T4">by</text:span><text:span text:style-name="T298"> </text:span><text:span text:style-name="T4">clicking</text:span><text:span text:style-name="T89"> </text:span><text:span text:style-name="T4">on</text:span><text:span text:style-name="T344"> </text:span><text:span text:style-name="T4">the</text:span><text:span text:style-name="T344"> </text:span><text:span text:style-name="T149">Load</text:span><text:span text:style-name="T179"> </text:span><text:span text:style-name="T180">button</text:span><text:span text:style-name="T179"> </text:span><text:span text:style-name="T4">and</text:span><text:span text:style-name="T344"> </text:span><text:span text:style-name="T4">selecting</text:span><text:span text:style-name="T284"> </text:span><text:span text:style-name="T4">the</text:span><text:span text:style-name="T344"> </text:span><text:span text:style-name="T4">desired</text:span><text:span text:style-name="T344"> </text:span><text:span text:style-name="T4">files</text:span><text:span text:style-name="T344"> </text:span><text:span text:style-name="T4">in</text:span><text:span text:style-name="T344"> </text:span><text:span text:style-name="T4">the</text:span><text:span text:style-name="T284"> </text:span><text:span text:style-name="T4">dialog</text:span><text:span text:style-name="T351"> </text:span><text:span text:style-name="T4">window.</text:span><text:span text:style-name="T189"> </text:span><office:annotation office:name="__Annotation__10809_99827669"><dc:creator>Rivard, Christine</dc:creator><dc:date>2015-03-27T16:27:00</dc:date><loext:sender-initials>RC</loext:sender-initials><text:p><text:span text:style-name="T358">Je crois qu’il y a répétition ici.</text:span></text:p></office:annotation><text:span text:style-name="T56">WHAT</text:span><text:span text:style-name="T345"> </text:span><text:span text:style-name="T56">will</text:span><text:span text:style-name="T345"> </text:span><text:span text:style-name="T56">then</text:span><text:span text:style-name="T270"> </text:span><text:span text:style-name="T56">automatically</text:span><text:span text:style-name="T35"> </text:span><text:span text:style-name="T56">format</text:span><text:span text:style-name="T35"> </text:span><text:span text:style-name="T56">and</text:span><text:span text:style-name="T35"> </text:span><text:span text:style-name="T56">concatenate</text:span><text:span text:style-name="T36"> </text:span><text:span text:style-name="T56">the</text:span><text:span text:style-name="T35"> </text:span><text:span text:style-name="T56">data</text:span><text:span text:style-name="T36"> </text:span><text:change text:change-id="ct51116256"/><text:change text:change-id="ct51116048"/><text:change text:change-id="ct51115808"/><text:span text:style-name="T56">and</text:span><text:span text:style-name="T36"> </text:span><text:span text:style-name="T56">save</text:span><text:span text:style-name="T35"> </text:span><text:span text:style-name="T56">the</text:span><text:span text:style-name="T270"> </text:span><text:span text:style-name="T56">results</text:span><text:span text:style-name="T57"> </text:span><text:span text:style-name="T56">automatically</text:span><text:span text:style-name="T57"> </text:span><text:span text:style-name="T56">if</text:span><text:span text:style-name="T57"> </text:span><text:span text:style-name="T56">the</text:span><text:span text:style-name="T57"> </text:span><text:span text:style-name="T153">Automatically</text:span><text:span text:style-name="T161"> </text:span><text:span text:style-name="T153">save</text:span><text:span text:style-name="T161"> </text:span><text:span text:style-name="T153">concatenated</text:span><text:span text:style-name="T161"> </text:span><text:span text:style-name="T153">data</text:span><text:span text:style-name="T161"> </text:span><text:span text:style-name="T56">option</text:span><text:span text:style-name="T57"> </text:span><text:span text:style-name="T56">is</text:span><text:span text:style-name="T57"> </text:span><text:span text:style-name="T56">checked.</text:span><text:span text:style-name="T3"> </text:span><text:span text:style-name="T56">Alternatively,</text:span><text:span text:style-name="T241"> </text:span><text:span text:style-name="T56">the</text:span><text:span text:style-name="T125"> </text:span><text:span text:style-name="T56">formatted</text:span><text:span text:style-name="T321"> </text:span><text:span text:style-name="T56">data</text:span><text:span text:style-name="T321"> </text:span><text:span text:style-name="T56">series</text:span><text:span text:style-name="T125"> </text:span><text:span text:style-name="T56">can</text:span><text:span text:style-name="T125"> </text:span><text:span text:style-name="T56">be</text:span><text:span text:style-name="T321"> </text:span><text:span text:style-name="T56">saved</text:span><text:span text:style-name="T125"> </text:span><text:span text:style-name="T56">by</text:span><text:span text:style-name="T321"> </text:span><text:span text:style-name="T56">clicking</text:span><text:span text:style-name="T321"> </text:span><text:span text:style-name="T56">on</text:span><text:span text:style-name="T125"> </text:span><text:span text:style-name="T56">the</text:span><text:span text:style-name="T321"> </text:span><text:span text:style-name="T56">button</text:span><text:span text:style-name="T125"> </text:span><text:span text:style-name="T153">Save</text:span><text:span text:style-name="T56">.</text:span><office:annotation-end office:name="__Annotation__10809_99827669"/></text:p>
      <text:p text:style-name="P18"/>
      <text:list xml:id="list4273447456183359929" text:style-name="WWNum5">
        <text:list-item>
          <text:list>
            <text:list-item>
              <text:p text:style-name="P53"><text:bookmark text:name="Gap_filling_daily_weather_records"/><text:bookmark text:name="_bookmark23"/><text:span text:style-name="T99">Gap</text:span><text:span text:style-name="T100"> </text:span><text:span text:style-name="T99">filling</text:span><text:span text:style-name="T100"> </text:span><text:change-start text:change-id="ct48569696"/><text:span text:style-name="T100">of </text:span><text:change-end text:change-id="ct48569696"/><text:span text:style-name="T99">daily</text:span><text:span text:style-name="T100"> </text:span><text:span text:style-name="T99">weather</text:span><text:span text:style-name="T100"> </text:span><text:span text:style-name="T99">records</text:span></text:p>
            </text:list-item>
          </text:list>
        </text:list-item>
      </text:list>
      <text:p text:style-name="P9"><draw:g text:anchor-type="paragraph" draw:z-index="4" draw:name="Group 2813" draw:style-name="gr2"><draw:custom-shape draw:name="Freeform 2814" draw:style-name="gr3" draw:text-style-name="P80" svg:width="0.126cm" svg:height="0.004cm" svg:x="3.62cm" svg:y="5.375cm"><text:p/><draw:enhanced-geometry draw:mirror-horizontal="false" draw:mirror-vertical="false" svg:viewBox="0 0 0 0" drawooo:sub-view-size="71 0" draw:text-areas="0 0 ?f4 ?f5" draw:type="ooxml-non-primitive" draw:enhanced-path="M 0 0 L 70 0 N"><draw:equation draw:name="f0" draw:formula="0+2052-2052"/><draw:equation draw:name="f1" draw:formula="?f0 *logwidth/71"/><draw:equation draw:name="f2" draw:formula="0+2122-2052"/><draw:equation draw:name="f3" draw:formula="?f2 *logwidth/71"/><draw:equation draw:name="f4" draw:formula="logwidth"/><draw:equation draw:name="f5" draw:formula="logheight"/></draw:enhanced-geometry></draw:custom-shape></draw:g><draw:g text:anchor-type="paragraph" draw:z-index="5" draw:name="Group 2811" draw:style-name="gr2"><draw:custom-shape draw:name="Freeform 2812" draw:style-name="gr3" draw:text-style-name="P80" svg:width="0.126cm" svg:height="0.004cm" svg:x="5.241cm" svg:y="5.375cm"><text:p/><draw:enhanced-geometry draw:mirror-horizontal="false" draw:mirror-vertical="false" svg:viewBox="0 0 0 0" drawooo:sub-view-size="71 0" draw:text-areas="0 0 ?f4 ?f5" draw:type="ooxml-non-primitive" draw:enhanced-path="M 0 0 L 70 0 N"><draw:equation draw:name="f0" draw:formula="0+2971-2971"/><draw:equation draw:name="f1" draw:formula="?f0 *logwidth/71"/><draw:equation draw:name="f2" draw:formula="0+3041-2971"/><draw:equation draw:name="f3" draw:formula="?f2 *logwidth/71"/><draw:equation draw:name="f4" draw:formula="logwidth"/><draw:equation draw:name="f5" draw:formula="logheight"/></draw:enhanced-geometry></draw:custom-shape></draw:g><text:span text:style-name="T4">One</text:span><text:span text:style-name="T10"> </text:span><text:span text:style-name="T4">of</text:span><text:span text:style-name="T13"> </text:span><text:span text:style-name="T4">WHAT’s</text:span><text:span text:style-name="T10"> </text:span><text:span text:style-name="T4">interesting</text:span><text:span text:style-name="T10"> </text:span><text:span text:style-name="T4">utility</text:span><text:span text:style-name="T13"> </text:span><text:span text:style-name="T4">is</text:span><text:span text:style-name="T13"> </text:span><text:span text:style-name="T4">the</text:span><text:span text:style-name="T10"> </text:span><text:span text:style-name="T3">automatic</text:span><text:span text:style-name="T13"> </text:span><text:span text:style-name="T4">gap</text:span><text:span text:style-name="T10"> </text:span><text:span text:style-name="T4">filling</text:span><text:span text:style-name="T10"> </text:span><text:span text:style-name="T4">of</text:span><text:span text:style-name="T10"> </text:span><text:span text:style-name="T4">daily</text:span><text:span text:style-name="T13"> </text:span><text:span text:style-name="T4">weather</text:span><text:span text:style-name="T10"> </text:span><text:span text:style-name="T4">data</text:span><text:span text:style-name="T10"> </text:span><text:span text:style-name="T4">records.</text:span><text:span text:style-name="T246"> </text:span><text:span text:style-name="T4">This</text:span><text:span text:style-name="T10"> </text:span><text:span text:style-name="T4">feature</text:span><text:span text:style-name="T308"> </text:span><text:span text:style-name="T4">is</text:span><text:span text:style-name="T293"> </text:span><text:span text:style-name="T4">accessible</text:span><text:span text:style-name="T293"> </text:span><text:span text:style-name="T4">from</text:span><text:span text:style-name="T293"> </text:span><text:span text:style-name="T4">the</text:span><text:span text:style-name="T38"> </text:span><text:change text:change-id="ct47415472"/><text:span text:style-name="T293"><text:s/></text:span><text:span text:style-name="T152">Fill</text:span><text:span text:style-name="T178"> </text:span><text:span text:style-name="T152">Data</text:span><text:span text:style-name="T181"> </text:span><text:change-start text:change-id="ct49743344"/><text:span text:style-name="T182">tab</text:span><text:span text:style-name="T181"> </text:span><text:change-end text:change-id="ct49743344"/><text:span text:style-name="T4">shown</text:span><text:span text:style-name="T38"> </text:span><text:span text:style-name="T4">in</text:span><text:span text:style-name="T293"> </text:span><text:span text:style-name="T4">Figure</text:span><text:span text:style-name="T38"> </text:span><text:a xlink:type="simple" xlink:href="#_bookmark24" text:style-name="Internet_20_link" text:visited-style-name="Visited_20_Internet_20_Link"><text:span text:style-name="T4">3.3.</text:span></text:a><text:span text:style-name="T285"> </text:span></text:p>
      <text:p text:style-name="P9"><text:span text:style-name="T91">When starting WHAT or</text:span><text:span text:style-name="T32"> </text:span><text:span text:style-name="T91">when</text:span><text:span text:style-name="T32"> a project is opened, the content of the Input folder </text:span><text:span text:style-name="T91">will be scanned </text:span><text:span text:style-name="T32">for formatted weather data files and </text:span><text:span text:style-name="T91">the results will be displayed </text:span><text:span text:style-name="T32">as a list of weather station names under the label Fill Data for </text:span><text:span text:style-name="T160">Weather Station</text:span><text:span text:style-name="T3">.</text:span><text:span text:style-name="T287"> </text:span></text:p>
      <text:p text:style-name="P10"><text:span text:style-name="T50">This</text:span><text:span text:style-name="T42"> station </text:span><text:span text:style-name="T50">list</text:span><text:span text:style-name="T295"> </text:span><text:span text:style-name="T50">will not</text:span><text:span text:style-name="T191"> </text:span><text:span text:style-name="T50">be</text:span><text:span text:style-name="T290"> </text:span><text:span text:style-name="T50">refreshed</text:span><text:span text:style-name="T243"> </text:span><text:span text:style-name="T50">automatically</text:span><text:span text:style-name="T191"> </text:span><text:span text:style-name="T50">if</text:span><text:span text:style-name="T290"> </text:span><text:span text:style-name="T50">new</text:span><text:span text:style-name="T243"> </text:span><text:span text:style-name="T50">data</text:span><text:span text:style-name="T290"> </text:span><text:span text:style-name="T50">files</text:span><text:span text:style-name="T191"> </text:span><text:span text:style-name="T50">are</text:span><text:span text:style-name="T191"> </text:span><text:span text:style-name="T50">added</text:span><text:span text:style-name="T191"> </text:span><text:span text:style-name="T50">to</text:span><text:span text:style-name="T243"> </text:span><text:span text:style-name="T50">the</text:span><text:span text:style-name="T243"> </text:span><text:span text:style-name="T50">Input</text:span><text:span text:style-name="T191"> folder.</text:span><text:span text:style-name="T243"> </text:span><text:change-start text:change-id="ct48603792"/><text:span text:style-name="T50">binder</text:span><text:span text:style-name="T243"> </text:span><text:change-end text:change-id="ct48603792"/><text:span text:style-name="T50">after</text:span><text:span text:style-name="T260"> </text:span><text:span text:style-name="T50">the</text:span><text:span text:style-name="T66"> </text:span><text:span text:style-name="T50">project</text:span><text:span text:style-name="T209"> </text:span><text:span text:style-name="T50">has</text:span><text:span text:style-name="T66"> </text:span><text:span text:style-name="T50">been</text:span><text:span text:style-name="T209"> </text:span><text:span text:style-name="T50">opened.</text:span><text:span text:style-name="T319"> </text:span><text:span text:style-name="T50">The</text:span><text:span text:style-name="T213"> </text:span><text:span text:style-name="T50">button</text:span><text:span text:style-name="T66"> </text:span><text:span text:style-name="T154">Refresh</text:span><text:change-start text:change-id="ct47327088"/><text:span text:style-name="T154">,</text:span><text:change-end text:change-id="ct47327088"/><text:span text:style-name="T165"> </text:span><text:span text:style-name="T50">located</text:span><text:span text:style-name="T66"> </text:span><text:span text:style-name="T50">next</text:span><text:span text:style-name="T209"> </text:span><text:span text:style-name="T50">to</text:span><text:span text:style-name="T209"> </text:span><text:span text:style-name="T50">the</text:span><text:span text:style-name="T209"> </text:span><text:span text:style-name="T50">list</text:span><text:span text:style-name="T209"> </text:span><text:span text:style-name="T50">of</text:span><text:span text:style-name="T66"> </text:span><text:span text:style-name="T50">stations</text:span><text:change-start text:change-id="ct50863216"/><text:span text:style-name="T50">,</text:span><text:change-end text:change-id="ct50863216"/><text:span text:style-name="T213"> </text:span><text:span text:style-name="T50">can</text:span><text:span text:style-name="T209"> </text:span><text:span text:style-name="T50">be</text:span><text:span text:style-name="T209"> </text:span><text:span text:style-name="T50">used</text:span><text:span text:style-name="T261"> </text:span><text:span text:style-name="T50">for</text:span><text:span text:style-name="T40"> </text:span><text:span text:style-name="T50">this</text:span><text:span text:style-name="T40"> </text:span><text:span text:style-name="T50">purpose.</text:span><text:span text:style-name="T39"> </text:span><text:change text:change-id="ct50733328"/><text:change-start text:change-id="ct48181504"/><text:span text:style-name="T50">E</text:span><text:change-end text:change-id="ct48181504"/><text:span text:style-name="T50">ach</text:span><text:span text:style-name="T41"> </text:span><text:span text:style-name="T50">time</text:span><text:span text:style-name="T40"> </text:span><text:span text:style-name="T50">WHAT</text:span><text:span text:style-name="T40"> </text:span><text:span text:style-name="T50">search</text:span><text:change-start text:change-id="ct47629312"/><text:span text:style-name="T50">es</text:span><text:change-end text:change-id="ct47629312"/><text:span text:style-name="T41"> </text:span><text:span text:style-name="T50">the</text:span><text:span text:style-name="T40"> </text:span><text:span text:style-name="T50">Input</text:span><text:span text:style-name="T41"> </text:span><text:change text:change-id="ct47315696"/><text:change-start text:change-id="ct48296896"/><text:span text:style-name="T42">binder</text:span><text:span text:style-name="T41"> </text:span><text:change-end text:change-id="ct48296896"/><text:span text:style-name="T50">for</text:span><text:span text:style-name="T41"> </text:span><text:span text:style-name="T50">valid</text:span><text:span text:style-name="T41"> </text:span><text:span text:style-name="T50">weather</text:span><text:span text:style-name="T41"> </text:span><text:span text:style-name="T50">data</text:span><text:span text:style-name="T40"> </text:span><text:span text:style-name="T50">files,</text:span><text:span text:style-name="T137"> </text:span><text:span text:style-name="T50">it</text:span><text:span text:style-name="T41"> </text:span><text:span text:style-name="T50">automatically</text:span><text:span text:style-name="T41"> </text:span><text:span text:style-name="T50">computes</text:span><text:span text:style-name="T43"> </text:span><text:span text:style-name="T50">statistics</text:span><text:span text:style-name="T43"> </text:span><text:change text:change-id="ct47845776"/><text:change-start text:change-id="ct51144960"/><text:span text:style-name="T50">for</text:span><text:span text:style-name="T41"> </text:span><text:change-end text:change-id="ct51144960"/><text:span text:style-name="T50">the</text:span><text:span text:style-name="T41"> </text:span><text:span text:style-name="T42">period</text:span><text:span text:style-name="T41"> </text:span><text:span text:style-name="T50">over</text:span><text:span text:style-name="T41"> </text:span><text:span text:style-name="T50">which</text:span><text:span text:style-name="T43"> </text:span><text:span text:style-name="T50">data</text:span><text:span text:style-name="T41"> </text:span><text:span text:style-name="T50">are</text:span><text:span text:style-name="T41"> </text:span><text:span text:style-name="T50">available</text:span><text:span text:style-name="T43"> </text:span><text:change text:change-id="ct50703040"/><text:change text:change-id="ct51109968"/><text:change text:change-id="ct49743136"/><text:span text:style-name="T50">and</text:span><text:span text:style-name="T252"> </text:span><text:change-start text:change-id="ct49851872"/><text:span text:style-name="T252">for </text:span><text:change-end text:change-id="ct49851872"/><text:span text:style-name="T50">the</text:span><text:span text:style-name="T252"> </text:span><text:span text:style-name="T50">number</text:span><text:span text:style-name="T205"> </text:span><text:span text:style-name="T50">of</text:span><text:span text:style-name="T255"> </text:span><text:span text:style-name="T50">missing</text:span><text:span text:style-name="T252"> </text:span><text:span text:style-name="T50">data</text:span><text:span text:style-name="T252"> </text:span><text:span text:style-name="T50">in</text:span><text:span text:style-name="T252"> </text:span><text:span text:style-name="T50">the</text:span><text:span text:style-name="T252"> </text:span><text:span text:style-name="T50">weather</text:span><text:span text:style-name="T252"> </text:span><text:span text:style-name="T50">time-series</text:span><text:span text:style-name="T252"> </text:span><text:span text:style-name="T50">and</text:span><text:span text:style-name="T252"> </text:span><text:span text:style-name="T50">saves</text:span><text:span text:style-name="T255"> </text:span><text:span text:style-name="T50">the</text:span><text:span text:style-name="T205"> </text:span><text:span text:style-name="T50">results</text:span><text:span text:style-name="T252"> </text:span><text:span text:style-name="T50">in</text:span><text:span text:style-name="T252"> </text:span><text:span text:style-name="T50">the</text:span><text:span text:style-name="T252"> </text:span><text:span text:style-name="T50">file</text:span><text:span text:style-name="T252"> </text:span><text:span text:style-name="T50">named ‘‘weather</text:span><text:span text:style-name="T42"> </text:span><text:span text:style-name="T50">datasets</text:span><text:span text:style-name="T42"> </text:span><text:span text:style-name="T50">summary.log’’</text:span><text:span text:style-name="T42"> </text:span><text:span text:style-name="T50">(see</text:span><text:span text:style-name="T42"> section </text:span><text:a xlink:type="simple" xlink:href="#_bookmark14" text:style-name="Internet_20_link" text:visited-style-name="Visited_20_Internet_20_Link"><text:span text:style-name="T50">2.4).</text:span></text:a></text:p>
      <text:p text:style-name="P11"><text:span text:style-name="T56">If</text:span><text:span text:style-name="T46"> </text:span><text:span text:style-name="T56">the</text:span><text:span text:style-name="T47"> </text:span><text:span text:style-name="T56">Input</text:span><text:span text:style-name="T46"> </text:span><text:change text:change-id="ct50285648"/><text:change-start text:change-id="ct48182448"/><text:span text:style-name="T56">binder</text:span><text:span text:style-name="T47"> </text:span><text:change-end text:change-id="ct48182448"/><text:span text:style-name="T56">is</text:span><text:span text:style-name="T46"> </text:span><text:span text:style-name="T56">not</text:span><text:span text:style-name="T47"> </text:span><text:span text:style-name="T56">empty,</text:span><text:span text:style-name="T254"> </text:span></text:p>
      <text:p text:style-name="P73"/>
      <text:p text:style-name="P32"><text:span text:style-name="T283">S</text:span><text:span text:style-name="T282">electing</text:span><text:span text:style-name="T254"> </text:span><text:span text:style-name="T282">a</text:span><text:span text:style-name="T249"> </text:span><text:span text:style-name="T282">station</text:span><text:span text:style-name="T299"> </text:span><text:span text:style-name="T282">from</text:span><text:span text:style-name="T254"> </text:span><text:span text:style-name="T282">the</text:span><text:span text:style-name="T249"> </text:span><text:span text:style-name="T282">drop-down</text:span><text:span text:style-name="T249"> </text:span><text:span text:style-name="T282">list</text:span><text:span text:style-name="T249"> </text:span><text:span text:style-name="T282">will</text:span><text:span text:style-name="T254"> </text:span><text:span text:style-name="T282">automatically initiate</text:span><text:span text:style-name="T108"> </text:span><text:span text:style-name="T282">the</text:span><text:span text:style-name="T113"> </text:span><text:span text:style-name="T282">computation</text:span><text:span text:style-name="T120"> </text:span><text:span text:style-name="T282">of</text:span><text:span text:style-name="T113"> </text:span><text:span text:style-name="T282">correlation</text:span><text:span text:style-name="T320"> </text:span><text:span text:style-name="T282">coefficients</text:span><text:span text:style-name="T113"> </text:span><text:span text:style-name="T282">between</text:span><text:span text:style-name="T113"> </text:span><text:span text:style-name="T282">the</text:span><text:span text:style-name="T113"> </text:span><text:span text:style-name="T282">data</text:span><text:span text:style-name="T113"> </text:span><text:span text:style-name="T282">of</text:span><text:span text:style-name="T113"> </text:span><text:span text:style-name="T282">the</text:span><text:span text:style-name="T120"> </text:span><text:span text:style-name="T282">selected</text:span><text:span text:style-name="T113"> </text:span><text:span text:style-name="T282">station</text:span><text:span text:style-name="T120"> </text:span><text:span text:style-name="T282">and</text:span><text:span text:style-name="T120"> </text:span><text:span text:style-name="T121">those </text:span><text:span text:style-name="T282">of</text:span><text:span text:style-name="T212"> </text:span><text:span text:style-name="T74">the</text:span><text:span text:style-name="T309"> </text:span><text:span text:style-name="T282">remaining</text:span><text:span text:style-name="T309"> </text:span><text:span text:style-name="T282">stations</text:span><text:span text:style-name="T313"> </text:span><text:span text:style-name="T282">(he</text:span>rein called the neighboring stations). Horizontal distances and elevation differences are computed as well. The results are displayed in the view panel located on the right side of the interface. Correlation coefficients that fall below a value of 0.7 are displayed in red in the table. This is only meant as guidance for the user and has no impact on the gap filling procedure. Information about the number of missing values in the dataset of the selected weather station are also displayed.</text:p>
      <text:p text:style-name="P74"/>
      <text:p text:style-name="P74"/>
      <text:p text:style-name="P75"><text:s/></text:p>
      <text:p text:style-name="P46"><text:span text:style-name="T50">The</text:span><text:span text:style-name="T297"> </text:span><text:span text:style-name="T50">p</text:span><text:span text:style-name="T256">rocess used to fill the gaps in the selected weather station datasets can be started by clicking</text:span><text:span text:style-name="T301"> </text:span><text:span text:style-name="T50">the</text:span><text:span text:style-name="T301"> </text:span><text:span text:style-name="T155">Fill</text:span><text:span text:style-name="T183"> </text:span><text:span text:style-name="T50">button</text:span><text:span text:style-name="T255"> </text:span><text:span text:style-name="T50">located</text:span><text:span text:style-name="T255"> </text:span><text:span text:style-name="T50">at</text:span><text:span text:style-name="T255"> </text:span><text:span text:style-name="T50">the</text:span><text:span text:style-name="T301"> </text:span><text:span text:style-name="T50">bottom o</text:span><text:span text:style-name="T258">f</text:span><text:span text:style-name="T255"> </text:span><text:span text:style-name="T50">the</text:span><text:span text:style-name="T301"> </text:span><text:span text:style-name="T50">left</text:span><text:span text:style-name="T301"> </text:span><text:span text:style-name="T50">side</text:span><text:span text:style-name="T255">-</text:span><text:span text:style-name="T50">panel.</text:span><text:span text:style-name="T336"> </text:span></text:p>
      <text:p text:style-name="P55"/>
      <text:p text:style-name="P46"><text:soft-page-break/><text:span text:style-name="T50">Each</text:span><text:span text:style-name="T301"> </text:span><text:span text:style-name="T50">missing</text:span><text:span text:style-name="T256"> </text:span><text:span text:style-name="T50">value</text:span><text:span text:style-name="T41"> </text:span><text:span text:style-name="T50">is</text:span><text:span text:style-name="T41"> </text:span><text:span text:style-name="T50">estimated</text:span><text:span text:style-name="T41"> </text:span><text:span text:style-name="T50">with</text:span><text:span text:style-name="T41"> </text:span><text:span text:style-name="T50">a</text:span><text:span text:style-name="T43"> </text:span><text:span text:style-name="T50">multiple</text:span><text:span text:style-name="T41"> </text:span><text:span text:style-name="T50">linear</text:span><text:span text:style-name="T41"> </text:span><text:span text:style-name="T50">regression</text:span><text:span text:style-name="T40"> </text:span><text:span text:style-name="T50">(MLR)</text:span><text:span text:style-name="T41"> </text:span><text:span text:style-name="T50">model</text:span><text:span text:style-name="T41"> </text:span><text:span text:style-name="T50">generated</text:span><text:span text:style-name="T41"> </text:span><text:span text:style-name="T50">with</text:span><text:span text:style-name="T41"> </text:span><text:span text:style-name="T50">the</text:span><text:span text:style-name="T41"> </text:span><text:span text:style-name="T50">synchronous</text:span><text:span text:style-name="T262"> </text:span><text:span text:style-name="T50">weather</text:span><text:span text:style-name="T302"> </text:span><text:span text:style-name="T50">time</text:span><text:span text:style-name="T302"> </text:span><text:span text:style-name="T50">series</text:span><text:span text:style-name="T302"> </text:span><text:span text:style-name="T50">of</text:span><text:span text:style-name="T302"> </text:span><text:span text:style-name="T50">the</text:span><text:span text:style-name="T302"> </text:span><text:span text:style-name="T50">selected</text:span><text:span text:style-name="T302"> </text:span><text:span text:style-name="T50">and</text:span><text:span text:style-name="T296"> </text:span><text:span text:style-name="T50">neighboring</text:span><text:span text:style-name="T304"> </text:span><text:span text:style-name="T50">stations.</text:span><text:span text:style-name="T354"> </text:span><text:span text:style-name="T50">The</text:span><text:span text:style-name="T302"> </text:span><text:span text:style-name="T50">routine</text:span><text:span text:style-name="T302"> </text:span><text:span text:style-name="T50">uses</text:span><text:span text:style-name="T304"> </text:span><text:span text:style-name="T50">data</text:span><text:span text:style-name="T296"> </text:span><text:span text:style-name="T50">from</text:span><text:span text:style-name="T263"> </text:span><text:span text:style-name="T50">the</text:span><text:span text:style-name="T227"> </text:span><text:span text:style-name="T50">neighboring</text:span><text:span text:style-name="T223"> </text:span><text:span text:style-name="T50">stations</text:span><text:span text:style-name="T201"> </text:span><text:span text:style-name="T50">that</text:span><text:span text:style-name="T227"> </text:span><text:span text:style-name="T50">are</text:span><text:span text:style-name="T201"> </text:span><text:span text:style-name="T50">best</text:span><text:span text:style-name="T223"> </text:span><text:span text:style-name="T50">correlated</text:span><text:span text:style-name="T223"> </text:span><text:span text:style-name="T50">with</text:span><text:span text:style-name="T227"> </text:span><text:span text:style-name="T50">the</text:span><text:span text:style-name="T201"> </text:span><text:span text:style-name="T50">data</text:span><text:span text:style-name="T223"> </text:span><text:span text:style-name="T50">of</text:span><text:span text:style-name="T223"> </text:span><text:span text:style-name="T50">the</text:span><text:span text:style-name="T201"> </text:span><text:span text:style-name="T50">selected</text:span><text:span text:style-name="T227"> </text:span><text:span text:style-name="T50">station,</text:span><text:span text:style-name="T237"> </text:span><text:span text:style-name="T50">up</text:span><text:span text:style-name="T227"> </text:span><text:span text:style-name="T50">to</text:span><text:span text:style-name="T227"> </text:span><text:span text:style-name="T50">the</text:span><text:span text:style-name="T264"> </text:span><text:span text:style-name="T50">maximum</text:span><text:span text:style-name="T109"> </text:span><text:span text:style-name="T50">number</text:span><text:span text:style-name="T109"> </text:span><text:span text:style-name="T50">of</text:span><text:span text:style-name="T116"> </text:span><text:span text:style-name="T50">stations</text:span><text:span text:style-name="T116"> </text:span><text:span text:style-name="T50">defined</text:span><text:span text:style-name="T43"> </text:span><text:span text:style-name="T50">by</text:span><text:span text:style-name="T116"> </text:span><text:span text:style-name="T50">the</text:span><text:span text:style-name="T109"> </text:span><text:span text:style-name="T50">user.</text:span><text:span text:style-name="T218"> </text:span><text:span text:style-name="T50">For</text:span><text:span text:style-name="T116"> </text:span><text:span text:style-name="T50">example,</text:span><text:span text:style-name="T116"> </text:span><text:span text:style-name="T50">in</text:span><text:span text:style-name="T109"> </text:span><text:span text:style-name="T50">Figure</text:span><text:span text:style-name="T116"> </text:span><text:a xlink:type="simple" xlink:href="#_bookmark24" text:style-name="Internet_20_link" text:visited-style-name="Visited_20_Internet_20_Link"><text:span text:style-name="T50">3.3,</text:span></text:a><text:span text:style-name="T109"> </text:span><text:span text:style-name="T50">the</text:span><text:span text:style-name="T109"> </text:span><text:span text:style-name="T50">program</text:span><text:span text:style-name="T109"> </text:span><text:span text:style-name="T50">would</text:span><text:span text:style-name="T256"> </text:span><text:span text:style-name="T50">use</text:span><text:span text:style-name="T306"> </text:span><text:span text:style-name="T50">neighboring</text:span><text:span text:style-name="T218"> </text:span><text:span text:style-name="T50">stations</text:span><text:span text:style-name="T218"> </text:span><text:span text:style-name="T50">with</text:span><text:span text:style-name="T223"> </text:span><text:span text:style-name="T50">the</text:span><text:span text:style-name="T218"> </text:span><text:span text:style-name="T50">best</text:span><text:span text:style-name="T218"> </text:span><text:span text:style-name="T50">correlation</text:span><text:span text:style-name="T223"> </text:span><text:span text:style-name="T50">coefficient</text:span><text:span text:style-name="T223"> </text:span><text:span text:style-name="T50">values</text:span><text:span text:style-name="T218"> </text:span><text:span text:style-name="T50">up</text:span><text:span text:style-name="T223"> </text:span><text:span text:style-name="T50">to</text:span><text:span text:style-name="T306"> </text:span><text:span text:style-name="T50">a</text:span><text:span text:style-name="T223"> </text:span><text:span text:style-name="T50">maximum</text:span><text:span text:style-name="T218"> </text:span><text:span text:style-name="T50">of</text:span><text:span text:style-name="T218"> </text:span><text:span text:style-name="T50">4</text:span><text:span text:style-name="T265"> </text:span><text:span text:style-name="T50">stations.</text:span><text:span text:style-name="T201"> </text:span><text:span text:style-name="T50">If</text:span><text:span text:style-name="T322"> </text:span><text:span text:style-name="T50">for</text:span><text:span text:style-name="T126"> </text:span><text:span text:style-name="T50">a</text:span><text:span text:style-name="T126"> </text:span><text:span text:style-name="T50">given</text:span><text:span text:style-name="T126"> </text:span><text:span text:style-name="T50">date,</text:span><text:span text:style-name="T126"> </text:span><text:span text:style-name="T50">all</text:span><text:span text:style-name="T126"> </text:span><text:span text:style-name="T50">the</text:span><text:span text:style-name="T116"> </text:span><text:span text:style-name="T50">neighboring</text:span><text:span text:style-name="T126"> </text:span><text:span text:style-name="T50">stations</text:span><text:span text:style-name="T126"> </text:span><text:span text:style-name="T50">have</text:span><text:span text:style-name="T116"> </text:span><text:span text:style-name="T50">missing</text:span><text:span text:style-name="T116"> </text:span><text:span text:style-name="T50">data</text:span><text:span text:style-name="T126"> </text:span><text:span text:style-name="T50">synchronously</text:span><text:span text:style-name="T322"> </text:span><text:span text:style-name="T50">with</text:span><text:span text:style-name="T126"> </text:span><text:span text:style-name="T50">the</text:span><text:span text:style-name="T260"> </text:span><text:span text:style-name="T50">selected</text:span><text:span text:style-name="T198"> </text:span><text:span text:style-name="T50">station,</text:span><text:span text:style-name="T44"> </text:span><text:span text:style-name="T50">a</text:span><text:span text:style-name="T198"> </text:span><text:span text:style-name="T50">NaN</text:span><text:span text:style-name="T279"> </text:span><text:span text:style-name="T50">value</text:span><text:span text:style-name="T198"> </text:span><text:span text:style-name="T50">is</text:span><text:span text:style-name="T279"> </text:span><text:span text:style-name="T50">kept</text:span><text:span text:style-name="T198"> </text:span><text:span text:style-name="T50">in</text:span><text:span text:style-name="T279"> </text:span><text:span text:style-name="T50">the</text:span><text:span text:style-name="T198"> </text:span><text:span text:style-name="T50">dataset</text:span><text:span text:style-name="T198"> </text:span><text:span text:style-name="T50">at</text:span><text:span text:style-name="T198"> </text:span><text:span text:style-name="T50">this</text:span><text:span text:style-name="T279"> </text:span><text:span text:style-name="T50">particular</text:span><text:span text:style-name="T191"> </text:span><text:span text:style-name="T50">date.</text:span></text:p>
      <text:p text:style-name="P36"/>
      <text:p text:style-name="P42"/>
      <text:p text:style-name="P39"/>
      <text:p text:style-name="P12"><text:bookmark text:name="_bookmark24"/><text:span text:style-name="T282">Figure</text:span><text:span text:style-name="T62"> </text:span><text:span text:style-name="T282">3.3:</text:span><text:span text:style-name="T48"> </text:span><text:change text:change-id="ct51136832"/><text:span text:style-name="T282">‘‘Fill</text:span><text:span text:style-name="T62"> </text:span><text:span text:style-name="T282">Data’’</text:span><text:change-start text:change-id="ct50853088"/><text:span text:style-name="T282"> tab</text:span><text:change-end text:change-id="ct50853088"/><text:span text:style-name="T282">.</text:span></text:p>
      <text:p text:style-name="P18"/>
      <text:p text:style-name="P13"><text:span text:style-name="T50">It</text:span><text:span text:style-name="T286"> </text:span><text:span text:style-name="T50">has</text:span><text:span text:style-name="T286"> </text:span><text:span text:style-name="T50">been</text:span><text:span text:style-name="T286"> </text:span><text:span text:style-name="T50">demonstrated</text:span><text:span text:style-name="T346"> </text:span><text:span text:style-name="T50">that</text:span><text:span text:style-name="T286"> </text:span><text:span text:style-name="T50">the</text:span><text:span text:style-name="T286"> </text:span><text:span text:style-name="T50">MLR</text:span><text:span text:style-name="T346"> </text:span><text:span text:style-name="T42">method</text:span><text:span text:style-name="T346"> </text:span><text:span text:style-name="T50">outperforms</text:span><text:span text:style-name="T346"> </text:span><text:span text:style-name="T50">most</text:span><text:span text:style-name="T286"> </text:span><text:span text:style-name="T50">of</text:span><text:span text:style-name="T346"> </text:span><text:span text:style-name="T50">the</text:span><text:span text:style-name="T286"> </text:span><text:span text:style-name="T50">commonly</text:span><text:span text:style-name="T346"> </text:span><text:span text:style-name="T50">used</text:span><text:span text:style-name="T44"> </text:span><text:span text:style-name="T50">techniques</text:span><text:span text:style-name="T42"> </text:span><text:span text:style-name="T50">for</text:span><text:span text:style-name="T42"> </text:span><text:span text:style-name="T50">the</text:span><text:span text:style-name="T42"> </text:span><text:span text:style-name="T50">estimation</text:span><text:span text:style-name="T42"> </text:span><text:span text:style-name="T50">of</text:span><text:span text:style-name="T42"> </text:span><text:span text:style-name="T50">missing</text:span><text:span text:style-name="T42"> </text:span><text:span text:style-name="T50">data</text:span><text:span text:style-name="T42"> </text:span><text:span text:style-name="T50">in</text:span><text:span text:style-name="T42"> </text:span><text:span text:style-name="T50">daily</text:span><text:span text:style-name="T42"> </text:span><text:span text:style-name="T50">meteorological</text:span><text:span text:style-name="T42"> </text:span><text:span text:style-name="T50">records</text:span><text:span text:style-name="T42"> </text:span><text:a xlink:type="simple" xlink:href="#_bookmark89" text:style-name="Internet_20_link" text:visited-style-name="Visited_20_Internet_20_Link"><text:span text:style-name="T50">(Eischeid</text:span></text:a><text:a xlink:type="simple" xlink:href="#_bookmark89" text:style-name="Internet_20_link" text:visited-style-name="Visited_20_Internet_20_Link"><text:span text:style-name="T42"> </text:span></text:a><text:a xlink:type="simple" xlink:href="#_bookmark89" text:style-name="Internet_20_link" text:visited-style-name="Visited_20_Internet_20_Link"><text:span text:style-name="T50">et</text:span></text:a><text:a xlink:type="simple" xlink:href="#_bookmark89" text:style-name="Internet_20_link" text:visited-style-name="Visited_20_Internet_20_Link"><text:span text:style-name="T42"> </text:span></text:a><text:a xlink:type="simple" xlink:href="#_bookmark89" text:style-name="Internet_20_link" text:visited-style-name="Visited_20_Internet_20_Link"><text:span text:style-name="T50">al.,</text:span></text:a><text:span text:style-name="T42"> </text:span><text:a xlink:type="simple" xlink:href="#_bookmark89" text:style-name="Internet_20_link" text:visited-style-name="Visited_20_Internet_20_Link"><text:span text:style-name="T50">2000</text:span></text:a><text:change text:change-id="ct51063296"/><text:change-start text:change-id="ct47850000"/><text:span text:style-name="T50">;</text:span><text:change-end text:change-id="ct47850000"/><text:span text:style-name="T266"> </text:span><text:a xlink:type="simple" xlink:href="#_bookmark90" text:style-name="Internet_20_link" text:visited-style-name="Visited_20_Internet_20_Link"><text:span text:style-name="T50">1995;</text:span></text:a><text:span text:style-name="T252"> </text:span><text:a xlink:type="simple" xlink:href="#_bookmark102" text:style-name="Internet_20_link" text:visited-style-name="Visited_20_Internet_20_Link"><text:span text:style-name="T50">Xia</text:span></text:a><text:a xlink:type="simple" xlink:href="#_bookmark102" text:style-name="Internet_20_link" text:visited-style-name="Visited_20_Internet_20_Link"><text:span text:style-name="T252"> </text:span></text:a><text:a xlink:type="simple" xlink:href="#_bookmark102" text:style-name="Internet_20_link" text:visited-style-name="Visited_20_Internet_20_Link"><text:span text:style-name="T50">et</text:span></text:a><text:a xlink:type="simple" xlink:href="#_bookmark102" text:style-name="Internet_20_link" text:visited-style-name="Visited_20_Internet_20_Link"><text:span text:style-name="T252"> </text:span></text:a><text:a xlink:type="simple" xlink:href="#_bookmark102" text:style-name="Internet_20_link" text:visited-style-name="Visited_20_Internet_20_Link"><text:span text:style-name="T50">al.,</text:span></text:a><text:span text:style-name="T252"> </text:span><text:a xlink:type="simple" xlink:href="#_bookmark102" text:style-name="Internet_20_link" text:visited-style-name="Visited_20_Internet_20_Link"><text:span text:style-name="T50">1999).</text:span></text:a><text:span text:style-name="T256"> It is possible to select whether </text:span><text:span text:style-name="T267">the MLR model is generated using Ordinary Least Squares (OLS) or a Least Absolute Deviations (LAD) criteria from the \emph{Regression Model} menu. A</text:span><text:span text:style-name="T256"> </text:span><text:span text:style-name="T268">regression based on a</text:span><text:span text:style-name="T256"> LAD <text:s/>is more robust to outliers than </text:span><text:span text:style-name="T268">a regression</text:span><text:change-start text:change-id="ct48116448"/><text:span text:style-name="T256"> </text:span><text:change-end text:change-id="ct48116448"/><text:span text:style-name="T268">based on a </text:span><text:span text:style-name="T256">OLS, but </text:span><text:span text:style-name="T268">is more expensive in computation time.</text:span></text:p>
      <text:p text:style-name="P47"/>
      <text:p text:style-name="P48"><text:span text:style-name="T256">In general, data correlation betw</text:span><text:span text:style-name="T50">een</text:span><text:span text:style-name="T350"> </text:span><text:span text:style-name="T50">two</text:span><text:span text:style-name="T343"> </text:span><text:span text:style-name="T50">stations</text:span><text:span text:style-name="T343"> </text:span><text:span text:style-name="T50">for</text:span><text:span text:style-name="T343"> </text:span><text:span text:style-name="T50">a</text:span><text:span text:style-name="T343"> </text:span><text:span text:style-name="T50">given</text:span><text:span text:style-name="T343"> </text:span><text:span text:style-name="T50">meteorological</text:span><text:span text:style-name="T319"> </text:span><text:span text:style-name="T50">variable</text:span><text:span text:style-name="T343"> </text:span><text:span text:style-name="T50">will</text:span><text:span text:style-name="T265"> </text:span><text:span text:style-name="T50">decre</text:span><text:span text:style-name="T256">ases as the differences in their altitude and distance increase. Therefore, it is also possible to specify a </text:span><text:span text:style-name="T267">threshold for the distance and altitude difference. Neighboring stations </text:span><text:span text:style-name="T259">exceeding </text:span><text:span text:style-name="T127">either one of these thresholds</text:span><text:span text:style-name="T323"> will be </text:span><text:span text:style-name="T72">excluded</text:span><text:span text:style-name="T323"> </text:span><text:span text:style-name="T259">from</text:span><text:span text:style-name="T328"> </text:span><text:span text:style-name="T259">the</text:span><text:span text:style-name="T323"> </text:span><text:span text:style-name="T259">gap</text:span><text:span text:style-name="T323"> </text:span><text:span text:style-name="T259">filling</text:span><text:span text:style-name="T328"> </text:span><text:span text:style-name="T259">procedure.</text:span><text:span text:style-name="T267"> </text:span><text:span text:style-name="T50">A</text:span><text:span text:style-name="T327"> </text:span><text:span text:style-name="T50">value</text:span><text:span text:style-name="T322"> </text:span><text:span text:style-name="T50">of</text:span><text:span text:style-name="T322"> </text:span><text:span text:style-name="T50">100</text:span><text:span text:style-name="T322"> </text:span><text:span text:style-name="T50">km</text:span><text:span text:style-name="T322"> </text:span><text:span text:style-name="T50">for</text:span><text:span text:style-name="T322"> </text:span><text:span text:style-name="T50">the</text:span><text:span text:style-name="T327"> </text:span><text:span text:style-name="T50">distance</text:span><text:span text:style-name="T42"> </text:span><text:span text:style-name="T50">and</text:span><text:span text:style-name="T42"> </text:span><text:span text:style-name="T50">350</text:span><text:span text:style-name="T42"> </text:span><text:span text:style-name="T50">m</text:span><text:span text:style-name="T42"> </text:span><text:span text:style-name="T50">for</text:span><text:span text:style-name="T42"> </text:span><text:span text:style-name="T50">the</text:span><text:span text:style-name="T42"> </text:span><text:span text:style-name="T50">altitude</text:span><text:span text:style-name="T42"> </text:span><text:span text:style-name="T50">difference</text:span><text:span text:style-name="T42"> </text:span><text:span text:style-name="T50">are</text:span><text:span text:style-name="T42"> </text:span><text:span text:style-name="T50">set</text:span><text:span text:style-name="T42"> </text:span><text:span text:style-name="T50">as</text:span><text:span text:style-name="T42"> </text:span><text:span text:style-name="T50">default</text:span><text:span text:style-name="T42"> </text:span><text:span text:style-name="T50">values</text:span><text:span text:style-name="T42"> </text:span><text:span text:style-name="T50">in</text:span><text:span text:style-name="T42"> </text:span><text:span text:style-name="T50">the</text:span><text:span text:style-name="T42"> </text:span><text:span text:style-name="T50">program,</text:span><text:span text:style-name="T42"> </text:span><text:span text:style-name="T50">based</text:span><text:span text:style-name="T262"> </text:span><text:span text:style-name="T50">on</text:span><text:span text:style-name="T322"> </text:span><text:span text:style-name="T72">the studies by</text:span><text:span text:style-name="T327"> </text:span><text:a xlink:type="simple" xlink:href="#_bookmark97" text:style-name="Internet_20_link" text:visited-style-name="Visited_20_Internet_20_Link"><text:span text:style-name="T50">(Simolo</text:span></text:a><text:a xlink:type="simple" xlink:href="#_bookmark97" text:style-name="Internet_20_link" text:visited-style-name="Visited_20_Internet_20_Link"><text:span text:style-name="T327"> </text:span></text:a><text:a xlink:type="simple" xlink:href="#_bookmark97" text:style-name="Internet_20_link" text:visited-style-name="Visited_20_Internet_20_Link"><text:span text:style-name="T50">et</text:span></text:a><text:a xlink:type="simple" xlink:href="#_bookmark97" text:style-name="Internet_20_link" text:visited-style-name="Visited_20_Internet_20_Link"><text:span text:style-name="T322"> </text:span></text:a><text:a xlink:type="simple" xlink:href="#_bookmark97" text:style-name="Internet_20_link" text:visited-style-name="Visited_20_Internet_20_Link"><text:span text:style-name="T50">al.,</text:span></text:a><text:span text:style-name="T327"> </text:span><text:a xlink:type="simple" xlink:href="#_bookmark97" text:style-name="Internet_20_link" text:visited-style-name="Visited_20_Internet_20_Link"><text:span text:style-name="T50">2010;</text:span></text:a><text:span text:style-name="T327"> </text:span><text:a xlink:type="simple" xlink:href="#_bookmark101" text:style-name="Internet_20_link" text:visited-style-name="Visited_20_Internet_20_Link"><text:span text:style-name="T50">Tronci</text:span></text:a><text:a xlink:type="simple" xlink:href="#_bookmark101" text:style-name="Internet_20_link" text:visited-style-name="Visited_20_Internet_20_Link"><text:span text:style-name="T327"> </text:span></text:a><text:a xlink:type="simple" xlink:href="#_bookmark101" text:style-name="Internet_20_link" text:visited-style-name="Visited_20_Internet_20_Link"><text:span text:style-name="T50">et</text:span></text:a><text:a xlink:type="simple" xlink:href="#_bookmark101" text:style-name="Internet_20_link" text:visited-style-name="Visited_20_Internet_20_Link"><text:span text:style-name="T322"> </text:span></text:a><text:a xlink:type="simple" xlink:href="#_bookmark101" text:style-name="Internet_20_link" text:visited-style-name="Visited_20_Internet_20_Link"><text:span text:style-name="T50">al.,</text:span></text:a><text:span text:style-name="T327"> </text:span><text:a xlink:type="simple" xlink:href="#_bookmark101" text:style-name="Internet_20_link" text:visited-style-name="Visited_20_Internet_20_Link"><text:span text:style-name="T50">1986;</text:span></text:a><text:span text:style-name="T327"> </text:span><text:a xlink:type="simple" xlink:href="#_bookmark102" text:style-name="Internet_20_link" text:visited-style-name="Visited_20_Internet_20_Link"><text:span text:style-name="T50">Xia</text:span></text:a><text:a xlink:type="simple" xlink:href="#_bookmark102" text:style-name="Internet_20_link" text:visited-style-name="Visited_20_Internet_20_Link"><text:span text:style-name="T327"> </text:span></text:a><text:a xlink:type="simple" xlink:href="#_bookmark102" text:style-name="Internet_20_link" text:visited-style-name="Visited_20_Internet_20_Link"><text:span text:style-name="T50">et</text:span></text:a><text:a xlink:type="simple" xlink:href="#_bookmark102" text:style-name="Internet_20_link" text:visited-style-name="Visited_20_Internet_20_Link"><text:span text:style-name="T322"> </text:span></text:a><text:a xlink:type="simple" xlink:href="#_bookmark102" text:style-name="Internet_20_link" text:visited-style-name="Visited_20_Internet_20_Link"><text:span text:style-name="T50">al.,</text:span></text:a><text:span text:style-name="T327"> </text:span><text:a xlink:type="simple" xlink:href="#_bookmark102" text:style-name="Internet_20_link" text:visited-style-name="Visited_20_Internet_20_Link"><text:span text:style-name="T50">1999).</text:span></text:a></text:p>
      <text:p text:style-name="P62"><draw:g text:anchor-type="paragraph" draw:z-index="6" draw:name="Group 2809" draw:style-name="gr2"><draw:custom-shape draw:name="Freeform 2810" draw:style-name="gr3" draw:text-style-name="P80" svg:width="0.126cm" svg:height="0.004cm" svg:x="16.815cm" svg:y="2.427cm"><text:p/><draw:enhanced-geometry draw:mirror-horizontal="false" draw:mirror-vertical="false" svg:viewBox="0 0 0 0" drawooo:sub-view-size="71 0" draw:text-areas="0 0 ?f4 ?f5" draw:type="ooxml-non-primitive" draw:enhanced-path="M 0 0 L 70 0 N"><draw:equation draw:name="f0" draw:formula="0+9533-9533"/><draw:equation draw:name="f1" draw:formula="?f0 *logwidth/71"/><draw:equation draw:name="f2" draw:formula="0+9603-9533"/><draw:equation draw:name="f3" draw:formula="?f2 *logwidth/71"/><draw:equation draw:name="f4" draw:formula="logwidth"/><draw:equation draw:name="f5" draw:formula="logheight"/></draw:enhanced-geometry></draw:custom-shape></draw:g></text:p>
      <text:p text:style-name="P62"/>
      <text:p text:style-name="P62"/>
      <text:p text:style-name="P25"><text:span text:style-name="T32">The gaps in the dataset for the period specified by the user in the left side-panel and the complete daily weather datasets will be automatically saved in a tsv (tabular-separated values) file with the extension ‘‘.out’’ in the Output folder (see section </text:span><text:a xlink:type="simple" xlink:href="#_bookmark14" text:style-name="Internet_20_link" text:visited-style-name="Visited_20_Internet_20_Link"><text:span text:style-name="T32">2.4).</text:span></text:a> <text:span text:style-name="T32">The file is nam</text:span><text:span text:style-name="T4">ed</text:span><text:span text:style-name="T310"> </text:span><text:span text:style-name="T4">after</text:span><text:span text:style-name="T310"> </text:span><text:span text:style-name="T4">the</text:span><text:span text:style-name="T310"> </text:span><text:span text:style-name="T4">weather</text:span><text:span text:style-name="T310"> </text:span><text:span text:style-name="T4">station</text:span><text:span text:style-name="T293"> </text:span><text:span text:style-name="T4">name,</text:span><text:span text:style-name="T310"> </text:span><text:span text:style-name="T311">climate ID, </text:span><text:span text:style-name="T312">and first and last year of the dataset.</text:span></text:p>
      <text:p text:style-name="P63"/>
      <text:p text:style-name="P63"/>
      <text:p text:style-name="P25"><text:span text:style-name="T4">For</text:span><text:span text:style-name="T310"> </text:span><text:span text:style-name="T4">example,</text:span><text:span text:style-name="T310"> </text:span><text:span text:style-name="T4">the</text:span><text:span text:style-name="T314"> </text:span><text:span text:style-name="T4">resulting</text:span><text:span text:style-name="T310"> </text:span><text:span text:style-name="T4">output</text:span><text:span text:style-name="T310"> </text:span><text:span text:style-name="T4">file</text:span><text:span text:style-name="T92"> </text:span><text:span text:style-name="T4">for</text:span><text:span text:style-name="T3"> </text:span><text:span text:style-name="T4">the</text:span><text:span text:style-name="T3"> </text:span><text:span text:style-name="T4">station</text:span><text:span text:style-name="T3"> </text:span><text:span text:style-name="T4">named</text:span><text:span text:style-name="T3"> </text:span><text:span text:style-name="T4">Marieville</text:span><text:span text:style-name="T3"> </text:span><text:span text:style-name="T4">in</text:span><text:span text:style-name="T3"> </text:span><text:span text:style-name="T4">Figure</text:span><text:span text:style-name="T3"> </text:span><text:a xlink:type="simple" xlink:href="#_bookmark24" text:style-name="Internet_20_link" text:visited-style-name="Visited_20_Internet_20_Link"><text:span text:style-name="T4">3.3</text:span></text:a><text:span text:style-name="T3"> </text:span><text:span text:style-name="T4">would</text:span><text:span text:style-name="T3"> </text:span><text:span text:style-name="T4">be</text:span><text:span text:style-name="T3"> </text:span><text:span text:style-name="T4">‘‘MARIEVILLE</text:span><text:span text:style-name="T3"> </text:span><text:span text:style-name="T4">(7024627)</text:span><text:span text:style-name="T3"> </text:span><text:span text:style-name="T4">1980-2014.log’’.</text:span><text:span text:style-name="T92"> </text:span><text:span text:style-name="T4">In</text:span><text:span text:style-name="T21"> </text:span><text:span text:style-name="T4">addition,</text:span><text:span text:style-name="T119"> </text:span><text:span text:style-name="T4">detailed</text:span><text:span text:style-name="T119"> </text:span><text:span text:style-name="T4">information</text:span><text:span text:style-name="T9"> </text:span><text:span text:style-name="T107">on the</text:span><text:span text:style-name="T21"> </text:span><text:span text:style-name="T4">missing </text:span><text:span text:style-name="T78">data estimated by WHAT to fill </text:span><text:span text:style-name="T4">the</text:span><text:span text:style-name="T119"> </text:span><text:span text:style-name="T4">gap</text:span><text:span text:style-name="T21"> </text:span><text:span text:style-name="T4">in</text:span><text:span text:style-name="T87"> </text:span><text:span text:style-name="T4">the</text:span><text:span text:style-name="T326"> </text:span><text:span text:style-name="T4">data</text:span><text:span text:style-name="T330"> </text:span><text:span text:style-name="T4">are</text:span><text:span text:style-name="T330"> </text:span><text:span text:style-name="T4">saved</text:span><text:span text:style-name="T330"> </text:span><text:span text:style-name="T4">in</text:span><text:span text:style-name="T330"> </text:span><text:span text:style-name="T4">a</text:span><text:span text:style-name="T330"> </text:span><text:span text:style-name="T4">file</text:span><text:span text:style-name="T330"> </text:span><text:span text:style-name="T4">with</text:span><text:span text:style-name="T330"> </text:span><text:span text:style-name="T4">the</text:span><text:span text:style-name="T326"> </text:span><text:span text:style-name="T4">same</text:span><text:span text:style-name="T330"> </text:span><text:span text:style-name="T4">name</text:span><text:span text:style-name="T330"> </text:span><text:span text:style-name="T3">as</text:span><text:span text:style-name="T330"> </text:span><text:span text:style-name="T4">the</text:span><text:span text:style-name="T330"> </text:span><text:span text:style-name="T4">‘‘.out””</text:span><text:span text:style-name="T326"> </text:span><text:span text:style-name="T4">file</text:span><text:span text:style-name="T330"> </text:span><text:span text:style-name="T4">but</text:span><text:span text:style-name="T330"> </text:span><text:span text:style-name="T4">with</text:span><text:span text:style-name="T330"> </text:span><text:span text:style-name="T4">a</text:span><text:span text:style-name="T330"> </text:span><text:span text:style-name="T4">‘‘.log’’</text:span><text:span text:style-name="T326"> </text:span><text:span text:style-name="T4">extension.</text:span><text:change-start text:change-id="ct51256624"/><text:span text:style-name="T4"> Information includes the number of stations used</text:span><text:change-end text:change-id="ct51256624"/><text:change-start text:change-id="ct49578144"/><text:span text:style-name="T4">, station name</text:span><text:change-end text:change-id="ct49578144"/><text:change-start text:change-id="ct51151840"/><text:span text:style-name="T4"> and associated</text:span><text:change-end text:change-id="ct51151840"/><text:change-start text:change-id="ct51105936"/><text:span text:style-name="T4"> values</text:span><text:change-end text:change-id="ct51105936"/><text:change-start text:change-id="ct47255648"/><text:span text:style-name="T4"> (autre chose?).</text:span><text:change-end text:change-id="ct47255648"/><text:change-start text:change-id="ct48122128"/><text:span text:style-name="T4"> </text:span><text:change-end text:change-id="ct48122128"/></text:p>
      <text:p text:style-name="P23"><text:span text:style-name="T331">It</text:span><text:span text:style-name="T114"> </text:span><text:span text:style-name="T331">is</text:span><text:span text:style-name="T114"> </text:span><text:span text:style-name="T331">also</text:span><text:span text:style-name="T122"> </text:span><text:span text:style-name="T331">possible</text:span><text:span text:style-name="T114"> </text:span><text:span text:style-name="T331">to</text:span><text:span text:style-name="T122"> </text:span><text:span text:style-name="T331">run this procedure in batch</text:span><text:span text:style-name="T122"> mode </text:span><text:span text:style-name="T123">to fill the gaps for the entire weather station list by clicking</text:span><text:span text:style-name="T115"> </text:span><text:span text:style-name="T123">on the</text:span><text:span text:style-name="T128"> </text:span><text:span text:style-name="T168">Fill</text:span><text:span text:style-name="T157"> All </text:span><text:span text:style-name="T123">button. </text:span><text:span text:style-name="T190">The </text:span><text:span text:style-name="T123">parameters</text:span><text:span text:style-name="T75"> </text:span><text:span text:style-name="T123">for the gap filling</text:span><text:span text:style-name="T63"> </text:span><text:span text:style-name="T123">procedure</text:span><text:span text:style-name="T75"> </text:span><text:span text:style-name="T123">will, however, be</text:span><text:span text:style-name="T75"> </text:span><text:span text:style-name="T123">the</text:span><text:span text:style-name="T75"> </text:span><text:span text:style-name="T123">same for all </text:span><text:span text:style-name="T124">the </text:span><text:span text:style-name="T123">stations.</text:span></text:p>
      <text:p text:style-name="P58"/>
      <text:p text:style-name="P57"/>
      <text:p text:style-name="P14"><text:change text:change-id="ct48185456"/><text:change-start text:change-id="ct47301296"/><text:span text:style-name="T52">if you want to fill </text:span><text:change-end text:change-id="ct47301296"/><text:change-start text:change-id="ct51153184"/><text:span text:style-name="T53">the</text:span><text:span text:style-name="T52"> </text:span><text:span text:style-name="T53">gaps </text:span><text:change-end text:change-id="ct51153184"/><text:change text:change-id="ct51087296"/><text:change-start text:change-id="ct50283584"/><text:span text:style-name="T53">in</text:span><text:span text:style-name="T51"> </text:span><text:change-end text:change-id="ct50283584"/><text:change text:change-id="ct48094112"/><text:change-start text:change-id="ct48574848"/><text:span text:style-name="T53">several</text:span><text:change-end text:change-id="ct48574848"/><text:change text:change-id="ct51134016"/><text:span text:style-name="T52"> </text:span><text:span text:style-name="T53">station</text:span><text:change text:change-id="ct50883056"/><text:change-start text:change-id="ct49853584"/><text:span text:style-name="T53"> datasets</text:span><text:change-end text:change-id="ct49853584"/><text:span text:style-name="T51"> </text:span><text:change-start text:change-id="ct49463920"/><text:span text:style-name="T51">at a time </text:span><text:change-end text:change-id="ct49463920"/><text:change text:change-id="ct47651664"/><text:span text:style-name="T53">by</text:span><text:span text:style-name="T51"> </text:span><text:span text:style-name="T53">clicking</text:span><text:span text:style-name="T52"> </text:span><text:span text:style-name="T53">on</text:span><text:span text:style-name="T51"> </text:span><text:span text:style-name="T53">the</text:span><text:span text:style-name="T90"> </text:span><text:change text:change-id="ct51145168"/><text:span text:style-name="T151">Fill</text:span><text:span text:style-name="T159"> All</text:span><text:change-start text:change-id="ct47254704"/><text:span text:style-name="T159"> </text:span><text:span text:style-name="T53">button</text:span><text:change-end text:change-id="ct47254704"/><text:span text:style-name="T54">.</text:span><text:span text:style-name="T188"> The </text:span><text:span text:style-name="T53">parameters</text:span><text:span text:style-name="T54"> </text:span><text:span text:style-name="T53">for the gap filling</text:span><text:span text:style-name="T61"> </text:span><text:span text:style-name="T53">process</text:span><text:span text:style-name="T54"> </text:span><text:span text:style-name="T53">will then be</text:span><text:span text:style-name="T54"> </text:span><text:change text:change-id="ct50862944"/><text:span text:style-name="T53">the</text:span><text:span text:style-name="T54"> </text:span><text:span text:style-name="T53">same for all </text:span><text:change text:change-id="ct51171872"/><text:span text:style-name="T53">stations.</text:span></text:p>
      <text:p text:style-name="P59"/>
      <text:p text:style-name="P59"/>
      <text:p text:style-name="P59"/>
      <text:p text:style-name="P59"><text:soft-page-break/></text:p>
      <text:p text:style-name="P15"><text:span text:style-name="T79">U</text:span><text:span text:style-name="T4">ncertainty</text:span><text:span text:style-name="T3"> </text:span><text:span text:style-name="T4">associated to the</text:span><text:span text:style-name="T3"> </text:span><text:span text:style-name="T4">estimated</text:span><text:span text:style-name="T3"> </text:span><text:span text:style-name="T4">missing</text:span><text:span text:style-name="T3"> </text:span><text:span text:style-name="T4">values</text:span><text:span text:style-name="T32"> </text:span><text:span text:style-name="T93">can be estimated </text:span><text:span text:style-name="T4">with</text:span><text:span text:style-name="T221"> </text:span><text:span text:style-name="T4">a</text:span><text:span text:style-name="T221"> </text:span><text:span text:style-name="T222">cross-validation </text:span><text:span text:style-name="T4">procedure. </text:span><text:span text:style-name="T56">This</text:span><text:span text:style-name="T224"> </text:span><text:span text:style-name="T56">is</text:span><text:span text:style-name="T219"> </text:span><text:span text:style-name="T56">an</text:span><text:span text:style-name="T224"> </text:span><text:span text:style-name="T56">advanced</text:span><text:span text:style-name="T219"> </text:span><text:span text:style-name="T56">feature</text:span><text:span text:style-name="T228"> </text:span><text:span text:style-name="T57">that</text:span><text:span text:style-name="T219"> </text:span><text:span text:style-name="T56">is</text:span><text:span text:style-name="T224"> </text:span><text:span text:style-name="T56">in</text:span><text:span text:style-name="T224"> </text:span><text:change-start text:change-id="ct48217024"/><text:span text:style-name="T224">an </text:span><text:change-end text:change-id="ct48217024"/><text:span text:style-name="T56">experimental</text:span><text:span text:style-name="T224"> </text:span><text:span text:style-name="T56">sta</text:span><text:change text:change-id="ct50696224"/><text:change-start text:change-id="ct47309568"/><text:span text:style-name="T56">g</text:span><text:change-end text:change-id="ct47309568"/><text:span text:style-name="T56">e</text:span><text:change text:change-id="ct51105600"/><text:span text:style-name="T219"> </text:span><text:span text:style-name="T56">and</text:span><text:span text:style-name="T228"> </text:span><text:span text:style-name="T56">thus</text:span><text:span text:style-name="T199"> </text:span><text:span text:style-name="T56">cannot</text:span><text:span text:style-name="T57"> </text:span><text:span text:style-name="T56">presently</text:span><text:span text:style-name="T57"> </text:span><text:span text:style-name="T56">be</text:span><text:span text:style-name="T57"> </text:span><text:span text:style-name="T56">activated</text:span><text:span text:style-name="T57"> </text:span><text:span text:style-name="T56">directly</text:span><text:span text:style-name="T57"> </text:span><text:span text:style-name="T56">from</text:span><text:span text:style-name="T57"> </text:span><text:span text:style-name="T56">the</text:span><text:span text:style-name="T57"> </text:span><text:span text:style-name="T56">GUI.</text:span><text:span text:style-name="T57"> </text:span><text:span text:style-name="T56">The</text:span><text:span text:style-name="T57"> </text:span><text:span text:style-name="T56">activation</text:span><text:span text:style-name="T57"> </text:span><text:span text:style-name="T56">of</text:span><text:span text:style-name="T57"> </text:span><text:span text:style-name="T56">this</text:span><text:span text:style-name="T57"> </text:span><text:span text:style-name="T56">feature</text:span><text:span text:style-name="T57"> </text:span><text:change text:change-id="ct51152048"/><text:change-start text:change-id="ct47402048"/><text:span text:style-name="T56">can, however, be</text:span><text:change-end text:change-id="ct47402048"/><text:span text:style-name="T57"> </text:span><text:span text:style-name="T56">done</text:span><text:span text:style-name="T57"> </text:span><text:span text:style-name="T56">by</text:span><text:span text:style-name="T271"> </text:span><text:span text:style-name="T56">changing</text:span><text:span text:style-name="T57"> </text:span><text:span text:style-name="T56">the</text:span><text:span text:style-name="T57"> </text:span><text:span text:style-name="T56">value</text:span><text:span text:style-name="T57"> </text:span><text:span text:style-name="T56">of</text:span><text:span text:style-name="T57"> </text:span><text:span text:style-name="T56">the</text:span><text:span text:style-name="T57"> </text:span><text:span text:style-name="T56">field</text:span><text:span text:style-name="T57"> </text:span><text:span text:style-name="T56">‘‘Full</text:span><text:span text:style-name="T57"> </text:span><text:span text:style-name="T56">Error</text:span><text:span text:style-name="T57"> </text:span><text:span text:style-name="T56">Analysis’’ from</text:span><text:span text:style-name="T57"> </text:span><text:span text:style-name="T56">0</text:span><text:span text:style-name="T57"> </text:span><text:span text:style-name="T56">to</text:span><text:span text:style-name="T57"> </text:span><text:span text:style-name="T56">1</text:span><text:span text:style-name="T57"> </text:span><text:span text:style-name="T56">in</text:span><text:span text:style-name="T57"> </text:span><text:span text:style-name="T56">the</text:span><text:span text:style-name="T57"> </text:span><text:span text:style-name="T56">file</text:span><text:span text:style-name="T57"> </text:span><text:span text:style-name="T56">named</text:span><text:span text:style-name="T57"> </text:span><text:span text:style-name="T56">‘‘WHAT.pref’’</text:span><text:span text:style-name="T272"> </text:span><text:span text:style-name="T56">that</text:span><text:span text:style-name="T58"> </text:span><text:span text:style-name="T56">is</text:span><text:span text:style-name="T131"> </text:span><text:span text:style-name="T57">located</text:span><text:span text:style-name="T58"> </text:span><text:span text:style-name="T56">within</text:span><text:span text:style-name="T131"> </text:span><text:span text:style-name="T56">the</text:span><text:span text:style-name="T131"> </text:span><text:change-start text:change-id="ct51215600"/><text:span text:style-name="T56">‘‘WHAT’’</text:span><text:span text:style-name="T58"> </text:span><text:change-end text:change-id="ct51215600"/><text:span text:style-name="T56">folder</text:span><text:span text:style-name="T58"> </text:span><text:change text:change-id="ct51218400"/><text:span text:style-name="T56">(see</text:span><text:span text:style-name="T140"> </text:span><text:span text:style-name="T57">Section</text:span><text:span text:style-name="T131"> </text:span><text:a xlink:type="simple" xlink:href="#_bookmark3" text:style-name="Internet_20_link" text:visited-style-name="Visited_20_Internet_20_Link"><text:span text:style-name="T56">1.2).</text:span></text:a><text:span text:style-name="T247"> </text:span><text:span text:style-name="T56">A</text:span><text:span text:style-name="T58"> </text:span><text:span text:style-name="T56">software</text:span><text:span text:style-name="T58"> </text:span><text:span text:style-name="T56">restart</text:span><text:span text:style-name="T58"> </text:span><text:span text:style-name="T56">is</text:span><text:span text:style-name="T131"> </text:span><text:span text:style-name="T56">required</text:span><text:span text:style-name="T278"> </text:span><text:span text:style-name="T56">for</text:span><text:span text:style-name="T57"> </text:span><text:span text:style-name="T56">this</text:span><text:span text:style-name="T57"> change </text:span><text:span text:style-name="T56">to</text:span><text:span text:style-name="T57"> </text:span><text:span text:style-name="T56">take</text:span><text:span text:style-name="T57"> </text:span><text:span text:style-name="T56">effect.</text:span><text:span text:style-name="T288"> </text:span><text:span text:style-name="T56">This</text:span><text:span text:style-name="T57"> </text:span><text:span text:style-name="T56">feature</text:span><text:span text:style-name="T57"> </text:span><text:span text:style-name="T56">is</text:span><text:span text:style-name="T57"> </text:span><text:span text:style-name="T56">discussed</text:span><text:span text:style-name="T57"> </text:span><text:span text:style-name="T56">in</text:span><text:span text:style-name="T57"> </text:span><text:span text:style-name="T56">more</text:span><text:span text:style-name="T57"> </text:span><text:span text:style-name="T56">details</text:span><text:span text:style-name="T57"> </text:span><text:span text:style-name="T56">in</text:span><text:span text:style-name="T57"> </text:span><text:span text:style-name="T56">Section</text:span><text:span text:style-name="T57"> </text:span><text:a xlink:type="simple" xlink:href="#_bookmark52" text:style-name="Internet_20_link" text:visited-style-name="Visited_20_Internet_20_Link"><text:span text:style-name="T56">8.</text:span></text:a><text:span text:style-name="T242"> </text:span><text:span text:style-name="T4">Activating</text:span><text:span text:style-name="T3"> </text:span><text:span text:style-name="T4">this </text:span><text:span text:style-name="T32">feature</text:span><text:span text:style-name="T274"> </text:span><text:span text:style-name="T32">will</text:span><text:span text:style-name="T274"> </text:span><text:change-start text:change-id="ct51305104"/><text:span text:style-name="T274">significantly </text:span><text:change-end text:change-id="ct51305104"/><text:change-start text:change-id="ct51306576"/><text:span text:style-name="T274">increase</text:span><text:change-end text:change-id="ct51306576"/><text:change-start text:change-id="ct51308096"/><text:span text:style-name="T274"> the </text:span><text:change-end text:change-id="ct51308096"/><text:span text:style-name="T277">computation </text:span><text:change-start text:change-id="ct65335488"/><text:span text:style-name="T274">time</text:span><text:change-end text:change-id="ct65335488"/><text:span text:style-name="T193"> </text:span><text:span text:style-name="T32">of</text:span><text:span text:style-name="T193"> </text:span><text:span text:style-name="T32">the</text:span><text:span text:style-name="T193"> </text:span><text:span text:style-name="T32">gap</text:span><text:span text:style-name="T274"> </text:span><text:span text:style-name="T32">filling</text:span><text:span text:style-name="T274"> </text:span><text:span text:style-name="T28">procedure,</text:span><text:span text:style-name="T274"> </text:span><text:span text:style-name="T32">especially</text:span><text:span text:style-name="T274"> </text:span><text:span text:style-name="T32">if</text:span><text:span text:style-name="T216"> </text:span><text:span text:style-name="T32">the</text:span><text:span text:style-name="T317"> </text:span><text:span text:style-name="T32">least</text:span><text:span text:style-name="T348"> </text:span><text:span text:style-name="T32">absolute</text:span><text:span text:style-name="T340"> </text:span><text:span text:style-name="T32">deviation</text:span><text:span text:style-name="T348"> </text:span><text:span text:style-name="T32">regression</text:span><text:span text:style-name="T348"> </text:span><text:span text:style-name="T32">model</text:span><text:span text:style-name="T340"> </text:span><text:span text:style-name="T32">is</text:span><text:span text:style-name="T340"> </text:span><text:span text:style-name="T32">selected</text:span><text:change-start text:change-id="ct51310912"/><text:span text:style-name="T32">, but will provide you interesting insight</text:span><text:change-end text:change-id="ct51310912"/><text:change-start text:change-id="ct51329280"/><text:span text:style-name="T32">s</text:span><text:change-end text:change-id="ct51329280"/><text:change-start text:change-id="ct51327536"/><text:span text:style-name="T32"> on the performance of the procedure for the </text:span><text:change-end text:change-id="ct51327536"/><text:change-start text:change-id="ct51327744"/><text:span text:style-name="T32">different</text:span><text:change-end text:change-id="ct51327744"/><text:change-start text:change-id="ct51325552"/><text:span text:style-name="T32"> datasets</text:span><text:change-end text:change-id="ct51325552"/><text:span text:style-name="T32">.</text:span></text:p>
      <text:p text:style-name="P44"/>
      <text:p text:style-name="P4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iryo" svg:font-family="Meiry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2="1" draw:dots2-length="236%" draw:distance="177%"/>
    <draw:stroke-dash draw:name="Dashed_20__28_var_29__20_5" draw:display-name="Dashed (var) 5" draw:style="round" draw:dots2="1" draw:dots2-length="240%" draw:distance="180%"/>
    <draw:stroke-dash draw:name="Dashed_20__28_var_29__20_6" draw:display-name="Dashed (var) 6" draw:style="round" draw:dots2="1" draw:dots2-length="368%" draw:distance="138%"/>
    <draw:stroke-dash draw:name="Dashed_20__28_var_29__20_7" draw:display-name="Dashed (var) 7" draw:style="round" draw:dots2="1" draw:dots2-length="140%" draw:distance="105%"/>
    <draw:stroke-dash draw:name="Dashed_20__28_var_29__20_8" draw:display-name="Dashed (var) 8" draw:style="round" draw:dots2="1" draw:dots2-length="172%" draw:distance="1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99cm" fo:margin-right="0cm"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235cm" fo:margin-right="0cm" fo:margin-top="0.039cm" fo:margin-bottom="0cm" loext:contextual-spacing="false" fo:text-indent="0cm" style:auto-text-indent="false"/>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style>
    <style:style style:name="Heading_20_2" style:display-name="Heading 2" style:family="paragraph" style:parent-style-name="Standard" style:default-outline-level="2" style:list-style-name="" style:class="text">
      <style:paragraph-properties fo:margin-left="1.792cm" fo:margin-right="0cm" fo:margin-top="0.258cm" fo:margin-bottom="0cm" loext:contextual-spacing="false" fo:text-indent="-1.558cm" style:auto-text-indent="false"/>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style>
    <style:style style:name="Heading_20_3" style:display-name="Heading 3" style:family="paragraph" style:parent-style-name="Standard" style:default-outline-level="3" style:list-style-name="" style:class="text">
      <style:paragraph-properties fo:margin-left="1.94cm" fo:margin-right="0cm" fo:text-indent="-1.741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left="0.82cm" fo:margin-right="0cm"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199cm" fo:margin-right="0cm" fo:margin-top="0.893cm" fo:margin-bottom="0cm" loext:contextual-spacing="false" fo:text-indent="0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Contents_20_2" style:display-name="Contents 2" style:family="paragraph" style:parent-style-name="Standard" style:default-outline-level="" style:class="index">
      <style:paragraph-properties fo:margin-left="0.82cm" fo:margin-right="0cm" fo:margin-top="0.443cm" fo:margin-bottom="0cm" loext:contextual-spacing="false"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3" style:display-name="Contents 3" style:family="paragraph" style:parent-style-name="Standard" style:default-outline-level="" style:class="index">
      <style:paragraph-properties fo:margin-left="1.769cm" fo:margin-right="0cm" fo:margin-top="0.023cm" fo:margin-bottom="0cm" loext:contextual-spacing="false" fo:text-indent="-0.94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4" style:display-name="Contents 4" style:family="paragraph" style:parent-style-name="Standard" style:default-outline-level="" style:class="index">
      <style:paragraph-properties fo:margin-left="3.09cm" fo:margin-right="0cm" fo:margin-top="0.023cm" fo:margin-bottom="0cm" loext:contextual-spacing="false" fo:text-indent="-1.32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fo:font-size="17pt" fo:font-weight="normal" style:font-name-asian="Georgia1" style:font-family-asian="Georgia" style:font-family-generic-asian="system" style:font-pitch-asian="variable" style:font-size-asian="17pt" style:font-weight-asian="bold" style:font-size-complex="17pt" style:font-weight-complex="bold" style:text-scale="107%"/>
    </style:style>
    <style:style style:name="ListLabel_20_2" style:display-name="ListLabel 2"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113%"/>
    </style:style>
    <style:style style:name="ListLabel_20_3" style:display-name="ListLabel 3" style:family="text">
      <style:text-properties style:font-name="Georgia" fo:font-family="Georgia" style:font-family-generic="roman" style:font-pitch="variable" fo:font-size="11pt" style:font-name-asian="Georgia1" style:font-family-asian="Georgia" style:font-family-generic-asian="system" style:font-pitch-asian="variable" style:font-size-asian="11pt" style:font-size-complex="11pt"/>
    </style:style>
    <style:style style:name="ListLabel_20_4" style:display-name="ListLabel 4" style:family="text">
      <style:text-properties style:font-name="Arial" fo:font-family="Arial" style:font-family-generic="roman" style:font-pitch="variable" fo:font-size="6pt" style:font-name-asian="Georgia1" style:font-family-asian="Georgia" style:font-family-generic-asian="system" style:font-pitch-asian="variable" style:font-size-asian="11pt" style:font-size-complex="11pt"/>
    </style:style>
    <style:style style:name="ListLabel_20_5" style:display-name="ListLabel 5" style:family="text">
      <style:text-properties style:font-name="Georgia" fo:font-family="Georgia" style:font-family-generic="roman" style:font-pitch="variable" fo:font-size="24.5pt" fo:font-weight="normal" style:font-name-asian="Georgia1" style:font-family-asian="Georgia" style:font-family-generic-asian="system" style:font-pitch-asian="variable" style:font-size-asian="24.5pt" style:font-weight-asian="bold" style:font-size-complex="24.5pt" style:font-weight-complex="bold" style:text-scale="87%"/>
    </style:style>
    <style:style style:name="ListLabel_20_6" style:display-name="ListLabel 6" style:family="text">
      <style:text-properties style:font-name="Georgia" fo:font-family="Georgia" style:font-family-generic="roman" style:font-pitch="variable" fo:font-size="17pt" fo:font-weight="normal" style:font-name-asian="Georgia1" style:font-family-asian="Georgia" style:font-family-generic-asian="system" style:font-pitch-asian="variable" style:font-size-asian="17pt" style:font-weight-asian="bold" style:font-size-complex="17pt" style:font-weight-complex="bold" style:text-scale="99%"/>
    </style:style>
    <style:style style:name="ListLabel_20_7" style:display-name="ListLabel 7" style:family="text">
      <style:text-properties style:font-name="Georgia" fo:font-family="Georgia" style:font-family-generic="roman" style:font-pitch="variable" fo:font-size="14pt" fo:font-weight="normal" style:font-name-asian="Georgia1" style:font-family-asian="Georgia" style:font-family-generic-asian="system" style:font-pitch-asian="variable" style:font-size-asian="14pt" style:font-weight-asian="bold" style:font-size-complex="14pt" style:font-weight-complex="bold" style:text-scale="98%"/>
    </style:style>
    <style:style style:name="ListLabel_20_8" style:display-name="ListLabel 8"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92%"/>
    </style:style>
    <style:style style:name="ListLabel_20_9" style:display-name="ListLabel 9" style:family="text">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text-scale="104%"/>
    </style:style>
    <style:style style:name="ListLabel_20_10" style:display-name="ListLabel 10"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116%"/>
    </style:style>
    <style:style style:name="ListLabel_20_11" style:display-name="ListLabel 11"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111%"/>
    </style:style>
    <style:style style:name="ListLabel_20_12" style:display-name="ListLabel 12" style:family="text">
      <style:text-properties fo:font-size="12pt" fo:font-style="italic" style:font-name-asian="Meiryo1" style:font-family-asian="Meiryo" style:font-family-generic-asian="system" style:font-pitch-asian="variable" style:font-size-asian="12pt" style:font-style-asian="italic" style:font-size-complex="12pt" style:text-scale="93%"/>
    </style:style>
    <style:style style:name="ListLabel_20_13" style:display-name="ListLabel 13" style:family="text">
      <style:text-properties style:font-name="Times New Roman" fo:font-family="'Times New Roman'" style:font-family-generic="roman" style:font-pitch="variable" fo:font-size="12pt" fo:font-weight="normal" style:font-name-asian="Georgia1" style:font-family-asian="Georgia" style:font-family-generic-asian="system" style:font-pitch-asian="variable" style:font-size-asian="12pt" style:font-weight-asian="bold" style:font-size-complex="12pt" style:font-weight-complex="bold" style:text-scale="111%"/>
    </style:style>
    <style:style style:name="ListLabel_20_14" style:display-name="ListLabel 14" style:family="text">
      <style:text-properties fo:font-size="12pt" style:font-name-asian="Times New Roman1" style:font-family-asian="'Times New Roman'" style:font-family-generic-asian="system" style:font-pitch-asian="variable" style:font-size-asian="12pt" style:font-size-complex="12pt" style:text-scale="102%"/>
    </style:style>
    <style:style style:name="ListLabel_20_15" style:display-name="ListLabel 15" style:family="text">
      <style:text-properties style:font-name="Times New Roman" fo:font-family="'Times New Roman'" style:font-family-generic="roman" style:font-pitch="variable" fo:font-size="12pt" fo:font-weight="normal" style:font-name-asian="Georgia1" style:font-family-asian="Georgia" style:font-family-generic-asian="system" style:font-pitch-asian="variable" style:font-size-asian="12pt" style:font-weight-asian="bold" style:font-size-complex="12pt" style:font-weight-complex="bold" style:text-scale="114%"/>
    </style:style>
    <style:style style:name="ListLabel_20_16" style:display-name="ListLabel 16" style:family="text">
      <style:text-properties fo:font-size="12pt" style:font-name-asian="Times New Roman1" style:font-family-asian="'Times New Roman'" style:font-family-generic-asian="system" style:font-pitch-asian="variable" style:font-size-asian="12pt" style:font-size-complex="12pt" style:text-scale="99%"/>
    </style:style>
    <style:style style:name="ListLabel_20_17" style:display-name="ListLabel 17" style:family="text">
      <style:text-properties fo:font-size="12pt" style:font-name-asian="Times New Roman1" style:font-family-asian="'Times New Roman'" style:font-family-generic-asian="system" style:font-pitch-asian="variable" style:font-size-asian="12pt" style:font-size-complex="12pt"/>
    </style:style>
    <style:style style:name="ListLabel_20_18" style:display-name="ListLabel 18" style:family="text">
      <style:text-properties fo:font-size="12pt" style:font-name-asian="Times New Roman1" style:font-family-asian="'Times New Roman'" style:font-family-generic-asian="system" style:font-pitch-asian="variable" style:font-size-asian="12pt" style:font-size-complex="12pt" style:text-scale="101%"/>
    </style:style>
    <style:style style:name="ListLabel_20_19" style:display-name="ListLabel 19"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text:start-value="2">
        <style:list-level-properties text:list-level-position-and-space-mode="label-alignment">
          <style:list-level-label-alignment text:label-followed-by="listtab" fo:text-indent="-1.7cm" fo:margin-left="1.935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7cm" fo:margin-left="1.935cm"/>
        </style:list-level-properties>
      </text:list-level-style-number>
      <text:list-level-style-bullet text:level="3" style:num-suffix="•" text:bullet-char="•">
        <style:list-level-properties text:list-level-position-and-space-mode="label-alignment">
          <style:list-level-label-alignment text:label-followed-by="listtab" fo:text-indent="-1.7cm" fo:margin-left="5.168cm"/>
        </style:list-level-properties>
      </text:list-level-style-bullet>
      <text:list-level-style-bullet text:level="4" style:num-suffix="•" text:bullet-char="•">
        <style:list-level-properties text:list-level-position-and-space-mode="label-alignment">
          <style:list-level-label-alignment text:label-followed-by="listtab" fo:text-indent="-1.7cm" fo:margin-left="6.784cm"/>
        </style:list-level-properties>
      </text:list-level-style-bullet>
      <text:list-level-style-bullet text:level="5" style:num-suffix="•" text:bullet-char="•">
        <style:list-level-properties text:list-level-position-and-space-mode="label-alignment">
          <style:list-level-label-alignment text:label-followed-by="listtab" fo:text-indent="-1.7cm" fo:margin-left="8.4cm"/>
        </style:list-level-properties>
      </text:list-level-style-bullet>
      <text:list-level-style-bullet text:level="6" style:num-suffix="•" text:bullet-char="•">
        <style:list-level-properties text:list-level-position-and-space-mode="label-alignment">
          <style:list-level-label-alignment text:label-followed-by="listtab" fo:text-indent="-1.7cm" fo:margin-left="10.015cm"/>
        </style:list-level-properties>
      </text:list-level-style-bullet>
      <text:list-level-style-bullet text:level="7" style:num-suffix="•" text:bullet-char="•">
        <style:list-level-properties text:list-level-position-and-space-mode="label-alignment">
          <style:list-level-label-alignment text:label-followed-by="listtab" fo:text-indent="-1.7cm" fo:margin-left="11.633cm"/>
        </style:list-level-properties>
      </text:list-level-style-bullet>
      <text:list-level-style-bullet text:level="8" style:num-suffix="•" text:bullet-char="•">
        <style:list-level-properties text:list-level-position-and-space-mode="label-alignment">
          <style:list-level-label-alignment text:label-followed-by="listtab" fo:text-indent="-1.7cm" fo:margin-left="13.249cm"/>
        </style:list-level-properties>
      </text:list-level-style-bullet>
      <text:list-level-style-bullet text:level="9" style:num-suffix="•" text:bullet-char="•">
        <style:list-level-properties text:list-level-position-and-space-mode="label-alignment">
          <style:list-level-label-alignment text:label-followed-by="listtab" fo:text-indent="-1.7cm" fo:margin-left="14.8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1.572cm" fo:margin-left="0.235cm"/>
        </style:list-level-properties>
      </text:list-level-style-number>
      <text:list-level-style-number text:level="2" text:style-name="ListLabel_20_3" style:num-prefix="(" style:num-suffix=")" style:num-format="a" style:num-letter-sync="true">
        <style:list-level-properties text:list-level-position-and-space-mode="label-alignment">
          <style:list-level-label-alignment text:label-followed-by="listtab" fo:text-indent="-0.621cm" fo:margin-left="4.471cm"/>
        </style:list-level-properties>
      </text:list-level-style-number>
      <text:list-level-style-bullet text:level="3" style:num-suffix="•" text:bullet-char="•">
        <style:list-level-properties text:list-level-position-and-space-mode="label-alignment">
          <style:list-level-label-alignment text:label-followed-by="listtab" fo:text-indent="-0.621cm" fo:margin-left="5.974cm"/>
        </style:list-level-properties>
      </text:list-level-style-bullet>
      <text:list-level-style-bullet text:level="4" style:num-suffix="•" text:bullet-char="•">
        <style:list-level-properties text:list-level-position-and-space-mode="label-alignment">
          <style:list-level-label-alignment text:label-followed-by="listtab" fo:text-indent="-0.621cm" fo:margin-left="7.475cm"/>
        </style:list-level-properties>
      </text:list-level-style-bullet>
      <text:list-level-style-bullet text:level="5" style:num-suffix="•" text:bullet-char="•">
        <style:list-level-properties text:list-level-position-and-space-mode="label-alignment">
          <style:list-level-label-alignment text:label-followed-by="listtab" fo:text-indent="-0.621cm" fo:margin-left="8.978cm"/>
        </style:list-level-properties>
      </text:list-level-style-bullet>
      <text:list-level-style-bullet text:level="6" style:num-suffix="•" text:bullet-char="•">
        <style:list-level-properties text:list-level-position-and-space-mode="label-alignment">
          <style:list-level-label-alignment text:label-followed-by="listtab" fo:text-indent="-0.621cm" fo:margin-left="10.479cm"/>
        </style:list-level-properties>
      </text:list-level-style-bullet>
      <text:list-level-style-bullet text:level="7" style:num-suffix="•" text:bullet-char="•">
        <style:list-level-properties text:list-level-position-and-space-mode="label-alignment">
          <style:list-level-label-alignment text:label-followed-by="listtab" fo:text-indent="-0.621cm" fo:margin-left="11.982cm"/>
        </style:list-level-properties>
      </text:list-level-style-bullet>
      <text:list-level-style-bullet text:level="8" style:num-suffix="•" text:bullet-char="•">
        <style:list-level-properties text:list-level-position-and-space-mode="label-alignment">
          <style:list-level-label-alignment text:label-followed-by="listtab" fo:text-indent="-0.621cm" fo:margin-left="13.485cm"/>
        </style:list-level-properties>
      </text:list-level-style-bullet>
      <text:list-level-style-bullet text:level="9" style:num-suffix="•" text:bullet-char="•">
        <style:list-level-properties text:list-level-position-and-space-mode="label-alignment">
          <style:list-level-label-alignment text:label-followed-by="listtab" fo:text-indent="-0.621cm" fo:margin-left="14.9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prefix="(" style:num-suffix=")" style:num-format="a" style:num-letter-sync="true">
        <style:list-level-properties text:list-level-position-and-space-mode="label-alignment">
          <style:list-level-label-alignment text:label-followed-by="listtab" fo:text-indent="-0.621cm" fo:margin-left="7.147cm"/>
        </style:list-level-properties>
      </text:list-level-style-number>
      <text:list-level-style-bullet text:level="2" style:num-suffix="•" text:bullet-char="•">
        <style:list-level-properties text:list-level-position-and-space-mode="label-alignment">
          <style:list-level-label-alignment text:label-followed-by="listtab" fo:text-indent="-0.621cm" fo:margin-left="8.243cm"/>
        </style:list-level-properties>
      </text:list-level-style-bullet>
      <text:list-level-style-bullet text:level="3" style:num-suffix="•" text:bullet-char="•">
        <style:list-level-properties text:list-level-position-and-space-mode="label-alignment">
          <style:list-level-label-alignment text:label-followed-by="listtab" fo:text-indent="-0.621cm" fo:margin-left="9.338cm"/>
        </style:list-level-properties>
      </text:list-level-style-bullet>
      <text:list-level-style-bullet text:level="4" style:num-suffix="•" text:bullet-char="•">
        <style:list-level-properties text:list-level-position-and-space-mode="label-alignment">
          <style:list-level-label-alignment text:label-followed-by="listtab" fo:text-indent="-0.621cm" fo:margin-left="10.433cm"/>
        </style:list-level-properties>
      </text:list-level-style-bullet>
      <text:list-level-style-bullet text:level="5" style:num-suffix="•" text:bullet-char="•">
        <style:list-level-properties text:list-level-position-and-space-mode="label-alignment">
          <style:list-level-label-alignment text:label-followed-by="listtab" fo:text-indent="-0.621cm" fo:margin-left="11.527cm"/>
        </style:list-level-properties>
      </text:list-level-style-bullet>
      <text:list-level-style-bullet text:level="6" style:num-suffix="•" text:bullet-char="•">
        <style:list-level-properties text:list-level-position-and-space-mode="label-alignment">
          <style:list-level-label-alignment text:label-followed-by="listtab" fo:text-indent="-0.621cm" fo:margin-left="12.622cm"/>
        </style:list-level-properties>
      </text:list-level-style-bullet>
      <text:list-level-style-bullet text:level="7" style:num-suffix="•" text:bullet-char="•">
        <style:list-level-properties text:list-level-position-and-space-mode="label-alignment">
          <style:list-level-label-alignment text:label-followed-by="listtab" fo:text-indent="-0.621cm" fo:margin-left="13.718cm"/>
        </style:list-level-properties>
      </text:list-level-style-bullet>
      <text:list-level-style-bullet text:level="8" style:num-suffix="•" text:bullet-char="•">
        <style:list-level-properties text:list-level-position-and-space-mode="label-alignment">
          <style:list-level-label-alignment text:label-followed-by="listtab" fo:text-indent="-0.621cm" fo:margin-left="14.811cm"/>
        </style:list-level-properties>
      </text:list-level-style-bullet>
      <text:list-level-style-bullet text:level="9" style:num-suffix="•" text:bullet-char="•">
        <style:list-level-properties text:list-level-position-and-space-mode="label-alignment">
          <style:list-level-label-alignment text:label-followed-by="listtab" fo:text-indent="-0.621cm" fo:margin-left="15.9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 style:num-format="1" text:start-value="4">
        <style:list-level-properties text:list-level-position-and-space-mode="label-alignment">
          <style:list-level-label-alignment text:label-followed-by="listtab" fo:text-indent="-1.321cm" fo:margin-left="0.235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1.558cm" fo:margin-left="1.792cm"/>
        </style:list-level-properties>
      </text:list-level-style-number>
      <text:list-level-style-number text:level="3" text:style-name="ListLabel_20_7" style:num-format="1" text:display-levels="3">
        <style:list-level-properties text:list-level-position-and-space-mode="label-alignment">
          <style:list-level-label-alignment text:label-followed-by="listtab" fo:text-indent="-1.741cm" fo:margin-left="1.94cm"/>
        </style:list-level-properties>
      </text:list-level-style-number>
      <text:list-level-style-bullet text:level="4"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5"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6"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7" style:num-suffix="•" text:bullet-char="•">
        <style:list-level-properties text:list-level-position-and-space-mode="label-alignment">
          <style:list-level-label-alignment text:label-followed-by="listtab" fo:text-indent="-1.741cm" fo:margin-left="1.94cm"/>
        </style:list-level-properties>
      </text:list-level-style-bullet>
      <text:list-level-style-bullet text:level="8" style:num-suffix="•" text:bullet-char="•">
        <style:list-level-properties text:list-level-position-and-space-mode="label-alignment">
          <style:list-level-label-alignment text:label-followed-by="listtab" fo:text-indent="-1.741cm" fo:margin-left="1.976cm"/>
        </style:list-level-properties>
      </text:list-level-style-bullet>
      <text:list-level-style-bullet text:level="9" style:num-suffix="•" text:bullet-char="•">
        <style:list-level-properties text:list-level-position-and-space-mode="label-alignment">
          <style:list-level-label-alignment text:label-followed-by="listtab" fo:text-indent="-1.741cm" fo:margin-left="7.3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1.558cm" fo:margin-left="1.792cm"/>
        </style:list-level-properties>
      </text:list-level-style-number>
      <text:list-level-style-number text:level="2" text:style-name="ListLabel_20_8" style:num-format="1" text:start-value="2" text:display-levels="2">
        <style:list-level-properties text:list-level-position-and-space-mode="label-alignment">
          <style:list-level-label-alignment text:label-followed-by="listtab" fo:text-indent="-1.558cm" fo:margin-left="1.792cm"/>
        </style:list-level-properties>
      </text:list-level-style-number>
      <text:list-level-style-bullet text:level="3" style:num-suffix="•" text:bullet-char="•">
        <style:list-level-properties text:list-level-position-and-space-mode="label-alignment">
          <style:list-level-label-alignment text:label-followed-by="listtab" fo:text-indent="-1.558cm" fo:margin-left="5.045cm"/>
        </style:list-level-properties>
      </text:list-level-style-bullet>
      <text:list-level-style-bullet text:level="4" style:num-suffix="•" text:bullet-char="•">
        <style:list-level-properties text:list-level-position-and-space-mode="label-alignment">
          <style:list-level-label-alignment text:label-followed-by="listtab" fo:text-indent="-1.558cm" fo:margin-left="6.673cm"/>
        </style:list-level-properties>
      </text:list-level-style-bullet>
      <text:list-level-style-bullet text:level="5" style:num-suffix="•" text:bullet-char="•">
        <style:list-level-properties text:list-level-position-and-space-mode="label-alignment">
          <style:list-level-label-alignment text:label-followed-by="listtab" fo:text-indent="-1.558cm" fo:margin-left="8.299cm"/>
        </style:list-level-properties>
      </text:list-level-style-bullet>
      <text:list-level-style-bullet text:level="6" style:num-suffix="•" text:bullet-char="•">
        <style:list-level-properties text:list-level-position-and-space-mode="label-alignment">
          <style:list-level-label-alignment text:label-followed-by="listtab" fo:text-indent="-1.558cm" fo:margin-left="9.927cm"/>
        </style:list-level-properties>
      </text:list-level-style-bullet>
      <text:list-level-style-bullet text:level="7" style:num-suffix="•" text:bullet-char="•">
        <style:list-level-properties text:list-level-position-and-space-mode="label-alignment">
          <style:list-level-label-alignment text:label-followed-by="listtab" fo:text-indent="-1.558cm" fo:margin-left="11.553cm"/>
        </style:list-level-properties>
      </text:list-level-style-bullet>
      <text:list-level-style-bullet text:level="8" style:num-suffix="•" text:bullet-char="•">
        <style:list-level-properties text:list-level-position-and-space-mode="label-alignment">
          <style:list-level-label-alignment text:label-followed-by="listtab" fo:text-indent="-1.558cm" fo:margin-left="13.18cm"/>
        </style:list-level-properties>
      </text:list-level-style-bullet>
      <text:list-level-style-bullet text:level="9" style:num-suffix="•" text:bullet-char="•">
        <style:list-level-properties text:list-level-position-and-space-mode="label-alignment">
          <style:list-level-label-alignment text:label-followed-by="listtab" fo:text-indent="-1.558cm" fo:margin-left="14.80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1.741cm" fo:margin-left="1.94cm"/>
        </style:list-level-properties>
      </text:list-level-style-number>
      <text:list-level-style-number text:level="2" style:num-format="1" text:display-levels="2">
        <style:list-level-properties text:list-level-position-and-space-mode="label-alignment">
          <style:list-level-label-alignment text:label-followed-by="listtab" fo:text-indent="-1.741cm" fo:margin-left="1.94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fo:text-indent="-1.741cm" fo:margin-left="1.94cm"/>
        </style:list-level-properties>
      </text:list-level-style-number>
      <text:list-level-style-bullet text:level="4" style:num-suffix="•" text:bullet-char="•">
        <style:list-level-properties text:list-level-position-and-space-mode="label-alignment">
          <style:list-level-label-alignment text:label-followed-by="listtab" fo:text-indent="-1.741cm" fo:margin-left="6.777cm"/>
        </style:list-level-properties>
      </text:list-level-style-bullet>
      <text:list-level-style-bullet text:level="5" style:num-suffix="•" text:bullet-char="•">
        <style:list-level-properties text:list-level-position-and-space-mode="label-alignment">
          <style:list-level-label-alignment text:label-followed-by="listtab" fo:text-indent="-1.741cm" fo:margin-left="8.389cm"/>
        </style:list-level-properties>
      </text:list-level-style-bullet>
      <text:list-level-style-bullet text:level="6" style:num-suffix="•" text:bullet-char="•">
        <style:list-level-properties text:list-level-position-and-space-mode="label-alignment">
          <style:list-level-label-alignment text:label-followed-by="listtab" fo:text-indent="-1.741cm" fo:margin-left="10.001cm"/>
        </style:list-level-properties>
      </text:list-level-style-bullet>
      <text:list-level-style-bullet text:level="7" style:num-suffix="•" text:bullet-char="•">
        <style:list-level-properties text:list-level-position-and-space-mode="label-alignment">
          <style:list-level-label-alignment text:label-followed-by="listtab" fo:text-indent="-1.741cm" fo:margin-left="11.613cm"/>
        </style:list-level-properties>
      </text:list-level-style-bullet>
      <text:list-level-style-bullet text:level="8" style:num-suffix="•" text:bullet-char="•">
        <style:list-level-properties text:list-level-position-and-space-mode="label-alignment">
          <style:list-level-label-alignment text:label-followed-by="listtab" fo:text-indent="-1.741cm" fo:margin-left="13.226cm"/>
        </style:list-level-properties>
      </text:list-level-style-bullet>
      <text:list-level-style-bullet text:level="9" style:num-suffix="•" text:bullet-char="•">
        <style:list-level-properties text:list-level-position-and-space-mode="label-alignment">
          <style:list-level-label-alignment text:label-followed-by="listtab" fo:text-indent="-1.741cm" fo:margin-left="14.8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 style:num-format="1">
        <style:list-level-properties text:list-level-position-and-space-mode="label-alignment">
          <style:list-level-label-alignment text:label-followed-by="listtab" fo:text-indent="-1.321cm" fo:margin-left="1.506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558cm" fo:margin-left="1.792cm"/>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418cm" fo:margin-left="1.268cm"/>
        </style:list-level-properties>
        <style:text-properties style:font-name="Meiryo"/>
      </text:list-level-style-bullet>
      <text:list-level-style-bullet text:level="4" style:num-suffix="•" text:bullet-char="•">
        <style:list-level-properties text:list-level-position-and-space-mode="label-alignment">
          <style:list-level-label-alignment text:label-followed-by="listtab" fo:text-indent="-0.418cm" fo:margin-left="1.792cm"/>
        </style:list-level-properties>
      </text:list-level-style-bullet>
      <text:list-level-style-bullet text:level="5" style:num-suffix="•" text:bullet-char="•">
        <style:list-level-properties text:list-level-position-and-space-mode="label-alignment">
          <style:list-level-label-alignment text:label-followed-by="listtab" fo:text-indent="-0.418cm" fo:margin-left="1.792cm"/>
        </style:list-level-properties>
      </text:list-level-style-bullet>
      <text:list-level-style-bullet text:level="6" style:num-suffix="•" text:bullet-char="•">
        <style:list-level-properties text:list-level-position-and-space-mode="label-alignment">
          <style:list-level-label-alignment text:label-followed-by="listtab" fo:text-indent="-0.418cm" fo:margin-left="4.491cm"/>
        </style:list-level-properties>
      </text:list-level-style-bullet>
      <text:list-level-style-bullet text:level="7" style:num-suffix="•" text:bullet-char="•">
        <style:list-level-properties text:list-level-position-and-space-mode="label-alignment">
          <style:list-level-label-alignment text:label-followed-by="listtab" fo:text-indent="-0.418cm" fo:margin-left="7.191cm"/>
        </style:list-level-properties>
      </text:list-level-style-bullet>
      <text:list-level-style-bullet text:level="8" style:num-suffix="•" text:bullet-char="•">
        <style:list-level-properties text:list-level-position-and-space-mode="label-alignment">
          <style:list-level-label-alignment text:label-followed-by="listtab" fo:text-indent="-0.418cm" fo:margin-left="9.892cm"/>
        </style:list-level-properties>
      </text:list-level-style-bullet>
      <text:list-level-style-bullet text:level="9" style:num-suffix="•" text:bullet-char="•">
        <style:list-level-properties text:list-level-position-and-space-mode="label-alignment">
          <style:list-level-label-alignment text:label-followed-by="listtab" fo:text-indent="-0.418cm" fo:margin-left="12.5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3" style:num-format="A" style:num-letter-sync="true">
        <style:list-level-properties text:list-level-position-and-space-mode="label-alignment">
          <style:list-level-label-alignment text:label-followed-by="listtab" fo:text-indent="-0.621cm" fo:margin-left="0.82c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3.575cm"/>
        </style:list-level-properties>
      </text:list-level-style-bullet>
      <text:list-level-style-bullet text:level="4" style:num-suffix="•" text:bullet-char="•">
        <style:list-level-properties text:list-level-position-and-space-mode="label-alignment">
          <style:list-level-label-alignment text:label-followed-by="listtab" fo:text-indent="-0.951cm" fo:margin-left="5.382cm"/>
        </style:list-level-properties>
      </text:list-level-style-bullet>
      <text:list-level-style-bullet text:level="5" style:num-suffix="•" text:bullet-char="•">
        <style:list-level-properties text:list-level-position-and-space-mode="label-alignment">
          <style:list-level-label-alignment text:label-followed-by="listtab" fo:text-indent="-0.951cm" fo:margin-left="7.188cm"/>
        </style:list-level-properties>
      </text:list-level-style-bullet>
      <text:list-level-style-bullet text:level="6" style:num-suffix="•" text:bullet-char="•">
        <style:list-level-properties text:list-level-position-and-space-mode="label-alignment">
          <style:list-level-label-alignment text:label-followed-by="listtab" fo:text-indent="-0.951cm" fo:margin-left="8.994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0.8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2.607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4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format="1">
        <style:list-level-properties text:list-level-position-and-space-mode="label-alignment">
          <style:list-level-label-alignment text:label-followed-by="listtab" fo:text-indent="-0.621cm" fo:margin-left="0.82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number text:level="3" text:style-name="ListLabel_20_17" style:num-format="1" text:display-levels="3">
        <style:list-level-properties text:list-level-position-and-space-mode="label-alignment">
          <style:list-level-label-alignment text:label-followed-by="listtab" fo:text-indent="-1.323cm" fo:margin-left="3.09cm"/>
        </style:list-level-properties>
      </text:list-level-style-number>
      <text:list-level-style-bullet text:level="4" style:num-suffix="•" text:bullet-char="•">
        <style:list-level-properties text:list-level-position-and-space-mode="label-alignment">
          <style:list-level-label-alignment text:label-followed-by="listtab" fo:text-indent="-1.323cm" fo:margin-left="1.769cm"/>
        </style:list-level-properties>
      </text:list-level-style-bullet>
      <text:list-level-style-bullet text:level="5" style:num-suffix="•" text:bullet-char="•">
        <style:list-level-properties text:list-level-position-and-space-mode="label-alignment">
          <style:list-level-label-alignment text:label-followed-by="listtab" fo:text-indent="-1.323cm" fo:margin-left="3.09cm"/>
        </style:list-level-properties>
      </text:list-level-style-bullet>
      <text:list-level-style-bullet text:level="6" style:num-suffix="•" text:bullet-char="•">
        <style:list-level-properties text:list-level-position-and-space-mode="label-alignment">
          <style:list-level-label-alignment text:label-followed-by="listtab" fo:text-indent="-1.323cm" fo:margin-left="3.09cm"/>
        </style:list-level-properties>
      </text:list-level-style-bullet>
      <text:list-level-style-bullet text:level="7" style:num-suffix="•" text:bullet-char="•">
        <style:list-level-properties text:list-level-position-and-space-mode="label-alignment">
          <style:list-level-label-alignment text:label-followed-by="listtab" fo:text-indent="-1.323cm" fo:margin-left="6.078cm"/>
        </style:list-level-properties>
      </text:list-level-style-bullet>
      <text:list-level-style-bullet text:level="8" style:num-suffix="•" text:bullet-char="•">
        <style:list-level-properties text:list-level-position-and-space-mode="label-alignment">
          <style:list-level-label-alignment text:label-followed-by="listtab" fo:text-indent="-1.323cm" fo:margin-left="9.065cm"/>
        </style:list-level-properties>
      </text:list-level-style-bullet>
      <text:list-level-style-bullet text:level="9" style:num-suffix="•" text:bullet-char="•">
        <style:list-level-properties text:list-level-position-and-space-mode="label-alignment">
          <style:list-level-label-alignment text:label-followed-by="listtab" fo:text-indent="-1.323cm" fo:margin-left="12.0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text:start-value="2">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3">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448cm"/>
        </style:list-level-properties>
        <style:text-properties fo:font-family="Symbol" style:font-style-name="Regular"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718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8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258cm"/>
        </style:list-level-properties>
        <style:text-properties fo:font-family="Symbol" style:font-style-name="Regular" style:font-pitch="variable"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528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68cm"/>
        </style:list-level-properties>
        <style:text-properties fo:font-family="Symbol" style:font-style-name="Regular"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338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60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5%"/>
      <style:text-properties fo:font-size="10pt" style:font-size-asian="10pt" style:font-size-complex="10pt"/>
    </style:style>
    <style:style style:name="MP2" style:family="paragraph" style:parent-style-name="Text_20_body">
      <style:paragraph-properties fo:margin-left="0.071cm" fo:margin-right="0cm" fo:line-height="0.443cm" fo:text-indent="0cm" style:auto-text-indent="false"/>
      <style:text-properties style:use-window-font-color="true"/>
    </style:style>
    <style:style style:name="MP3" style:family="paragraph" style:parent-style-name="Text_20_body">
      <style:paragraph-properties fo:margin-left="0.071cm" fo:margin-right="0cm" fo:line-height="0.44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line-height="5%"/>
      <style:text-properties fo:font-size="1pt" style:font-size-asian="1pt" style:font-size-complex="1pt"/>
    </style:style>
    <style:style style:name="MT1" style:family="text">
      <style:text-properties style:use-window-font-color="true"/>
    </style:style>
    <style:style style:name="Mfr1" style:family="graphic" style:parent-style-name="Frame">
      <style:graphic-properties style:wrap="run-through" style:number-wrapped-paragraphs="no-limit" style:vertical-pos="from-top" style:vertical-rel="page" style:horizontal-pos="from-left" style:horizontal-rel="page" fo:padding="0.15cm" fo:border="none" draw:textarea-vertical-align="top"/>
    </style:style>
    <style:style style:name="M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1.83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646cm" fo:margin-bottom="0.908cm" fo:margin-left="1.799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646cm" fo:margin-bottom="1.235cm" fo:margin-left="1.764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6">
      <style:page-layout-properties fo:page-width="21.59cm" fo:page-height="27.94cm" style:num-format="1" style:print-orientation="portrait" fo:margin-top="2.646cm" fo:margin-bottom="1.235cm" fo:margin-left="1.799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7">
      <style:page-layout-properties fo:page-width="21.59cm" fo:page-height="27.94cm" style:num-format="1" style:print-orientation="portrait" fo:margin-top="2.646cm" fo:margin-bottom="1.235cm" fo:margin-left="1.799cm" fo:margin-right="1.76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8">
      <style:page-layout-properties fo:page-width="21.59cm" fo:page-height="27.94cm" style:num-format="1" style:print-orientation="portrait" fo:margin-top="1.976cm" fo:margin-bottom="1.235cm" fo:margin-left="1.799cm" fo:margin-right="1.764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9">
      <style:page-layout-properties fo:page-width="21.59cm" fo:page-height="27.94cm" style:num-format="1" style:print-orientation="portrait" fo:margin-top="2.646cm" fo:margin-bottom="1.235cm" fo:margin-left="3.034cm" fo:margin-right="3.03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0">
      <style:page-layout-properties fo:page-width="21.59cm" fo:page-height="27.94cm" style:num-format="1" style:print-orientation="portrait" fo:margin-top="2.646cm" fo:margin-bottom="1.235cm" fo:margin-left="1.764cm" fo:margin-right="1.76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1">
      <style:page-layout-properties fo:page-width="21.59cm" fo:page-height="27.94cm" style:num-format="1" style:print-orientation="portrait" fo:margin-top="1.834cm" fo:margin-bottom="1.235cm" fo:margin-left="1.799cm" fo:margin-right="1.764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2">
      <style:page-layout-properties fo:page-width="21.59cm" fo:page-height="27.94cm" style:num-format="1" style:print-orientation="portrait" fo:margin-top="1.87cm" fo:margin-bottom="1.235cm" fo:margin-left="1.764cm" fo:margin-right="1.764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3">
      <style:page-layout-properties fo:page-width="21.59cm" fo:page-height="27.94cm" style:num-format="1" style:print-orientation="portrait" fo:margin-top="1.87cm" fo:margin-bottom="1.235cm" fo:margin-left="1.764cm" fo:margin-right="1.729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4">
      <style:page-layout-properties fo:page-width="21.59cm" fo:page-height="27.94cm" style:num-format="1" style:print-orientation="portrait" fo:margin-top="2.011cm" fo:margin-bottom="0.908cm" fo:margin-left="1.799cm" fo:margin-right="1.799cm" style:writing-mode="lr-tb" style:layout-grid-color="#c0c0c0" style:layout-grid-lines="246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15">
      <style:page-layout-properties fo:page-width="21.59cm" fo:page-height="27.94cm" style:num-format="1" style:print-orientation="portrait" fo:margin-top="1.976cm" fo:margin-bottom="1.235cm" fo:margin-left="1.79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6">
      <style:page-layout-properties fo:page-width="21.59cm" fo:page-height="27.94cm" style:num-format="1" style:print-orientation="portrait" fo:margin-top="2.646cm" fo:margin-bottom="1.235cm" fo:margin-left="1.764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7">
      <style:page-layout-properties fo:page-width="21.59cm" fo:page-height="27.94cm" style:num-format="1" style:print-orientation="portrait" fo:margin-top="1.87cm" fo:margin-bottom="1.235cm" fo:margin-left="1.799cm" fo:margin-right="1.729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8">
      <style:page-layout-properties fo:page-width="21.59cm" fo:page-height="27.94cm" style:num-format="1" style:print-orientation="portrait" fo:margin-top="1.905cm" fo:margin-bottom="1.235cm" fo:margin-left="1.799cm" fo:margin-right="1.72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9">
      <style:page-layout-properties fo:page-width="21.59cm" fo:page-height="27.94cm" style:num-format="1" style:print-orientation="portrait" fo:margin-top="1.905cm" fo:margin-bottom="1.235cm" fo:margin-left="1.764cm" fo:margin-right="1.764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0">
      <style:page-layout-properties fo:page-width="21.59cm" fo:page-height="27.94cm" style:num-format="1" style:print-orientation="portrait" fo:margin-top="1.976cm" fo:margin-bottom="0.908cm" fo:margin-left="1.764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1">
      <style:page-layout-properties fo:page-width="21.59cm" fo:page-height="27.94cm" style:num-format="1" style:print-orientation="portrait" fo:margin-top="2.646cm" fo:margin-bottom="0.908cm" fo:margin-left="1.764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2">
      <style:page-layout-properties fo:page-width="21.59cm" fo:page-height="27.94cm" style:num-format="1" style:print-orientation="portrait" fo:margin-top="1.976cm" fo:margin-bottom="0.908cm" fo:margin-left="1.764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3">
      <style:page-layout-properties fo:page-width="21.59cm" fo:page-height="27.94cm" style:num-format="1" style:print-orientation="portrait" fo:margin-top="1.976cm" fo:margin-bottom="0.908cm" fo:margin-left="1.72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4">
      <style:page-layout-properties fo:page-width="21.59cm" fo:page-height="27.94cm" style:num-format="1" style:print-orientation="portrait" fo:margin-top="1.834cm" fo:margin-bottom="0.908cm" fo:margin-left="1.799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5">
      <style:page-layout-properties fo:page-width="21.59cm" fo:page-height="27.94cm" style:num-format="1" style:print-orientation="portrait" fo:margin-top="1.905cm" fo:margin-bottom="0.908cm" fo:margin-left="1.799cm" fo:margin-right="1.72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6">
      <style:page-layout-properties fo:page-width="21.59cm" fo:page-height="27.94cm" style:num-format="1" style:print-orientation="portrait" fo:margin-top="1.976cm" fo:margin-bottom="0.908cm" fo:margin-left="1.79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7">
      <style:page-layout-properties fo:page-width="21.59cm" fo:page-height="27.94cm" style:num-format="1" style:print-orientation="portrait" fo:margin-top="1.905cm" fo:margin-bottom="0.908cm" fo:margin-left="1.799cm" fo:margin-right="1.79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8">
      <style:page-layout-properties fo:page-width="21.59cm" fo:page-height="27.94cm" style:num-format="1" style:print-orientation="portrait" fo:margin-top="1.976cm" fo:margin-bottom="0.908cm" fo:margin-left="1.799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9">
      <style:page-layout-properties fo:page-width="21.59cm" fo:page-height="27.94cm" style:num-format="1" style:print-orientation="portrait" fo:margin-top="2.646cm" fo:margin-bottom="0.908cm" fo:margin-left="1.799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0">
      <style:page-layout-properties fo:page-width="21.59cm" fo:page-height="27.94cm" style:num-format="1" style:print-orientation="portrait" fo:margin-top="2.646cm" fo:margin-bottom="0.908cm" fo:margin-left="3.034cm" fo:margin-right="3.03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1">
      <style:page-layout-properties fo:page-width="21.59cm" fo:page-height="27.94cm" style:num-format="1" style:print-orientation="portrait" fo:margin-top="1.87cm" fo:margin-bottom="1.235cm" fo:margin-left="1.764cm" fo:margin-right="0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2">
      <style:page-layout-properties fo:page-width="21.59cm" fo:page-height="27.94cm" style:num-format="1" style:print-orientation="portrait" fo:margin-top="1.976cm" fo:margin-bottom="0cm" fo:margin-left="1.764cm" fo:margin-right="1.729cm" style:writing-mode="lr-tb" style:layout-grid-color="#c0c0c0" style:layout-grid-lines="254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3">
      <style:page-layout-properties fo:page-width="21.59cm" fo:page-height="27.94cm" style:num-format="1" style:print-orientation="portrait" fo:margin-top="2.54cm" fo:margin-bottom="0cm" fo:margin-left="1.799cm" fo:margin-right="1.799cm" style:writing-mode="lr-tb" style:layout-grid-color="#c0c0c0" style:layout-grid-lines="249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4">
      <style:page-layout-properties fo:page-width="21.59cm" fo:page-height="27.94cm" style:num-format="1" style:print-orientation="portrait" fo:margin-top="1.976cm" fo:margin-bottom="0cm" fo:margin-left="1.799cm" fo:margin-right="1.729cm" style:writing-mode="lr-tb" style:layout-grid-color="#c0c0c0" style:layout-grid-lines="254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5">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6">
      <style:page-layout-properties fo:page-width="21.59cm" fo:page-height="27.94cm" style:num-format="1" style:print-orientation="portrait" fo:margin-top="0cm" fo:margin-bottom="0.908cm" fo:margin-left="0cm" fo:margin-right="1.623cm" style:writing-mode="lr-tb" style:layout-grid-color="#c0c0c0" style:layout-grid-lines="26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7">
      <style:page-layout-properties fo:page-width="21.59cm" fo:page-height="27.94cm" style:num-format="1" style:print-orientation="portrait" fo:margin-top="2.646cm" fo:margin-bottom="1.235cm" fo:margin-left="1.799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8">
      <style:page-layout-properties fo:page-width="21.59cm" fo:page-height="27.94cm" style:num-format="1" style:print-orientation="portrait" fo:margin-top="1.834cm" fo:margin-bottom="1.235cm" fo:margin-left="1.764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9">
      <style:page-layout-properties fo:page-width="21.59cm" fo:page-height="27.94cm" style:num-format="1" style:print-orientation="portrait" fo:margin-top="2.646cm" fo:margin-bottom="1.235cm" fo:margin-left="1.764cm" fo:margin-right="1.976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0">
      <style:page-layout-properties fo:page-width="21.59cm" fo:page-height="27.94cm" style:num-format="1" style:print-orientation="portrait" fo:margin-top="2.646cm" fo:margin-bottom="1.235cm" fo:margin-left="1.764cm" fo:margin-right="1.693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1">
      <style:page-layout-properties fo:page-width="21.59cm" fo:page-height="27.94cm" style:num-format="1" style:print-orientation="portrait" fo:margin-top="1.976cm" fo:margin-bottom="1.235cm" fo:margin-left="1.799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2">
      <style:page-layout-properties fo:page-width="21.59cm" fo:page-height="27.94cm" style:num-format="1" style:print-orientation="portrait" fo:margin-top="0cm" fo:margin-bottom="1.235cm" fo:margin-left="0cm" fo:margin-right="1.623cm" style:writing-mode="lr-tb" style:layout-grid-color="#c0c0c0" style:layout-grid-lines="26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3">
      <style:page-layout-properties fo:page-width="21.59cm" fo:page-height="27.94cm" style:num-format="1" style:print-orientation="portrait" fo:margin-top="1.411cm" fo:margin-bottom="1.235cm" fo:margin-left="0.917cm" fo:margin-right="0.917cm" style:writing-mode="lr-tb" style:layout-grid-color="#c0c0c0" style:layout-grid-lines="252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4">
      <style:page-layout-properties fo:page-width="21.59cm" fo:page-height="27.94cm" style:num-format="1" style:print-orientation="portrait" fo:margin-top="1.834cm" fo:margin-bottom="1.235cm" fo:margin-left="1.799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5">
      <style:page-layout-properties fo:page-width="21.59cm" fo:page-height="27.94cm" style:num-format="1" style:print-orientation="portrait" fo:margin-top="2.646cm" fo:margin-bottom="1.235cm" fo:margin-left="1.799cm" fo:margin-right="1.658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draw:frame draw:style-name="Mfr1" draw:name="Frame1" text:anchor-type="paragraph" svg:x="10.518cm" svg:y="26.644cm" svg:width="0.557cm" svg:height="0.496cm" draw:z-index="0"><draw:text-box><text:p text:style-name="MP2"><text:page-number text:select-page="current">0</text:page-number></text:p></draw:text-box></draw:frame><draw:custom-shape text:anchor-type="paragraph" draw:z-index="3" draw:name="Text Box 7"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style:master-page style:name="Converted4" style:page-layout-name="Mpm4"/>
    <style:master-page style:name="Converted5" style:page-layout-name="Mpm2"/>
    <style:master-page style:name="Converted6" style:page-layout-name="Mpm4"/>
    <style:master-page style:name="Converted7" style:page-layout-name="Mpm2"/>
    <style:master-page style:name="Converted8" style:page-layout-name="Mpm5"/>
    <style:master-page style:name="Converted9" style:page-layout-name="Mpm2"/>
    <style:master-page style:name="Converted10" style:page-layout-name="Mpm2"/>
    <style:master-page style:name="Converted11" style:page-layout-name="Mpm6"/>
    <style:master-page style:name="Converted12" style:page-layout-name="Mpm2"/>
    <style:master-page style:name="Converted13" style:page-layout-name="Mpm7"/>
    <style:master-page style:name="Converted14" style:page-layout-name="Mpm7"/>
    <style:master-page style:name="Converted15" style:page-layout-name="Mpm8"/>
    <style:master-page style:name="Converted16" style:page-layout-name="Mpm9"/>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10"/>
    <style:master-page style:name="Converted22" style:page-layout-name="Mpm2"/>
    <style:master-page style:name="Converted23" style:page-layout-name="Mpm2"/>
    <style:master-page style:name="Converted24" style:page-layout-name="Mpm11"/>
    <style:master-page style:name="Converted25" style:page-layout-name="Mpm2"/>
    <style:master-page style:name="Converted26" style:page-layout-name="Mpm2"/>
    <style:master-page style:name="Converted27" style:page-layout-name="Mpm1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13"/>
    <style:master-page style:name="Converted33" style:page-layout-name="Mpm14">
      <style:footer>
        <text:p text:style-name="MP1"><draw:custom-shape text:anchor-type="paragraph" draw:z-index="8" draw:name="Text Box 6"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4" style:page-layout-name="Mpm2"/>
    <style:master-page style:name="Converted35" style:page-layout-name="Mpm4"/>
    <style:master-page style:name="Converted36" style:page-layout-name="Mpm2"/>
    <style:master-page style:name="Converted37" style:page-layout-name="Mpm4"/>
    <style:master-page style:name="Converted38" style:page-layout-name="Mpm2"/>
    <style:master-page style:name="Converted39" style:page-layout-name="Mpm4"/>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15"/>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16"/>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17"/>
    <style:master-page style:name="Converted62" style:page-layout-name="Mpm2"/>
    <style:master-page style:name="Converted63" style:page-layout-name="Mpm2"/>
    <style:master-page style:name="Converted64" style:page-layout-name="Mpm2"/>
    <style:master-page style:name="Converted65" style:page-layout-name="Mpm15"/>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10"/>
    <style:master-page style:name="Converted71" style:page-layout-name="Mpm2"/>
    <style:master-page style:name="Converted72" style:page-layout-name="Mpm2"/>
    <style:master-page style:name="Converted73" style:page-layout-name="Mpm2"/>
    <style:master-page style:name="Converted74" style:page-layout-name="Mpm18"/>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19"/>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0">
      <style:footer>
        <text:p text:style-name="MP1"><draw:custom-shape text:anchor-type="paragraph" draw:z-index="9" draw:name="Text Box 5"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6" style:page-layout-name="Mpm21">
      <style:footer>
        <text:p text:style-name="MP1"/>
      </style:footer>
    </style:master-page>
    <style:master-page style:name="Converted87" style:page-layout-name="Mpm22">
      <style:footer>
        <text:p text:style-name="MP1"><draw:custom-shape text:anchor-type="paragraph" draw:z-index="0" draw:name="Text Box 4"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8" style:page-layout-name="Mpm23">
      <style:footer>
        <text:p text:style-name="MP1"/>
      </style:footer>
    </style:master-page>
    <style:master-page style:name="Converted89" style:page-layout-name="Mpm24">
      <style:footer>
        <text:p text:style-name="MP1"/>
      </style:footer>
    </style:master-page>
    <style:master-page style:name="Converted90" style:page-layout-name="Mpm25">
      <style:footer>
        <text:p text:style-name="MP1"/>
      </style:footer>
    </style:master-page>
    <style:master-page style:name="Converted91" style:page-layout-name="Mpm3">
      <style:footer>
        <text:p text:style-name="MP1"/>
      </style:footer>
    </style:master-page>
    <style:master-page style:name="Converted92" style:page-layout-name="Mpm26">
      <style:footer>
        <text:p text:style-name="MP1"/>
      </style:footer>
    </style:master-page>
    <style:master-page style:name="Converted93" style:page-layout-name="Mpm27">
      <style:footer>
        <text:p text:style-name="MP1"/>
      </style:footer>
    </style:master-page>
    <style:master-page style:name="Converted94" style:page-layout-name="Mpm28">
      <style:footer>
        <text:p text:style-name="MP1"/>
      </style:footer>
    </style:master-page>
    <style:master-page style:name="Converted95" style:page-layout-name="Mpm29">
      <style:footer>
        <text:p text:style-name="MP1"/>
      </style:footer>
    </style:master-page>
    <style:master-page style:name="Converted96" style:page-layout-name="Mpm30">
      <style:footer>
        <text:p text:style-name="MP1"/>
      </style:footer>
    </style:master-page>
    <style:master-page style:name="Converted97" style:page-layout-name="Mpm21">
      <style:footer>
        <text:p text:style-name="MP1"/>
      </style:footer>
    </style:master-page>
    <style:master-page style:name="Converted98" style:page-layout-name="Mpm26">
      <style:footer>
        <text:p text:style-name="MP1"><draw:custom-shape text:anchor-type="paragraph" draw:z-index="10" draw:name="Text Box 3"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9" style:page-layout-name="Mpm4"/>
    <style:master-page style:name="Converted100" style:page-layout-name="Mpm31"/>
    <style:master-page style:name="Converted101" style:page-layout-name="Mpm4"/>
    <style:master-page style:name="Converted102" style:page-layout-name="Mpm15"/>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32">
      <style:footer>
        <text:p text:style-name="MP5"/>
      </style:footer>
    </style:master-page>
    <style:master-page style:name="Converted127" style:page-layout-name="Mpm33">
      <style:footer>
        <text:p text:style-name="MP5"/>
      </style:footer>
    </style:master-page>
    <style:master-page style:name="Converted128" style:page-layout-name="Mpm2"/>
    <style:master-page style:name="Converted129" style:page-layout-name="Mpm4"/>
    <style:master-page style:name="Converted130" style:page-layout-name="Mpm34">
      <style:footer>
        <text:p text:style-name="MP5"/>
      </style:footer>
    </style:master-page>
    <style:master-page style:name="Converted131" style:page-layout-name="Mpm35">
      <style:footer>
        <text:p text:style-name="MP5"/>
      </style:footer>
    </style:master-page>
    <style:master-page style:name="Converted132" style:page-layout-name="Mpm35">
      <style:footer>
        <text:p text:style-name="MP5"/>
      </style:footer>
    </style:master-page>
    <style:master-page style:name="Converted133" style:page-layout-name="Mpm35">
      <style:footer>
        <text:p text:style-name="MP5"/>
      </style:footer>
    </style:master-page>
    <style:master-page style:name="Converted134" style:page-layout-name="Mpm35">
      <style:footer>
        <text:p text:style-name="MP5"/>
      </style:footer>
    </style:master-page>
    <style:master-page style:name="Converted135" style:page-layout-name="Mpm35">
      <style:footer>
        <text:p text:style-name="MP5"/>
      </style:footer>
    </style:master-page>
    <style:master-page style:name="Converted136" style:page-layout-name="Mpm35">
      <style:footer>
        <text:p text:style-name="MP5"/>
      </style:footer>
    </style:master-page>
    <style:master-page style:name="Converted137" style:page-layout-name="Mpm22">
      <style:footer>
        <text:p text:style-name="MP1"><draw:custom-shape text:anchor-type="paragraph" draw:z-index="1" draw:name="Text Box 2"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8" style:page-layout-name="Mpm27">
      <style:footer>
        <text:p text:style-name="MP1"/>
      </style:footer>
    </style:master-page>
    <style:master-page style:name="Converted139" style:page-layout-name="Mpm36">
      <style:footer>
        <text:p text:style-name="MP1"><draw:custom-shape text:anchor-type="paragraph" draw:z-index="2" draw:name="Text Box 1"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0" style:page-layout-name="Mpm15"/>
    <style:master-page style:name="Converted141" style:page-layout-name="Mpm4"/>
    <style:master-page style:name="Converted142" style:page-layout-name="Mpm37"/>
    <style:master-page style:name="Converted143" style:page-layout-name="Mpm38"/>
    <style:master-page style:name="Converted144" style:page-layout-name="Mpm39"/>
    <style:master-page style:name="Converted145" style:page-layout-name="Mpm4"/>
    <style:master-page style:name="Converted146" style:page-layout-name="Mpm9"/>
    <style:master-page style:name="Converted147" style:page-layout-name="Mpm40"/>
    <style:master-page style:name="Converted148" style:page-layout-name="Mpm41"/>
    <style:master-page style:name="Converted149" style:page-layout-name="Mpm2"/>
    <style:master-page style:name="Converted150" style:page-layout-name="Mpm2"/>
    <style:master-page style:name="Converted151" style:page-layout-name="Mpm5"/>
    <style:master-page style:name="Converted152" style:page-layout-name="Mpm42"/>
    <style:master-page style:name="Converted153" style:page-layout-name="Mpm2"/>
    <style:master-page style:name="Converted154" style:page-layout-name="Mpm4"/>
    <style:master-page style:name="Converted155" style:page-layout-name="Mpm7"/>
    <style:master-page style:name="Converted156" style:page-layout-name="Mpm4"/>
    <style:master-page style:name="Converted157" style:page-layout-name="Mpm43"/>
    <style:master-page style:name="Converted158" style:page-layout-name="Mpm2"/>
    <style:master-page style:name="Converted159" style:page-layout-name="Mpm4"/>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15"/>
    <style:master-page style:name="Converted165" style:page-layout-name="Mpm44"/>
    <style:master-page style:name="Converted166" style:page-layout-name="Mpm45"/>
    <style:master-page style:name="Converted167" style:page-layout-name="Mpm15"/>
    <style:master-page style:name="Converted168"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ard, Christine</meta:initial-creator>
    <dc:creator>Jean-Sébastien Gosselin</dc:creator>
    <meta:editing-cycles>59</meta:editing-cycles>
    <meta:creation-date>2015-03-27T12:28:00</meta:creation-date>
    <dc:date>2015-07-17T09:05:55.025476447</dc:date>
    <meta:editing-duration>P1DT4H33M41S</meta:editing-duration>
    <meta:generator>LibreOffice/4.4.2.2$Linux_X86_64 LibreOffice_project/40m0$Build-2</meta:generator>
    <meta:document-statistic meta:table-count="0" meta:image-count="0" meta:object-count="0" meta:page-count="4" meta:paragraph-count="38" meta:word-count="1612" meta:character-count="9628" meta:non-whitespace-character-count="8044"/>
    <meta:user-defined meta:name="AppVersion">14.0000</meta:user-defined>
    <meta:user-defined meta:name="Company">NRCan / RNCan</meta:user-defined>
    <meta:user-defined meta:name="Created" meta:value-type="date">2015-03-05T00:00:00</meta:user-defined>
    <meta:user-defined meta:name="DocSecurity" meta:value-type="float">0</meta:user-defined>
    <meta:user-defined meta:name="HyperlinksChanged" meta:value-type="boolean">false</meta:user-defined>
    <meta:user-defined meta:name="LastSaved" meta:value-type="date">2015-03-0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